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" style:family="table-cell" style:parent-style-name="Default">
      <style:text-properties fo:color="#00aa00" style:font-name="Courier New" fo:language="none" fo:country="none" fo:font-style="italic" style:font-name-asian="Courier New" style:language-asian="none" style:country-asian="none" style:font-style-asian="italic" style:font-name-complex="Courier New" style:language-complex="none" style:country-complex="none" style:font-style-complex="italic"/>
    </style:style>
    <style:style style:name="T1" style:family="text">
      <style:text-properties fo:color="#00aa00" style:font-name="Courier New" fo:font-style="italic" style:font-name-asian="Courier New" style:font-name-complex="Courier New" style:font-style-asian="italic" style:font-style-complex="italic"/>
    </style:style>
    <style:style style:name="T2" style:family="text">
      <style:text-properties fo:color="#00aa00" style:font-name="Courier New" fo:font-style="italic" style:font-name-asian="Courier New" style:font-name-complex="Courier New" style:font-style-asian="italic" style:font-style-complex="itali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tyle="italic" style:font-name-asian="Courier New" style:font-name-complex="Courier New" style:font-style-asian="italic" style:font-style-complex="italic" fo:language="none" fo:country="none" style:language-asian="none" style:country-asian="none" style:language-complex="none" style:country-complex="none"/>
    </style:style>
    <style:style style:name="T4" style:family="text">
      <style:text-properties fo:font-style="italic" style:font-name-asian="Courier New" style:font-name-complex="Courier New" style:font-style-asian="italic" style:font-style-complex="italic" fo:language="none" fo:country="none" style:language-asian="none" style:country-asian="none" style:language-complex="none" style:country-complex="none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table table:name="bignum_32_01.dat - 16 frasco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table:style-name="Default"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011111111110111000011</text:p>
          </table:table-cell>
          <table:table-cell office:value-type="float" office:value="32505283" calcext:value-type="float">
            <text:p>3250528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24064750195979" calcext:value-type="float">
            <text:p>0,524064750195979</text:p>
          </table:table-cell>
          <table:table-cell table:formula="of:=[.F2]/[.G2]" office:value-type="float" office:value="122.122314038612" calcext:value-type="float">
            <text:p>122,122314038612</text:p>
          </table:table-cell>
          <table:table-cell/>
          <table:table-cell office:value-type="string" calcext:value-type="string">
            <text:p>16 * 2^(32/16)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0001011101100010111110111</text:p>
          </table:table-cell>
          <table:table-cell office:value-type="float" office:value="103728631" calcext:value-type="float">
            <text:p>10372863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98622714182547" calcext:value-type="float">
            <text:p>0,698622714182547</text:p>
          </table:table-cell>
          <table:table-cell table:formula="of:=[.F3]/[.G3]" office:value-type="float" office:value="91.6088164623818" calcext:value-type="float">
            <text:p>91,6088164623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000001100110000001101110</text:p>
          </table:table-cell>
          <table:table-cell office:value-type="float" office:value="117858414" calcext:value-type="float">
            <text:p>1178584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88941189722293" calcext:value-type="float">
            <text:p>0,588941189722293</text:p>
          </table:table-cell>
          <table:table-cell table:formula="of:=[.F4]/[.G4]" office:value-type="float" office:value="108.669594039056" calcext:value-type="float">
            <text:p>108,669594039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011010000001001111110000</text:p>
          </table:table-cell>
          <table:table-cell office:value-type="float" office:value="258479088" calcext:value-type="float">
            <text:p>25847908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19206680123899" calcext:value-type="float">
            <text:p>0,719206680123899</text:p>
          </table:table-cell>
          <table:table-cell table:formula="of:=[.F5]/[.G5]" office:value-type="float" office:value="88.9869376477073" calcext:value-type="float">
            <text:p>88,9869376477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00111001110100111001001111</text:p>
          </table:table-cell>
          <table:table-cell office:value-type="float" office:value="283594319" calcext:value-type="float">
            <text:p>28359431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8271855388248" calcext:value-type="float">
            <text:p>0,58271855388248</text:p>
          </table:table-cell>
          <table:table-cell table:formula="of:=[.F6]/[.G6]" office:value-type="float" office:value="109.830036427684" calcext:value-type="float">
            <text:p>109,830036427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001010110100000101111001010</text:p>
          </table:table-cell>
          <table:table-cell office:value-type="float" office:value="693767114" calcext:value-type="float">
            <text:p>6937671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77081227604231" calcext:value-type="float">
            <text:p>0,577081227604231</text:p>
          </table:table-cell>
          <table:table-cell table:formula="of:=[.F7]/[.G7]" office:value-type="float" office:value="110.902931751389" calcext:value-type="float">
            <text:p>110,902931751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110000001000110100010001100</text:p>
          </table:table-cell>
          <table:table-cell office:value-type="float" office:value="772040844" calcext:value-type="float">
            <text:p>77204084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60347346347412" calcext:value-type="float">
            <text:p>0,660347346347412</text:p>
          </table:table-cell>
          <table:table-cell table:formula="of:=[.F8]/[.G8]" office:value-type="float" office:value="96.9186903740948" calcext:value-type="float">
            <text:p>96,9186903740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110100111000011110000101110</text:p>
          </table:table-cell>
          <table:table-cell office:value-type="float" office:value="781990958" calcext:value-type="float">
            <text:p>78199095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56314272884458" calcext:value-type="float">
            <text:p>0,656314272884458</text:p>
          </table:table-cell>
          <table:table-cell table:formula="of:=[.F9]/[.G9]" office:value-type="float" office:value="97.5142590130247" calcext:value-type="float">
            <text:p>97,5142590130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0100011000100110010101100111</text:p>
          </table:table-cell>
          <table:table-cell office:value-type="float" office:value="878863719" calcext:value-type="float">
            <text:p>87886371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40784592954704" calcext:value-type="float">
            <text:p>0,640784592954704</text:p>
          </table:table-cell>
          <table:table-cell table:formula="of:=[.F10]/[.G10]" office:value-type="float" office:value="99.8775574563854" calcext:value-type="float">
            <text:p>99,8775574563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0110110111100100010001010001</text:p>
          </table:table-cell>
          <table:table-cell office:value-type="float" office:value="920536145" calcext:value-type="float">
            <text:p>92053614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09909263749527" calcext:value-type="float">
            <text:p>0,709909263749527</text:p>
          </table:table-cell>
          <table:table-cell table:formula="of:=[.F11]/[.G11]" office:value-type="float" office:value="90.1523663206918" calcext:value-type="float">
            <text:p>90,1523663206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01001101110010111011111001</text:p>
          </table:table-cell>
          <table:table-cell office:value-type="float" office:value="1027026681" calcext:value-type="float">
            <text:p>102702668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6026817879403" calcext:value-type="float">
            <text:p>0,596026817879403</text:p>
          </table:table-cell>
          <table:table-cell table:formula="of:=[.F12]/[.G12]" office:value-type="float" office:value="107.377718720283" calcext:value-type="float">
            <text:p>107,377718720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01001110011100000000100110</text:p>
          </table:table-cell>
          <table:table-cell office:value-type="float" office:value="1027194918" calcext:value-type="float">
            <text:p>102719491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54213927207214" calcext:value-type="float">
            <text:p>0,654213927207214</text:p>
          </table:table-cell>
          <table:table-cell table:formula="of:=[.F13]/[.G13]" office:value-type="float" office:value="97.8273273288614" calcext:value-type="float">
            <text:p>97,8273273288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10011101110001001010110111</text:p>
          </table:table-cell>
          <table:table-cell office:value-type="float" office:value="1047990967" calcext:value-type="float">
            <text:p>104799096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0793677873539" calcext:value-type="float">
            <text:p>0,590793677873539</text:p>
          </table:table-cell>
          <table:table-cell table:formula="of:=[.F14]/[.G14]" office:value-type="float" office:value="108.328850488646" calcext:value-type="float">
            <text:p>108,328850488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0111000100001011101111000101</text:p>
          </table:table-cell>
          <table:table-cell office:value-type="float" office:value="1192278981" calcext:value-type="float">
            <text:p>119227898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67818190385119" calcext:value-type="float">
            <text:p>0,567818190385119</text:p>
          </table:table-cell>
          <table:table-cell table:formula="of:=[.F15]/[.G15]" office:value-type="float" office:value="112.71213406635" calcext:value-type="float">
            <text:p>112,71213406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1001110001011011101101000100</text:p>
          </table:table-cell>
          <table:table-cell office:value-type="float" office:value="1237695300" calcext:value-type="float">
            <text:p>12376953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58806166311589" calcext:value-type="float">
            <text:p>0,558806166311589</text:p>
          </table:table-cell>
          <table:table-cell table:formula="of:=[.F16]/[.G16]" office:value-type="float" office:value="114.529874325534" calcext:value-type="float">
            <text:p>114,529874325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1110010101001100110001000101</text:p>
          </table:table-cell>
          <table:table-cell office:value-type="float" office:value="1314180165" calcext:value-type="float">
            <text:p>131418016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2879024840914" calcext:value-type="float">
            <text:p>0,592879024840914</text:p>
          </table:table-cell>
          <table:table-cell table:formula="of:=[.F17]/[.G17]" office:value-type="float" office:value="107.947822942755" calcext:value-type="float">
            <text:p>107,947822942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1111101010001000000010010011</text:p>
          </table:table-cell>
          <table:table-cell office:value-type="float" office:value="1604878483" calcext:value-type="float">
            <text:p>160487848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40471070614332" calcext:value-type="float">
            <text:p>0,540471070614332</text:p>
          </table:table-cell>
          <table:table-cell table:formula="of:=[.F18]/[.G18]" office:value-type="float" office:value="118.415218648528" calcext:value-type="float">
            <text:p>118,415218648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00001011100110110010110010001</text:p>
          </table:table-cell>
          <table:table-cell office:value-type="float" office:value="1634952593" calcext:value-type="float">
            <text:p>163495259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14801536655251" calcext:value-type="float">
            <text:p>0,614801536655251</text:p>
          </table:table-cell>
          <table:table-cell table:formula="of:=[.F19]/[.G19]" office:value-type="float" office:value="104.098633761041" calcext:value-type="float">
            <text:p>104,09863376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00011000111000000101101101111</text:p>
          </table:table-cell>
          <table:table-cell office:value-type="float" office:value="1662782319" calcext:value-type="float">
            <text:p>166278231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78882796109032" calcext:value-type="float">
            <text:p>0,578882796109032</text:p>
          </table:table-cell>
          <table:table-cell table:formula="of:=[.F20]/[.G20]" office:value-type="float" office:value="110.557785496782" calcext:value-type="float">
            <text:p>110,557785496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01110100001011011001110011110</text:p>
          </table:table-cell>
          <table:table-cell office:value-type="float" office:value="1854256030" calcext:value-type="float">
            <text:p>185425603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46444257105024" calcext:value-type="float">
            <text:p>0,646444257105024</text:p>
          </table:table-cell>
          <table:table-cell table:formula="of:=[.F21]/[.G21]" office:value-type="float" office:value="99.0031225377601" calcext:value-type="float">
            <text:p>99,0031225377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0101001110110000111111111100</text:p>
          </table:table-cell>
          <table:table-cell office:value-type="float" office:value="1966804988" calcext:value-type="float">
            <text:p>196680498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68590433143157" calcext:value-type="float">
            <text:p>0,868590433143157</text:p>
          </table:table-cell>
          <table:table-cell table:formula="of:=[.F22]/[.G22]" office:value-type="float" office:value="73.6825983316487" calcext:value-type="float">
            <text:p>73,6825983316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100110010110010001000100010</text:p>
          </table:table-cell>
          <table:table-cell office:value-type="float" office:value="2093687330" calcext:value-type="float">
            <text:p>209368733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3129249163352" calcext:value-type="float">
            <text:p>0,593129249163352</text:p>
          </table:table-cell>
          <table:table-cell table:formula="of:=[.F23]/[.G23]" office:value-type="float" office:value="107.902282833423" calcext:value-type="float">
            <text:p>107,902282833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111100101111110011100011010</text:p>
          </table:table-cell>
          <table:table-cell office:value-type="float" office:value="2140661530" calcext:value-type="float">
            <text:p>214066153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46204077971061" calcext:value-type="float">
            <text:p>0,646204077971061</text:p>
          </table:table-cell>
          <table:table-cell table:formula="of:=[.F24]/[.G24]" office:value-type="float" office:value="99.0399197122772" calcext:value-type="float">
            <text:p>99,0399197122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00001100100000101110011000110</text:p>
          </table:table-cell>
          <table:table-cell office:value-type="float" office:value="2173721798" calcext:value-type="float">
            <text:p>217372179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58937922386288" calcext:value-type="float">
            <text:p>0,658937922386288</text:p>
          </table:table-cell>
          <table:table-cell table:formula="of:=[.F25]/[.G25]" office:value-type="float" office:value="97.1259929436591" calcext:value-type="float">
            <text:p>97,1259929436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00001110110101110111100110111</text:p>
          </table:table-cell>
          <table:table-cell office:value-type="float" office:value="2178608951" calcext:value-type="float">
            <text:p>217860895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38587992628785" calcext:value-type="float">
            <text:p>0,738587992628785</text:p>
          </table:table-cell>
          <table:table-cell table:formula="of:=[.F26]/[.G26]" office:value-type="float" office:value="86.651828405998" calcext:value-type="float">
            <text:p>86,651828405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00011011101101101100010011001</text:p>
          </table:table-cell>
          <table:table-cell office:value-type="float" office:value="2205603993" calcext:value-type="float">
            <text:p>220560399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10170448732081" calcext:value-type="float">
            <text:p>0,610170448732081</text:p>
          </table:table-cell>
          <table:table-cell table:formula="of:=[.F27]/[.G27]" office:value-type="float" office:value="104.888724344141" calcext:value-type="float">
            <text:p>104,888724344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00110000010111001101100000101</text:p>
          </table:table-cell>
          <table:table-cell office:value-type="float" office:value="2248907525" calcext:value-type="float">
            <text:p>224890752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23012681966381" calcext:value-type="float">
            <text:p>0,623012681966381</text:p>
          </table:table-cell>
          <table:table-cell table:formula="of:=[.F28]/[.G28]" office:value-type="float" office:value="102.726640809301" calcext:value-type="float">
            <text:p>102,726640809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01001111010000000000011000111</text:p>
          </table:table-cell>
          <table:table-cell office:value-type="float" office:value="2313683143" calcext:value-type="float">
            <text:p>231368314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4958329822319" calcext:value-type="float">
            <text:p>0,64958329822319</text:p>
          </table:table-cell>
          <table:table-cell table:formula="of:=[.F29]/[.G29]" office:value-type="float" office:value="98.5247006427962" calcext:value-type="float">
            <text:p>98,5247006427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01010101111000001111101001000</text:p>
          </table:table-cell>
          <table:table-cell office:value-type="float" office:value="2327584584" calcext:value-type="float">
            <text:p>232758458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33438108555583" calcext:value-type="float">
            <text:p>0,833438108555583</text:p>
          </table:table-cell>
          <table:table-cell table:formula="of:=[.F30]/[.G30]" office:value-type="float" office:value="76.7903451294269" calcext:value-type="float">
            <text:p>76,7903451294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11010000010100010100100001000</text:p>
          </table:table-cell>
          <table:table-cell office:value-type="float" office:value="2584357128" calcext:value-type="float">
            <text:p>2584357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32352487544261" calcext:value-type="float">
            <text:p>0,632352487544261</text:p>
          </table:table-cell>
          <table:table-cell table:formula="of:=[.F31]/[.G31]" office:value-type="float" office:value="101.20937493034" calcext:value-type="float">
            <text:p>101,20937493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11100011011110000110111111101</text:p>
          </table:table-cell>
          <table:table-cell office:value-type="float" office:value="2624523773" calcext:value-type="float">
            <text:p>262452377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20448598990225" calcext:value-type="float">
            <text:p>0,820448598990225</text:p>
          </table:table-cell>
          <table:table-cell table:formula="of:=[.F32]/[.G32]" office:value-type="float" office:value="78.0061055363719" calcext:value-type="float">
            <text:p>78,0061055363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011101111011110100000011000011</text:p>
          </table:table-cell>
          <table:table-cell office:value-type="float" office:value="2649702595" calcext:value-type="float">
            <text:p>264970259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95353074990554" calcext:value-type="float">
            <text:p>0,695353074990554</text:p>
          </table:table-cell>
          <table:table-cell table:formula="of:=[.F33]/[.G33]" office:value-type="float" office:value="92.0395728470308" calcext:value-type="float">
            <text:p>92,0395728470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00111101100000101101100010011</text:p>
          </table:table-cell>
          <table:table-cell office:value-type="float" office:value="2813352723" calcext:value-type="float">
            <text:p>281335272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27332830476489" calcext:value-type="float">
            <text:p>0,627332830476489</text:p>
          </table:table-cell>
          <table:table-cell table:formula="of:=[.F34]/[.G34]" office:value-type="float" office:value="102.019210363005" calcext:value-type="float">
            <text:p>102,0192103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01000110101010000111000010001</text:p>
          </table:table-cell>
          <table:table-cell office:value-type="float" office:value="2832535057" calcext:value-type="float">
            <text:p>283253505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82826635692363" calcext:value-type="float">
            <text:p>0,582826635692363</text:p>
          </table:table-cell>
          <table:table-cell table:formula="of:=[.F35]/[.G35]" office:value-type="float" office:value="109.809669086197" calcext:value-type="float">
            <text:p>109,809669086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01101100100100011110010011111</text:p>
          </table:table-cell>
          <table:table-cell office:value-type="float" office:value="2912042143" calcext:value-type="float">
            <text:p>291204214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00738627669005" calcext:value-type="float">
            <text:p>0,700738627669005</text:p>
          </table:table-cell>
          <table:table-cell table:formula="of:=[.F36]/[.G36]" office:value-type="float" office:value="91.3321993007505" calcext:value-type="float">
            <text:p>91,3321993007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10000101110110000101010100111</text:p>
          </table:table-cell>
          <table:table-cell office:value-type="float" office:value="2965047975" calcext:value-type="float">
            <text:p>296504797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75048039236469" calcext:value-type="float">
            <text:p>0,675048039236469</text:p>
          </table:table-cell>
          <table:table-cell table:formula="of:=[.F37]/[.G37]" office:value-type="float" office:value="94.8080673967869" calcext:value-type="float">
            <text:p>94,8080673967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10001100011100010000101010110</text:p>
          </table:table-cell>
          <table:table-cell office:value-type="float" office:value="2978881878" calcext:value-type="float">
            <text:p>297888187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73953407264688" calcext:value-type="float">
            <text:p>0,673953407264688</text:p>
          </table:table-cell>
          <table:table-cell table:formula="of:=[.F38]/[.G38]" office:value-type="float" office:value="94.9620542164047" calcext:value-type="float">
            <text:p>94,9620542164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0111010000101111100001101100001</text:p>
          </table:table-cell>
          <table:table-cell office:value-type="float" office:value="3122119521" calcext:value-type="float">
            <text:p>312211952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64208281428125" calcext:value-type="float">
            <text:p>0,664208281428125</text:p>
          </table:table-cell>
          <table:table-cell table:formula="of:=[.F39]/[.G39]" office:value-type="float" office:value="96.3553177361664" calcext:value-type="float">
            <text:p>96,3553177361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010000101000010111100000011111</text:p>
          </table:table-cell>
          <table:table-cell office:value-type="float" office:value="3500242975" calcext:value-type="float">
            <text:p>350024297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80775800446869" calcext:value-type="float">
            <text:p>0,880775800446869</text:p>
          </table:table-cell>
          <table:table-cell table:formula="of:=[.F40]/[.G40]" office:value-type="float" office:value="72.6632134619605" calcext:value-type="float">
            <text:p>72,6632134619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010010111100011000101001110100</text:p>
          </table:table-cell>
          <table:table-cell office:value-type="float" office:value="3539044980" calcext:value-type="float">
            <text:p>353904498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22322616422315" calcext:value-type="float">
            <text:p>0,622322616422315</text:p>
          </table:table-cell>
          <table:table-cell table:formula="of:=[.F41]/[.G41]" office:value-type="float" office:value="102.840549758469" calcext:value-type="float">
            <text:p>102,840549758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011011111111100000011110110110</text:p>
          </table:table-cell>
          <table:table-cell office:value-type="float" office:value="3690858422" calcext:value-type="float">
            <text:p>369085842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61347634484544" calcext:value-type="float">
            <text:p>0,661347634484544</text:p>
          </table:table-cell>
          <table:table-cell table:formula="of:=[.F42]/[.G42]" office:value-type="float" office:value="96.7721008783554" calcext:value-type="float">
            <text:p>96,7721008783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00011100010110101001000001010</text:p>
          </table:table-cell>
          <table:table-cell office:value-type="float" office:value="3817558538" calcext:value-type="float">
            <text:p>381755853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47428546243289" calcext:value-type="float">
            <text:p>0,647428546243289</text:p>
          </table:table-cell>
          <table:table-cell table:formula="of:=[.F43]/[.G43]" office:value-type="float" office:value="98.8526075523865" calcext:value-type="float">
            <text:p>98,8526075523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01001000001001000001010101111</text:p>
          </table:table-cell>
          <table:table-cell office:value-type="float" office:value="3909386927" calcext:value-type="float">
            <text:p>390938692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2110722622342" calcext:value-type="float">
            <text:p>0,592110722622342</text:p>
          </table:table-cell>
          <table:table-cell table:formula="of:=[.F44]/[.G44]" office:value-type="float" office:value="108.087892272169" calcext:value-type="float">
            <text:p>108,087892272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0001100111100010101100110011</text:p>
          </table:table-cell>
          <table:table-cell office:value-type="float" office:value="4053674803" calcext:value-type="float">
            <text:p>405367480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7935000334505" calcext:value-type="float">
            <text:p>0,77935000334505</text:p>
          </table:table-cell>
          <table:table-cell table:formula="of:=[.F45]/[.G45]" office:value-type="float" office:value="82.1197147947719" calcext:value-type="float">
            <text:p>82,1197147947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0010111000101111111000010010</text:p>
          </table:table-cell>
          <table:table-cell office:value-type="float" office:value="4074962450" calcext:value-type="float">
            <text:p>407496245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81532650993527" calcext:value-type="float">
            <text:p>0,781532650993527</text:p>
          </table:table-cell>
          <table:table-cell table:formula="of:=[.F46]/[.G46]" office:value-type="float" office:value="81.89037261417" calcext:value-type="float">
            <text:p>81,89037261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0110010001001100001100010011</text:p>
          </table:table-cell>
          <table:table-cell office:value-type="float" office:value="4131701523" calcext:value-type="float">
            <text:p>413170152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04873121050441" calcext:value-type="float">
            <text:p>0,704873121050441</text:p>
          </table:table-cell>
          <table:table-cell table:formula="of:=[.F47]/[.G47]" office:value-type="float" office:value="90.7964824997492" calcext:value-type="float">
            <text:p>90,7964824997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0110010111000111010111011110</text:p>
          </table:table-cell>
          <table:table-cell office:value-type="float" office:value="4133254622" calcext:value-type="float">
            <text:p>413325462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54746232501153" calcext:value-type="float">
            <text:p>0,754746232501153</text:p>
          </table:table-cell>
          <table:table-cell table:formula="of:=[.F48]/[.G48]" office:value-type="float" office:value="84.796713443551" calcext:value-type="float">
            <text:p>84,796713443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0111100110001101100001010110</text:p>
          </table:table-cell>
          <table:table-cell office:value-type="float" office:value="4153989206" calcext:value-type="float">
            <text:p>415398920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48633468420733" calcext:value-type="float">
            <text:p>0,848633468420733</text:p>
          </table:table-cell>
          <table:table-cell table:formula="of:=[.F49]/[.G49]" office:value-type="float" office:value="75.4153617333771" calcext:value-type="float">
            <text:p>75,4153617333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1001011011010010110100101011</text:p>
          </table:table-cell>
          <table:table-cell office:value-type="float" office:value="4184681771" calcext:value-type="float">
            <text:p>418468177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75980715479" calcext:value-type="float">
            <text:p>0,5975980715479</text:p>
          </table:table-cell>
          <table:table-cell table:formula="of:=[.F50]/[.G50]" office:value-type="float" office:value="107.095392450359" calcext:value-type="float">
            <text:p>107,095392450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32_01.</text:span><text:span text:style-name="T2">dat</text:span></text:p>
          </table:table-cell>
          <table:table-cell office:value-type="string" calcext:value-type="string">
            <text:p>0b11111100001001110100000001111101</text:p>
          </table:table-cell>
          <table:table-cell office:value-type="float" office:value="4230430845" calcext:value-type="float">
            <text:p>423043084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31053378992075" calcext:value-type="float">
            <text:p>0,831053378992075</text:p>
          </table:table-cell>
          <table:table-cell table:formula="of:=[.F51]/[.G51]" office:value-type="float" office:value="77.0106970476686" calcext:value-type="float">
            <text:p>77,0106970476686</text:p>
          </table:table-cell>
          <table:table-cell table:number-columns-repeated="2"/>
        </table:table-row>
      </table:table>
      <table:table table:name="bignum_32_02.dat - 16 frasco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Qual algoritmo</text:p>
          </table:table-cell>
          <table:table-cell table:style-name="Default"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0010010101100100011010100</text:p>
          </table:table-cell>
          <table:table-cell office:value-type="float" office:value="239782100" calcext:value-type="float">
            <text:p>2397821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24116747060662" calcext:value-type="float">
            <text:p>0,624116747060662</text:p>
          </table:table-cell>
          <table:table-cell table:formula="of:=[.F2]/[.G2]" office:value-type="float" office:value="102.544916958909" calcext:value-type="float">
            <text:p>102,5449169589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11011011001110000001011010</text:p>
          </table:table-cell>
          <table:table-cell office:value-type="float" office:value="325902426" calcext:value-type="float">
            <text:p>32590242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1920431926987" calcext:value-type="float">
            <text:p>0,61920431926987</text:p>
          </table:table-cell>
          <table:table-cell table:formula="of:=[.F3]/[.G3]" office:value-type="float" office:value="103.35845214301" calcext:value-type="float">
            <text:p>103,358452143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10010100110100010001110011</text:p>
          </table:table-cell>
          <table:table-cell office:value-type="float" office:value="374555763" calcext:value-type="float">
            <text:p>37455576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3417194804269" calcext:value-type="float">
            <text:p>0,53417194804269</text:p>
          </table:table-cell>
          <table:table-cell table:formula="of:=[.F4]/[.G4]" office:value-type="float" office:value="119.81160791859" calcext:value-type="float">
            <text:p>119,811607918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10100111101111001011110001</text:p>
          </table:table-cell>
          <table:table-cell office:value-type="float" office:value="446624497" calcext:value-type="float">
            <text:p>44662449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12508149664399" calcext:value-type="float">
            <text:p>0,512508149664399</text:p>
          </table:table-cell>
          <table:table-cell table:formula="of:=[.F5]/[.G5]" office:value-type="float" office:value="124.876063028283" calcext:value-type="float">
            <text:p>124,8760630282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10111000000110000100100110</text:p>
          </table:table-cell>
          <table:table-cell office:value-type="float" office:value="518021414" calcext:value-type="float">
            <text:p>5180214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2185402819364" calcext:value-type="float">
            <text:p>0,592185402819364</text:p>
          </table:table-cell>
          <table:table-cell table:formula="of:=[.F6]/[.G6]" office:value-type="float" office:value="108.074261363585" calcext:value-type="float">
            <text:p>108,0742613635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11100100101101000000011101</text:p>
          </table:table-cell>
          <table:table-cell office:value-type="float" office:value="529715229" calcext:value-type="float">
            <text:p>52971522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3306518011857" calcext:value-type="float">
            <text:p>0,53306518011857</text:p>
          </table:table-cell>
          <table:table-cell table:formula="of:=[.F7]/[.G7]" office:value-type="float" office:value="120.060364823987" calcext:value-type="float">
            <text:p>120,0603648239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010111010110000111011111101</text:p>
          </table:table-cell>
          <table:table-cell office:value-type="float" office:value="585830141" calcext:value-type="float">
            <text:p>58583014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3147863897486" calcext:value-type="float">
            <text:p>0,593147863897486</text:p>
          </table:table-cell>
          <table:table-cell table:formula="of:=[.F8]/[.G8]" office:value-type="float" office:value="107.89889654068" calcext:value-type="float">
            <text:p>107,898896540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011100111111011111110101110</text:p>
          </table:table-cell>
          <table:table-cell office:value-type="float" office:value="597671854" calcext:value-type="float">
            <text:p>59767185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79133352265538" calcext:value-type="float">
            <text:p>0,679133352265538</text:p>
          </table:table-cell>
          <table:table-cell table:formula="of:=[.F9]/[.G9]" office:value-type="float" office:value="94.2377513731299" calcext:value-type="float">
            <text:p>94,23775137312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000001001000100100001111010</text:p>
          </table:table-cell>
          <table:table-cell office:value-type="float" office:value="673466490" calcext:value-type="float">
            <text:p>67346649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73212033853133" calcext:value-type="float">
            <text:p>0,773212033853133</text:p>
          </table:table-cell>
          <table:table-cell table:formula="of:=[.F10]/[.G10]" office:value-type="float" office:value="82.771603645471" calcext:value-type="float">
            <text:p>82,7716036454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011011010111000011010011101</text:p>
          </table:table-cell>
          <table:table-cell office:value-type="float" office:value="728467101" calcext:value-type="float">
            <text:p>72846710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5851596664067" calcext:value-type="float">
            <text:p>0,595851596664067</text:p>
          </table:table-cell>
          <table:table-cell table:formula="of:=[.F11]/[.G11]" office:value-type="float" office:value="107.409295130382" calcext:value-type="float">
            <text:p>107,4092951303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001010101001100110000101100</text:p>
          </table:table-cell>
          <table:table-cell office:value-type="float" office:value="827640876" calcext:value-type="float">
            <text:p>82764087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74323833309195" calcext:value-type="float">
            <text:p>0,574323833309195</text:p>
          </table:table-cell>
          <table:table-cell table:formula="of:=[.F12]/[.G12]" office:value-type="float" office:value="111.435389388663" calcext:value-type="float">
            <text:p>111,4353893886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001100100011001000010100110</text:p>
          </table:table-cell>
          <table:table-cell office:value-type="float" office:value="831623334" calcext:value-type="float">
            <text:p>83162333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99641868498235" calcext:value-type="float">
            <text:p>0,599641868498235</text:p>
          </table:table-cell>
          <table:table-cell table:formula="of:=[.F13]/[.G13]" office:value-type="float" office:value="106.730372514321" calcext:value-type="float">
            <text:p>106,7303725143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010101110100110001110111100</text:p>
          </table:table-cell>
          <table:table-cell office:value-type="float" office:value="851076028" calcext:value-type="float">
            <text:p>8510760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4400262114755" calcext:value-type="float">
            <text:p>0,64400262114755</text:p>
          </table:table-cell>
          <table:table-cell table:formula="of:=[.F14]/[.G14]" office:value-type="float" office:value="99.3784775067502" calcext:value-type="float">
            <text:p>99,37847750675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110000100110100010000111100</text:p>
          </table:table-cell>
          <table:table-cell office:value-type="float" office:value="907232316" calcext:value-type="float">
            <text:p>90723231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05380527172022" calcext:value-type="float">
            <text:p>0,605380527172022</text:p>
          </table:table-cell>
          <table:table-cell table:formula="of:=[.F15]/[.G15]" office:value-type="float" office:value="105.71863006392" calcext:value-type="float">
            <text:p>105,718630063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111011001010100110000001000</text:p>
          </table:table-cell>
          <table:table-cell office:value-type="float" office:value="929385480" calcext:value-type="float">
            <text:p>92938548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25712426102349" calcext:value-type="float">
            <text:p>0,625712426102349</text:p>
          </table:table-cell>
          <table:table-cell table:formula="of:=[.F16]/[.G16]" office:value-type="float" office:value="102.283409007338" calcext:value-type="float">
            <text:p>102,2834090073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010000100100101011110011010</text:p>
          </table:table-cell>
          <table:table-cell office:value-type="float" office:value="974280602" calcext:value-type="float">
            <text:p>97428060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51264500809168" calcext:value-type="float">
            <text:p>0,651264500809168</text:p>
          </table:table-cell>
          <table:table-cell table:formula="of:=[.F17]/[.G17]" office:value-type="float" office:value="98.2703646836005" calcext:value-type="float">
            <text:p>98,27036468360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011010110011100011101001100</text:p>
          </table:table-cell>
          <table:table-cell office:value-type="float" office:value="995739468" calcext:value-type="float">
            <text:p>99573946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68083452172192" calcext:value-type="float">
            <text:p>0,568083452172192</text:p>
          </table:table-cell>
          <table:table-cell table:formula="of:=[.F18]/[.G18]" office:value-type="float" office:value="112.659504083919" calcext:value-type="float">
            <text:p>112,6595040839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100001011111100000100110110</text:p>
          </table:table-cell>
          <table:table-cell office:value-type="float" office:value="1009762614" calcext:value-type="float">
            <text:p>10097626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72212339908464" calcext:value-type="float">
            <text:p>0,672212339908464</text:p>
          </table:table-cell>
          <table:table-cell table:formula="of:=[.F19]/[.G19]" office:value-type="float" office:value="95.2080112196616" calcext:value-type="float">
            <text:p>95,20801121966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0001101000110110101001001101</text:p>
          </table:table-cell>
          <table:table-cell office:value-type="float" office:value="1101228621" calcext:value-type="float">
            <text:p>110122862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433670366700121" calcext:value-type="float">
            <text:p>0,433670366700121</text:p>
          </table:table-cell>
          <table:table-cell table:formula="of:=[.F20]/[.G20]" office:value-type="float" office:value="147.577526421711" calcext:value-type="float">
            <text:p>147,5775264217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0011110111100000100011101000</text:p>
          </table:table-cell>
          <table:table-cell office:value-type="float" office:value="1138624744" calcext:value-type="float">
            <text:p>113862474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00553371116487" calcext:value-type="float">
            <text:p>0,700553371116487</text:p>
          </table:table-cell>
          <table:table-cell table:formula="of:=[.F21]/[.G21]" office:value-type="float" office:value="91.3563514768358" calcext:value-type="float">
            <text:p>91,35635147683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1001001100111010001010000011</text:p>
          </table:table-cell>
          <table:table-cell office:value-type="float" office:value="1228120707" calcext:value-type="float">
            <text:p>122812070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04138631327379" calcext:value-type="float">
            <text:p>0,604138631327379</text:p>
          </table:table-cell>
          <table:table-cell table:formula="of:=[.F22]/[.G22]" office:value-type="float" office:value="105.935950262579" calcext:value-type="float">
            <text:p>105,9359502625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1101000000011100100010001101</text:p>
          </table:table-cell>
          <table:table-cell office:value-type="float" office:value="1291962509" calcext:value-type="float">
            <text:p>129196250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71896134492202" calcext:value-type="float">
            <text:p>0,671896134492202</text:p>
          </table:table-cell>
          <table:table-cell table:formula="of:=[.F23]/[.G23]" office:value-type="float" office:value="95.2528176819609" calcext:value-type="float">
            <text:p>95,25281768196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0000111001001001000111001100</text:p>
          </table:table-cell>
          <table:table-cell office:value-type="float" office:value="1357156812" calcext:value-type="float">
            <text:p>135715681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85833459532663" calcext:value-type="float">
            <text:p>0,785833459532663</text:p>
          </table:table-cell>
          <table:table-cell table:formula="of:=[.F24]/[.G24]" office:value-type="float" office:value="81.4421926473593" calcext:value-type="float">
            <text:p>81,44219264735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0111001010010101010111011111</text:p>
          </table:table-cell>
          <table:table-cell office:value-type="float" office:value="1462326751" calcext:value-type="float">
            <text:p>146232675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75977344681157" calcext:value-type="float">
            <text:p>0,675977344681157</text:p>
          </table:table-cell>
          <table:table-cell table:formula="of:=[.F25]/[.G25]" office:value-type="float" office:value="94.6777292221048" calcext:value-type="float">
            <text:p>94,67772922210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1010101001101110100101001011</text:p>
          </table:table-cell>
          <table:table-cell office:value-type="float" office:value="1520888139" calcext:value-type="float">
            <text:p>152088813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25958342313328" calcext:value-type="float">
            <text:p>0,625958342313328</text:p>
          </table:table-cell>
          <table:table-cell table:formula="of:=[.F26]/[.G26]" office:value-type="float" office:value="102.243225585073" calcext:value-type="float">
            <text:p>102,2432255850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1011000001010100111011100110</text:p>
          </table:table-cell>
          <table:table-cell office:value-type="float" office:value="1527074534" calcext:value-type="float">
            <text:p>152707453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60583614268485" calcext:value-type="float">
            <text:p>0,660583614268485</text:p>
          </table:table-cell>
          <table:table-cell table:formula="of:=[.F27]/[.G27]" office:value-type="float" office:value="96.8840259092289" calcext:value-type="float">
            <text:p>96,88402590922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1100001111110100110100100001</text:p>
          </table:table-cell>
          <table:table-cell office:value-type="float" office:value="1547652385" calcext:value-type="float">
            <text:p>154765238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30288771789234" calcext:value-type="float">
            <text:p>0,630288771789234</text:p>
          </table:table-cell>
          <table:table-cell table:formula="of:=[.F28]/[.G28]" office:value-type="float" office:value="101.540758561064" calcext:value-type="float">
            <text:p>101,5407585610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1001001101110101010101110000</text:p>
          </table:table-cell>
          <table:table-cell office:value-type="float" office:value="1765234032" calcext:value-type="float">
            <text:p>17652340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42970137156506" calcext:value-type="float">
            <text:p>0,742970137156506</text:p>
          </table:table-cell>
          <table:table-cell table:formula="of:=[.F29]/[.G29]" office:value-type="float" office:value="86.1407434825587" calcext:value-type="float">
            <text:p>86,14074348255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1011111100010010100100101011</text:p>
          </table:table-cell>
          <table:table-cell office:value-type="float" office:value="1810966827" calcext:value-type="float">
            <text:p>181096682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15273470776276" calcext:value-type="float">
            <text:p>0,715273470776276</text:p>
          </table:table-cell>
          <table:table-cell table:formula="of:=[.F30]/[.G30]" office:value-type="float" office:value="89.4762669312224" calcext:value-type="float">
            <text:p>89,47626693122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1100110001000000110100010001</text:p>
          </table:table-cell>
          <table:table-cell office:value-type="float" office:value="1824787729" calcext:value-type="float">
            <text:p>182478772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8666640904868" calcext:value-type="float">
            <text:p>0,58666640904868</text:p>
          </table:table-cell>
          <table:table-cell table:formula="of:=[.F31]/[.G31]" office:value-type="float" office:value="109.090956995101" calcext:value-type="float">
            <text:p>109,0909569951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0100111100010110000010001000</text:p>
          </table:table-cell>
          <table:table-cell office:value-type="float" office:value="1961975944" calcext:value-type="float">
            <text:p>196197594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14406670242879" calcext:value-type="float">
            <text:p>0,614406670242879</text:p>
          </table:table-cell>
          <table:table-cell table:formula="of:=[.F32]/[.G32]" office:value-type="float" office:value="104.165535791954" calcext:value-type="float">
            <text:p>104,1655357919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00011111011101101110111111001</text:p>
          </table:table-cell>
          <table:table-cell office:value-type="float" office:value="2213469689" calcext:value-type="float">
            <text:p>221346968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967949355599603" calcext:value-type="float">
            <text:p>0,967949355599603</text:p>
          </table:table-cell>
          <table:table-cell table:formula="of:=[.F33]/[.G33]" office:value-type="float" office:value="66.1191617410136" calcext:value-type="float">
            <text:p>66,11916174101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00110011101010010000010000010</text:p>
          </table:table-cell>
          <table:table-cell office:value-type="float" office:value="2255822978" calcext:value-type="float">
            <text:p>225582297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90699585904922" calcext:value-type="float">
            <text:p>0,690699585904922</text:p>
          </table:table-cell>
          <table:table-cell table:formula="of:=[.F34]/[.G34]" office:value-type="float" office:value="92.6596762268942" calcext:value-type="float">
            <text:p>92,65967622689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01010110000101110111000111001</text:p>
          </table:table-cell>
          <table:table-cell office:value-type="float" office:value="2328030777" calcext:value-type="float">
            <text:p>232803077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26873787582339" calcext:value-type="float">
            <text:p>0,726873787582339</text:p>
          </table:table-cell>
          <table:table-cell table:formula="of:=[.F35]/[.G35]" office:value-type="float" office:value="88.0482981961297" calcext:value-type="float">
            <text:p>88,04829819612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001100101011000111100100111111</text:p>
          </table:table-cell>
          <table:table-cell office:value-type="float" office:value="2360113471" calcext:value-type="float">
            <text:p>236011347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23769283302429" calcext:value-type="float">
            <text:p>0,823769283302429</text:p>
          </table:table-cell>
          <table:table-cell table:formula="of:=[.F36]/[.G36]" office:value-type="float" office:value="77.6916562650028" calcext:value-type="float">
            <text:p>77,69165626500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00100010000011100001010000111</text:p>
          </table:table-cell>
          <table:table-cell office:value-type="float" office:value="2755773063" calcext:value-type="float">
            <text:p>275577306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69145006725447" calcext:value-type="float">
            <text:p>0,769145006725447</text:p>
          </table:table-cell>
          <table:table-cell table:formula="of:=[.F37]/[.G37]" office:value-type="float" office:value="83.209277106892" calcext:value-type="float">
            <text:p>83,2092771068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00101010000101001101111000001</text:p>
          </table:table-cell>
          <table:table-cell office:value-type="float" office:value="2772605889" calcext:value-type="float">
            <text:p>277260588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11077489761557" calcext:value-type="float">
            <text:p>0,611077489761557</text:p>
          </table:table-cell>
          <table:table-cell table:formula="of:=[.F38]/[.G38]" office:value-type="float" office:value="104.733034798865" calcext:value-type="float">
            <text:p>104,7330347988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00110111000111101010111100011</text:p>
          </table:table-cell>
          <table:table-cell office:value-type="float" office:value="2799949283" calcext:value-type="float">
            <text:p>279994928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.09683905158218" calcext:value-type="float">
            <text:p>1,09683905158218</text:p>
          </table:table-cell>
          <table:table-cell table:formula="of:=[.F39]/[.G39]" office:value-type="float" office:value="58.3494906638131" calcext:value-type="float">
            <text:p>58,34949066381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10010100101101001101010011101</text:p>
          </table:table-cell>
          <table:table-cell office:value-type="float" office:value="2996214429" calcext:value-type="float">
            <text:p>299621442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97421106820103" calcext:value-type="float">
            <text:p>0,697421106820103</text:p>
          </table:table-cell>
          <table:table-cell table:formula="of:=[.F40]/[.G40]" office:value-type="float" office:value="91.7666519899412" calcext:value-type="float">
            <text:p>91,76665198994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10100000000010010001101001101</text:p>
          </table:table-cell>
          <table:table-cell office:value-type="float" office:value="3019973453" calcext:value-type="float">
            <text:p>301997345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22445455941132" calcext:value-type="float">
            <text:p>0,622445455941132</text:p>
          </table:table-cell>
          <table:table-cell table:formula="of:=[.F41]/[.G41]" office:value-type="float" office:value="102.820254191161" calcext:value-type="float">
            <text:p>102,8202541911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11100100111010001010101110111</text:p>
          </table:table-cell>
          <table:table-cell office:value-type="float" office:value="3164411255" calcext:value-type="float">
            <text:p>316441125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63987814332996" calcext:value-type="float">
            <text:p>0,663987814332996</text:p>
          </table:table-cell>
          <table:table-cell table:formula="of:=[.F42]/[.G42]" office:value-type="float" office:value="96.387311059753" calcext:value-type="float">
            <text:p>96,3873110597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0111111100011011111010111001101</text:p>
          </table:table-cell>
          <table:table-cell office:value-type="float" office:value="3213751757" calcext:value-type="float">
            <text:p>321375175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0667268784043" calcext:value-type="float">
            <text:p>0,60667268784043</text:p>
          </table:table-cell>
          <table:table-cell table:formula="of:=[.F43]/[.G43]" office:value-type="float" office:value="105.493458470696" calcext:value-type="float">
            <text:p>105,4934584706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00001001010111011011010101011</text:p>
          </table:table-cell>
          <table:table-cell office:value-type="float" office:value="3240867499" calcext:value-type="float">
            <text:p>324086749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35343926758687" calcext:value-type="float">
            <text:p>0,735343926758687</text:p>
          </table:table-cell>
          <table:table-cell table:formula="of:=[.F44]/[.G44]" office:value-type="float" office:value="87.0341042756752" calcext:value-type="float">
            <text:p>87,03410427567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00100000111000001010110001010</text:p>
          </table:table-cell>
          <table:table-cell office:value-type="float" office:value="3290174858" calcext:value-type="float">
            <text:p>329017485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99401568100686" calcext:value-type="float">
            <text:p>0,699401568100686</text:p>
          </table:table-cell>
          <table:table-cell table:formula="of:=[.F45]/[.G45]" office:value-type="float" office:value="91.5068008408962" calcext:value-type="float">
            <text:p>91,50680084089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010011010100101111110110011011</text:p>
          </table:table-cell>
          <table:table-cell office:value-type="float" office:value="3545431451" calcext:value-type="float">
            <text:p>354543145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51924265295223" calcext:value-type="float">
            <text:p>0,751924265295223</text:p>
          </table:table-cell>
          <table:table-cell table:formula="of:=[.F46]/[.G46]" office:value-type="float" office:value="85.1149549946657" calcext:value-type="float">
            <text:p>85,11495499466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01100111000100110010110101110</text:p>
          </table:table-cell>
          <table:table-cell office:value-type="float" office:value="3974260142" calcext:value-type="float">
            <text:p>397426014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88235719436064" calcext:value-type="float">
            <text:p>0,688235719436064</text:p>
          </table:table-cell>
          <table:table-cell table:formula="of:=[.F47]/[.G47]" office:value-type="float" office:value="92.9913955242561" calcext:value-type="float">
            <text:p>92,99139552425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10000000000110000010000110111</text:p>
          </table:table-cell>
          <table:table-cell office:value-type="float" office:value="4026729527" calcext:value-type="float">
            <text:p>402672952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19266708633461" calcext:value-type="float">
            <text:p>0,819266708633461</text:p>
          </table:table-cell>
          <table:table-cell table:formula="of:=[.F48]/[.G48]" office:value-type="float" office:value="78.1186386869694" calcext:value-type="float">
            <text:p>78,11863868696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10001011111101010011011010100</text:p>
          </table:table-cell>
          <table:table-cell office:value-type="float" office:value="4051609300" calcext:value-type="float">
            <text:p>40516093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37669779820929" calcext:value-type="float">
            <text:p>0,637669779820929</text:p>
          </table:table-cell>
          <table:table-cell table:formula="of:=[.F49]/[.G49]" office:value-type="float" office:value="100.365427412873" calcext:value-type="float">
            <text:p>100,3654274128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10010101110001111111100101111</text:p>
          </table:table-cell>
          <table:table-cell office:value-type="float" office:value="4072210223" calcext:value-type="float">
            <text:p>407221022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59648823014254" calcext:value-type="float">
            <text:p>0,759648823014254</text:p>
          </table:table-cell>
          <table:table-cell table:formula="of:=[.F50]/[.G50]" office:value-type="float" office:value="84.2494558815358" calcext:value-type="float">
            <text:p>84,24945588153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32_02.</text:span><text:span text:style-name="T4">dat</text:span></text:p>
          </table:table-cell>
          <table:table-cell office:value-type="string" calcext:value-type="string">
            <text:p>0b11111011000111111110010100101001</text:p>
          </table:table-cell>
          <table:table-cell office:value-type="float" office:value="4213171497" calcext:value-type="float">
            <text:p>421317149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0136552605096" calcext:value-type="float">
            <text:p>0,80136552605096</text:p>
          </table:table-cell>
          <table:table-cell table:formula="of:=[.F51]/[.G51]" office:value-type="float" office:value="79.8636800804058" calcext:value-type="float">
            <text:p>79,8636800804058</text:p>
          </table:table-cell>
        </table:table-row>
      </table:table>
      <table:table table:name="bignum_64_01.dat - 16 frasco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11111111011100001110000001100100000101110011000110</text:p>
          </table:table-cell>
          <table:table-cell office:value-type="float" office:value="1.39609129605947E+017" calcext:value-type="float">
            <text:p>1,39609129605947E+017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2449915063793" calcext:value-type="float">
            <text:p>0,32449915063793</text:p>
          </table:table-cell>
          <table:table-cell table:formula="of:=[.F2]/[.G2]" office:value-type="float" office:value="788.908074171325" calcext:value-type="float">
            <text:p>788,908074171325</text:p>
          </table:table-cell>
          <table:table-cell/>
          <table:table-cell office:value-type="string" calcext:value-type="string">
            <text:p>16 * 2^(64/16)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101100111000000101101000111011010110011100011101001100</text:p>
          </table:table-cell>
          <table:table-cell office:value-type="float" office:value="1.3997402623528E+018" calcext:value-type="float">
            <text:p>1,3997402623528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8855461654374" calcext:value-type="float">
            <text:p>1,38855461654374</text:p>
          </table:table-cell>
          <table:table-cell table:formula="of:=[.F3]/[.G3]" office:value-type="float" office:value="184.364372095936" calcext:value-type="float">
            <text:p>184,364372095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0011110111100101111000101101001001101110101010101110000</text:p>
          </table:table-cell>
          <table:table-cell office:value-type="float" office:value="1.91823760997268E+018" calcext:value-type="float">
            <text:p>1,91823760997268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912581786777" calcext:value-type="float">
            <text:p>1,0912581786777</text:p>
          </table:table-cell>
          <table:table-cell table:formula="of:=[.F4]/[.G4]" office:value-type="float" office:value="234.591598030633" calcext:value-type="float">
            <text:p>234,591598030633</text:p>
          </table:table-cell>
          <table:table-cell/>
          <table:table-cell table:formula="of:= 16 * 2^(64/16)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1101011000011101111110111111011000111111110010100101001</text:p>
          </table:table-cell>
          <table:table-cell office:value-type="float" office:value="2.51612130081924E+018" calcext:value-type="float">
            <text:p>2,51612130081924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41533382341472" calcext:value-type="float">
            <text:p>1,41533382341472</text:p>
          </table:table-cell>
          <table:table-cell table:formula="of:=[.F5]/[.G5]" office:value-type="float" office:value="180.876056068779" calcext:value-type="float">
            <text:p>180,876056068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11111101111111010111001011100001111110100110100100001</text:p>
          </table:table-cell>
          <table:table-cell office:value-type="float" office:value="2.56698106821734E+018" calcext:value-type="float">
            <text:p>2,56698106821734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869296863972083" calcext:value-type="float">
            <text:p>0,869296863972083</text:p>
          </table:table-cell>
          <table:table-cell table:formula="of:=[.F6]/[.G6]" office:value-type="float" office:value="294.490881780314" calcext:value-type="float">
            <text:p>294,490881780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1011010000010111100101011011011111111100000011110110110</text:p>
          </table:table-cell>
          <table:table-cell office:value-type="float" office:value="2.97970706936116E+018" calcext:value-type="float">
            <text:p>2,97970706936116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03571291159956" calcext:value-type="float">
            <text:p>0,303571291159956</text:p>
          </table:table-cell>
          <table:table-cell table:formula="of:=[.F7]/[.G7]" office:value-type="float" office:value="843.29449936394" calcext:value-type="float">
            <text:p>843,29449936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11100001111000010111010000001110110101110111100110111</text:p>
          </table:table-cell>
          <table:table-cell office:value-type="float" office:value="3.35862559255632E+018" calcext:value-type="float">
            <text:p>3,35862559255632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7203615548757" calcext:value-type="float">
            <text:p>0,37203615548757</text:p>
          </table:table-cell>
          <table:table-cell table:formula="of:=[.F8]/[.G8]" office:value-type="float" office:value="688.105164576009" calcext:value-type="float">
            <text:p>688,105164576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01010100110011000010110010001010110000101110111000111001</text:p>
          </table:table-cell>
          <table:table-cell office:value-type="float" office:value="3.55469049758082E+018" calcext:value-type="float">
            <text:p>3,55469049758082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7339354206007" calcext:value-type="float">
            <text:p>1,17339354206007</text:p>
          </table:table-cell>
          <table:table-cell table:formula="of:=[.F9]/[.G9]" office:value-type="float" office:value="218.170622918678" calcext:value-type="float">
            <text:p>218,170622918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1100010011001010110011110101101100100100011110010011111</text:p>
          </table:table-cell>
          <table:table-cell office:value-type="float" office:value="3.77469093365798E+018" calcext:value-type="float">
            <text:p>3,77469093365798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29351654311982" calcext:value-type="float">
            <text:p>0,29351654311982</text:p>
          </table:table-cell>
          <table:table-cell table:formula="of:=[.F10]/[.G10]" office:value-type="float" office:value="872.182525996482" calcext:value-type="float">
            <text:p>872,182525996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000010011010001000011110011000100000111000001010110001010</text:p>
          </table:table-cell>
          <table:table-cell office:value-type="float" office:value="3.89653313038451E+018" calcext:value-type="float">
            <text:p>3,89653313038451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2611629751993" calcext:value-type="float">
            <text:p>1,02611629751993</text:p>
          </table:table-cell>
          <table:table-cell table:formula="of:=[.F11]/[.G11]" office:value-type="float" office:value="249.484391407425" calcext:value-type="float">
            <text:p>249,484391407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100101010011000000100000001110010010101100100011010100</text:p>
          </table:table-cell>
          <table:table-cell office:value-type="float" office:value="3.99168024221704E+018" calcext:value-type="float">
            <text:p>3,99168024221704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8943503534786" calcext:value-type="float">
            <text:p>1,18943503534786</text:p>
          </table:table-cell>
          <table:table-cell table:formula="of:=[.F12]/[.G12]" office:value-type="float" office:value="215.228232221301" calcext:value-type="float">
            <text:p>215,22823222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00010010010101111001101000101000001001000100100001111010</text:p>
          </table:table-cell>
          <table:table-cell office:value-type="float" office:value="4.18450332339066E+018" calcext:value-type="float">
            <text:p>4,18450332339066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0115920139913" calcext:value-type="float">
            <text:p>1,10115920139913</text:p>
          </table:table-cell>
          <table:table-cell table:formula="of:=[.F13]/[.G13]" office:value-type="float" office:value="232.482278379663" calcext:value-type="float">
            <text:p>232,482278379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0101111110000010011011011010011010100101111110110011011</text:p>
          </table:table-cell>
          <table:table-cell office:value-type="float" office:value="4.3368974073989E+018" calcext:value-type="float">
            <text:p>4,3368974073989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766071784006815" calcext:value-type="float">
            <text:p>0,766071784006815</text:p>
          </table:table-cell>
          <table:table-cell table:formula="of:=[.F14]/[.G14]" office:value-type="float" office:value="334.172339126019" calcext:value-type="float">
            <text:p>334,172339126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0111001011101111100111101001000001001000001010101111</text:p>
          </table:table-cell>
          <table:table-cell office:value-type="float" office:value="4.41104601092381E+018" calcext:value-type="float">
            <text:p>4,41104601092381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18597561823822" calcext:value-type="float">
            <text:p>0,318597561823822</text:p>
          </table:table-cell>
          <table:table-cell table:formula="of:=[.F15]/[.G15]" office:value-type="float" office:value="803.521528961238" calcext:value-type="float">
            <text:p>803,521528961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1001110000000010011011100011100010110101001000001010</text:p>
          </table:table-cell>
          <table:table-cell office:value-type="float" office:value="4.41176858324496E+018" calcext:value-type="float">
            <text:p>4,41176858324496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56624659753385" calcext:value-type="float">
            <text:p>0,356624659753385</text:p>
          </table:table-cell>
          <table:table-cell table:formula="of:=[.F16]/[.G16]" office:value-type="float" office:value="717.84155413434" calcext:value-type="float">
            <text:p>717,84155413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001110111000100101011011100010000111001110100111001001111</text:p>
          </table:table-cell>
          <table:table-cell office:value-type="float" office:value="4.50108693005201E+018" calcext:value-type="float">
            <text:p>4,50108693005201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6230643636091" calcext:value-type="float">
            <text:p>0,6230643636091</text:p>
          </table:table-cell>
          <table:table-cell table:formula="of:=[.F17]/[.G17]" office:value-type="float" office:value="410.872479557521" calcext:value-type="float">
            <text:p>410,872479557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0100011011010100100110101010000111001001001000111001100</text:p>
          </table:table-cell>
          <table:table-cell office:value-type="float" office:value="4.72974091397134E+018" calcext:value-type="float">
            <text:p>4,72974091397134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25162857690647" calcext:value-type="float">
            <text:p>1,25162857690647</text:p>
          </table:table-cell>
          <table:table-cell table:formula="of:=[.F18]/[.G18]" office:value-type="float" office:value="204.533521144692" calcext:value-type="float">
            <text:p>204,533521144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11011110000010001110100000010110010100110100010001110011</text:p>
          </table:table-cell>
          <table:table-cell office:value-type="float" office:value="4.89035603827093E+018" calcext:value-type="float">
            <text:p>4,89035603827093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9481752260784" calcext:value-type="float">
            <text:p>1,19481752260784</text:p>
          </table:table-cell>
          <table:table-cell table:formula="of:=[.F19]/[.G19]" office:value-type="float" office:value="214.258658879766" calcext:value-type="float">
            <text:p>214,258658879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010000101110111100010100101110000001000110100010001100</text:p>
          </table:table-cell>
          <table:table-cell office:value-type="float" office:value="5.12079923187525E+018" calcext:value-type="float">
            <text:p>5,12079923187525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016873631834" calcext:value-type="float">
            <text:p>0,3016873631834</text:p>
          </table:table-cell>
          <table:table-cell table:formula="of:=[.F20]/[.G20]" office:value-type="float" office:value="848.560567133778" calcext:value-type="float">
            <text:p>848,560567133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00111000101101110110100010001001110010101001100110001000101</text:p>
          </table:table-cell>
          <table:table-cell office:value-type="float" office:value="5.31586083722709E+018" calcext:value-type="float">
            <text:p>5,31586083722709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84073915277358" calcext:value-type="float">
            <text:p>0,384073915277358</text:p>
          </table:table-cell>
          <table:table-cell table:formula="of:=[.F21]/[.G21]" office:value-type="float" office:value="666.538366228621" calcext:value-type="float">
            <text:p>666,53836622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001110010001000110100011110111000000110000100100110</text:p>
          </table:table-cell>
          <table:table-cell office:value-type="float" office:value="5.54893672433113E+018" calcext:value-type="float">
            <text:p>5,54893672433113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3807839795409" calcext:value-type="float">
            <text:p>1,03807839795409</text:p>
          </table:table-cell>
          <table:table-cell table:formula="of:=[.F22]/[.G22]" office:value-type="float" office:value="246.609505124604" calcext:value-type="float">
            <text:p>246,609505124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11100101001010101011101111101101100110001000000110100010001</text:p>
          </table:table-cell>
          <table:table-cell office:value-type="float" office:value="6.28064557343572E+018" calcext:value-type="float">
            <text:p>6,28064557343572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534358594253191" calcext:value-type="float">
            <text:p>0,534358594253191</text:p>
          </table:table-cell>
          <table:table-cell table:formula="of:=[.F23]/[.G23]" office:value-type="float" office:value="479.079035601141" calcext:value-type="float">
            <text:p>479,07903560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10100110111010010100101100110001100100011001000010100110</text:p>
          </table:table-cell>
          <table:table-cell office:value-type="float" office:value="6.53216481871093E+018" calcext:value-type="float">
            <text:p>6,53216481871093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63866969469744" calcext:value-type="float">
            <text:p>0,963866969469744</text:p>
          </table:table-cell>
          <table:table-cell table:formula="of:=[.F24]/[.G24]" office:value-type="float" office:value="265.596817931041" calcext:value-type="float">
            <text:p>265,59681793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100011100000010110110111101011111101010001000000010010011</text:p>
          </table:table-cell>
          <table:table-cell office:value-type="float" office:value="7.14159568207692E+018" calcext:value-type="float">
            <text:p>7,14159568207692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299106167632581" calcext:value-type="float">
            <text:p>0,299106167632581</text:p>
          </table:table-cell>
          <table:table-cell table:formula="of:=[.F25]/[.G25]" office:value-type="float" office:value="855.883387581856" calcext:value-type="float">
            <text:p>855,883387581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111110001001010010010101110100110111000111101010111100011</text:p>
          </table:table-cell>
          <table:table-cell office:value-type="float" office:value="7.77804329890584E+018" calcext:value-type="float">
            <text:p>7,77804329890584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813395173442705" calcext:value-type="float">
            <text:p>0,813395173442705</text:p>
          </table:table-cell>
          <table:table-cell table:formula="of:=[.F26]/[.G26]" office:value-type="float" office:value="314.730168506504" calcext:value-type="float">
            <text:p>314,730168506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0000101101100111001111010011100011011110000110111111101</text:p>
          </table:table-cell>
          <table:table-cell office:value-type="float" office:value="7.96396900988532E+018" calcext:value-type="float">
            <text:p>7,96396900988532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297397853241667" calcext:value-type="float">
            <text:p>0,297397853241667</text:p>
          </table:table-cell>
          <table:table-cell table:formula="of:=[.F27]/[.G27]" office:value-type="float" office:value="860.799757663258" calcext:value-type="float">
            <text:p>860,799757663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100111011000011111111110011110111100110001101100001010110</text:p>
          </table:table-cell>
          <table:table-cell office:value-type="float" office:value="8.44736310522366E+018" calcext:value-type="float">
            <text:p>8,44736310522366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297246952727817" calcext:value-type="float">
            <text:p>0,297246952727817</text:p>
          </table:table-cell>
          <table:table-cell table:formula="of:=[.F28]/[.G28]" office:value-type="float" office:value="861.23675163262" calcext:value-type="float">
            <text:p>861,23675163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110010111111001110001101000000110001011101100010111110111</text:p>
          </table:table-cell>
          <table:table-cell office:value-type="float" office:value="9.19407126325905E+018" calcext:value-type="float">
            <text:p>9,19407126325905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89473061798971" calcext:value-type="float">
            <text:p>0,389473061798971</text:p>
          </table:table-cell>
          <table:table-cell table:formula="of:=[.F29]/[.G29]" office:value-type="float" office:value="657.298347715088" calcext:value-type="float">
            <text:p>657,298347715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11101110110111011111100111000001001010111011011010101011</text:p>
          </table:table-cell>
          <table:table-cell office:value-type="float" office:value="9.50677992818316E+018" calcext:value-type="float">
            <text:p>9,50677992818316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4242045056783" calcext:value-type="float">
            <text:p>1,34242045056783</text:p>
          </table:table-cell>
          <table:table-cell table:formula="of:=[.F30]/[.G30]" office:value-type="float" office:value="190.700312924848" calcext:value-type="float">
            <text:p>190,700312924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0001011100110110000010110000011011101101101100010011001</text:p>
          </table:table-cell>
          <table:table-cell office:value-type="float" office:value="9.65898427380891E+018" calcext:value-type="float">
            <text:p>9,65898427380891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48665363511403" calcext:value-type="float">
            <text:p>0,348665363511403</text:p>
          </table:table-cell>
          <table:table-cell table:formula="of:=[.F31]/[.G31]" office:value-type="float" office:value="734.228365622063" calcext:value-type="float">
            <text:p>734,228365622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1110101001000001000001001001001001100111010001010000011</text:p>
          </table:table-cell>
          <table:table-cell office:value-type="float" office:value="9.68868591730345E+018" calcext:value-type="float">
            <text:p>9,68868591730345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7825949412521" calcext:value-type="float">
            <text:p>1,37825949412521</text:p>
          </table:table-cell>
          <table:table-cell table:formula="of:=[.F32]/[.G32]" office:value-type="float" office:value="185.741510282492" calcext:value-type="float">
            <text:p>185,741510282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010111100000111110100100000000111000001100110000001101110</text:p>
          </table:table-cell>
          <table:table-cell office:value-type="float" office:value="9.99689966707162E+018" calcext:value-type="float">
            <text:p>9,99689966707162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6555649085422" calcext:value-type="float">
            <text:p>0,36555649085422</text:p>
          </table:table-cell>
          <table:table-cell table:formula="of:=[.F33]/[.G33]" office:value-type="float" office:value="700.302159597243" calcext:value-type="float">
            <text:p>700,302159597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0010101100011110010011111110100101010000101001101111000001</text:p>
          </table:table-cell>
          <table:table-cell office:value-type="float" office:value="1.01366101755667E+019" calcext:value-type="float">
            <text:p>1,01366101755667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53016874096237" calcext:value-type="float">
            <text:p>1,53016874096237</text:p>
          </table:table-cell>
          <table:table-cell table:formula="of:=[.F34]/[.G34]" office:value-type="float" office:value="167.301810020635" calcext:value-type="float">
            <text:p>167,301810020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1010001010010000100011110110010111000111010111011110</text:p>
          </table:table-cell>
          <table:table-cell office:value-type="float" office:value="1.10997293500777E+019" calcext:value-type="float">
            <text:p>1,10997293500777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16282070117782" calcext:value-type="float">
            <text:p>0,316282070117782</text:p>
          </table:table-cell>
          <table:table-cell table:formula="of:=[.F35]/[.G35]" office:value-type="float" office:value="809.404086373492" calcext:value-type="float">
            <text:p>809,404086373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10111101111010000001100001100001111011010000001001111110000</text:p>
          </table:table-cell>
          <table:table-cell office:value-type="float" office:value="1.13803859899098E+019" calcext:value-type="float">
            <text:p>1,13803859899098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89867715926337" calcext:value-type="float">
            <text:p>0,389867715926337</text:p>
          </table:table-cell>
          <table:table-cell table:formula="of:=[.F36]/[.G36]" office:value-type="float" office:value="656.6329797063" calcext:value-type="float">
            <text:p>656,6329797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001000001110000101000011100011111100100101101000000011101</text:p>
          </table:table-cell>
          <table:table-cell office:value-type="float" office:value="1.18359551813125E+019" calcext:value-type="float">
            <text:p>1,18359551813125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9744224951274" calcext:value-type="float">
            <text:p>1,09744224951274</text:p>
          </table:table-cell>
          <table:table-cell table:formula="of:=[.F37]/[.G37]" office:value-type="float" office:value="233.269677847434" calcext:value-type="float">
            <text:p>233,26967784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1110110000010110110001001110101000110101010000111000010001</text:p>
          </table:table-cell>
          <table:table-cell office:value-type="float" office:value="1.20832579402301E+019" calcext:value-type="float">
            <text:p>1,20832579402301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46213870188422" calcext:value-type="float">
            <text:p>0,346213870188422</text:p>
          </table:table-cell>
          <table:table-cell table:formula="of:=[.F38]/[.G38]" office:value-type="float" office:value="739.427336809688" calcext:value-type="float">
            <text:p>739,42733680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010111011000010101010011111111001011011010010110100101011</text:p>
          </table:table-cell>
          <table:table-cell office:value-type="float" office:value="1.27347840878807E+019" calcext:value-type="float">
            <text:p>1,27347840878807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523258373801724" calcext:value-type="float">
            <text:p>0,523258373801724</text:p>
          </table:table-cell>
          <table:table-cell table:formula="of:=[.F39]/[.G39]" office:value-type="float" office:value="489.242050996789" calcext:value-type="float">
            <text:p>489,242050996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110001110001000010101011001100001011100110110010110010001</text:p>
          </table:table-cell>
          <table:table-cell office:value-type="float" office:value="1.2794200246292E+019" calcext:value-type="float">
            <text:p>1,2794200246292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79137603429894" calcext:value-type="float">
            <text:p>0,379137603429894</text:p>
          </table:table-cell>
          <table:table-cell table:formula="of:=[.F40]/[.G40]" office:value-type="float" office:value="675.216590715557" calcext:value-type="float">
            <text:p>675,216590715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1010010110100110101001110101011011000001010100111011100110</text:p>
          </table:table-cell>
          <table:table-cell office:value-type="float" office:value="1.28686429858854E+019" calcext:value-type="float">
            <text:p>1,28686429858854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4277630173875" calcext:value-type="float">
            <text:p>1,4277630173875</text:p>
          </table:table-cell>
          <table:table-cell table:formula="of:=[.F41]/[.G41]" office:value-type="float" office:value="179.301464516447" calcext:value-type="float">
            <text:p>179,301464516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000000001001000110100110110111100100111010001010101110111</text:p>
          </table:table-cell>
          <table:table-cell office:value-type="float" office:value="1.29706872185876E+019" calcext:value-type="float">
            <text:p>1,29706872185876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8832645595653" calcext:value-type="float">
            <text:p>1,08832645595653</text:p>
          </table:table-cell>
          <table:table-cell table:formula="of:=[.F42]/[.G42]" office:value-type="float" office:value="235.223538487817" calcext:value-type="float">
            <text:p>235,223538487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0010111110000110110000100110110110111100100010001010001</text:p>
          </table:table-cell>
          <table:table-cell office:value-type="float" office:value="1.34094012378187E+019" calcext:value-type="float">
            <text:p>1,34094012378187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99087289232121" calcext:value-type="float">
            <text:p>0,399087289232121</text:p>
          </table:table-cell>
          <table:table-cell table:formula="of:=[.F43]/[.G43]" office:value-type="float" office:value="641.463677013033" calcext:value-type="float">
            <text:p>641,46367701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11110001101111101011100110100101011011010111000011010011101</text:p>
          </table:table-cell>
          <table:table-cell office:value-type="float" office:value="1.3802958694506E+019" calcext:value-type="float">
            <text:p>1,3802958694506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4079523121369" calcext:value-type="float">
            <text:p>1,34079523121369</text:p>
          </table:table-cell>
          <table:table-cell table:formula="of:=[.F44]/[.G44]" office:value-type="float" office:value="190.93146667017" calcext:value-type="float">
            <text:p>190,93146667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010100001011110000001111111010010111100011000101001110100</text:p>
          </table:table-cell>
          <table:table-cell office:value-type="float" office:value="1.50334291092178E+019" calcext:value-type="float">
            <text:p>1,50334291092178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09078157277096" calcext:value-type="float">
            <text:p>0,309078157277096</text:p>
          </table:table-cell>
          <table:table-cell table:formula="of:=[.F45]/[.G45]" office:value-type="float" office:value="828.269465093549" calcext:value-type="float">
            <text:p>828,269465093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10011100010011001011010111001110100111100010110000010001000</text:p>
          </table:table-cell>
          <table:table-cell office:value-type="float" office:value="1.70693173376483E+019" calcext:value-type="float">
            <text:p>1,70693173376483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80349367174414" calcext:value-type="float">
            <text:p>1,80349367174414</text:p>
          </table:table-cell>
          <table:table-cell table:formula="of:=[.F46]/[.G46]" office:value-type="float" office:value="141.94671376497" calcext:value-type="float">
            <text:p>141,94671376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101111110101001101101010000110010101110100110001110111100</text:p>
          </table:table-cell>
          <table:table-cell office:value-type="float" office:value="1.74015294405205E+019" calcext:value-type="float">
            <text:p>1,74015294405205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0890996858757" calcext:value-type="float">
            <text:p>1,00890996858757</text:p>
          </table:table-cell>
          <table:table-cell table:formula="of:=[.F47]/[.G47]" office:value-type="float" office:value="253.739191771877" calcext:value-type="float">
            <text:p>253,739191771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0111000111111110010111111110000000000110000010000110111</text:p>
          </table:table-cell>
          <table:table-cell office:value-type="float" office:value="1.74900097342486E+019" calcext:value-type="float">
            <text:p>1,74900097342486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7513408063563" calcext:value-type="float">
            <text:p>1,07513408063563</text:p>
          </table:table-cell>
          <table:table-cell table:formula="of:=[.F48]/[.G48]" office:value-type="float" office:value="238.109836355155" calcext:value-type="float">
            <text:p>238,109836355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1100010111111100001001010001001111010000000000011000111</text:p>
          </table:table-cell>
          <table:table-cell office:value-type="float" office:value="1.75018304574917E+019" calcext:value-type="float">
            <text:p>1,75018304574917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435233168188749" calcext:value-type="float">
            <text:p>0,435233168188749</text:p>
          </table:table-cell>
          <table:table-cell table:formula="of:=[.F49]/[.G49]" office:value-type="float" office:value="588.190465964165" calcext:value-type="float">
            <text:p>588,190465964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001000100110000110001001101111100110010110010001000100010</text:p>
          </table:table-cell>
          <table:table-cell office:value-type="float" office:value="1.77455229202121E+019" calcext:value-type="float">
            <text:p>1,77455229202121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328891430745728" calcext:value-type="float">
            <text:p>0,328891430745728</text:p>
          </table:table-cell>
          <table:table-cell table:formula="of:=[.F50]/[.G50]" office:value-type="float" office:value="778.372362635128" calcext:value-type="float">
            <text:p>778,37236263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0000100111010000000111110111110001100111100010101100110011</text:p>
          </table:table-cell>
          <table:table-cell office:value-type="float" office:value="1.81695621313183E+019" calcext:value-type="float">
            <text:p>1,81695621313183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475688538591811" calcext:value-type="float">
            <text:p>0,475688538591811</text:p>
          </table:table-cell>
          <table:table-cell table:formula="of:=[.F51]/[.G51]" office:value-type="float" office:value="538.167265408246" calcext:value-type="float">
            <text:p>538,167265408246</text:p>
          </table:table-cell>
          <table:table-cell table:number-columns-repeated="2"/>
        </table:table-row>
      </table:table>
      <table:table table:name="bignum_64_02.dat - 16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10010111011000100011000100000111000110000000001111</text:p>
          </table:table-cell>
          <table:table-cell office:value-type="float" office:value="1.58291778898518E+017" calcext:value-type="float">
            <text:p>1,58291778898518E+017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86700277223718" calcext:value-type="float">
            <text:p>0,986700277223718</text:p>
          </table:table-cell>
          <table:table-cell table:formula="of:=[.F2]/[.G2]" office:value-type="float" office:value="259.450621337928" calcext:value-type="float">
            <text:p>259,4506213379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0110001101111001101001100111010100001101010000001111111</text:p>
          </table:table-cell>
          <table:table-cell office:value-type="float" office:value="7.34575829644124E+017" calcext:value-type="float">
            <text:p>7,34575829644124E+017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29768440369712" calcext:value-type="float">
            <text:p>1,29768440369712</text:p>
          </table:table-cell>
          <table:table-cell table:formula="of:=[.F3]/[.G3]" office:value-type="float" office:value="197.274467713916" calcext:value-type="float">
            <text:p>197,2744677139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1100100000001010000100100110000011000010010101000101001</text:p>
          </table:table-cell>
          <table:table-cell office:value-type="float" office:value="8.56815366131756E+017" calcext:value-type="float">
            <text:p>8,56815366131756E+017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3237565777664" calcext:value-type="float">
            <text:p>1,33237565777664</text:p>
          </table:table-cell>
          <table:table-cell table:formula="of:=[.F4]/[.G4]" office:value-type="float" office:value="192.138004402746" calcext:value-type="float">
            <text:p>192,1380044027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0001110001110101101000101010111000010100101011111011100</text:p>
          </table:table-cell>
          <table:table-cell office:value-type="float" office:value="9.0472524593092E+017" calcext:value-type="float">
            <text:p>9,0472524593092E+017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41488075704839" calcext:value-type="float">
            <text:p>1,41488075704839</text:p>
          </table:table-cell>
          <table:table-cell table:formula="of:=[.F5]/[.G5]" office:value-type="float" office:value="180.933975336584" calcext:value-type="float">
            <text:p>180,9339753365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0110011000001101011011101000001100111100001111111000110</text:p>
          </table:table-cell>
          <table:table-cell office:value-type="float" office:value="9.5111133045497E+017" calcext:value-type="float">
            <text:p>9,5111133045497E+017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28559722011448" calcext:value-type="float">
            <text:p>0,928559722011448</text:p>
          </table:table-cell>
          <table:table-cell table:formula="of:=[.F6]/[.G6]" office:value-type="float" office:value="275.695783406857" calcext:value-type="float">
            <text:p>275,6957834068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110000001000111011111101110101010011000001001001001001</text:p>
          </table:table-cell>
          <table:table-cell office:value-type="float" office:value="1.61683157143965E+018" calcext:value-type="float">
            <text:p>1,61683157143965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87491653205857" calcext:value-type="float">
            <text:p>0,987491653205857</text:p>
          </table:table-cell>
          <table:table-cell table:formula="of:=[.F7]/[.G7]" office:value-type="float" office:value="259.242697564992" calcext:value-type="float">
            <text:p>259,2426975649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0100011011011110101110101010101110100010011111011000</text:p>
          </table:table-cell>
          <table:table-cell office:value-type="float" office:value="2.01885939191789E+018" calcext:value-type="float">
            <text:p>2,01885939191789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20932229903079" calcext:value-type="float">
            <text:p>0,920932229903079</text:p>
          </table:table-cell>
          <table:table-cell table:formula="of:=[.F8]/[.G8]" office:value-type="float" office:value="277.979195089026" calcext:value-type="float">
            <text:p>277,9791950890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10000110001100000000101110110011010101011010010001101001</text:p>
          </table:table-cell>
          <table:table-cell office:value-type="float" office:value="4.00093814577677E+018" calcext:value-type="float">
            <text:p>4,00093814577677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813898390296" calcext:value-type="float">
            <text:p>1,3813898390296</text:p>
          </table:table-cell>
          <table:table-cell table:formula="of:=[.F9]/[.G9]" office:value-type="float" office:value="185.320604486157" calcext:value-type="float">
            <text:p>185,3206044861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01101111100111111010110101001111011010000100010111011111</text:p>
          </table:table-cell>
          <table:table-cell office:value-type="float" office:value="4.13870214928717E+018" calcext:value-type="float">
            <text:p>4,13870214928717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9938664127233" calcext:value-type="float">
            <text:p>1,19938664127233</text:p>
          </table:table-cell>
          <table:table-cell table:formula="of:=[.F10]/[.G10]" office:value-type="float" office:value="213.442430648078" calcext:value-type="float">
            <text:p>213,4424306480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001000100000000010100101101011100000100111000001111100001</text:p>
          </table:table-cell>
          <table:table-cell office:value-type="float" office:value="4.91905811617438E+018" calcext:value-type="float">
            <text:p>4,91905811617438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632798491163" calcext:value-type="float">
            <text:p>1,0632798491163</text:p>
          </table:table-cell>
          <table:table-cell table:formula="of:=[.F11]/[.G11]" office:value-type="float" office:value="240.764461221346" calcext:value-type="float">
            <text:p>240,7644612213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110000110110000100000100011110100000101011010110010011011</text:p>
          </table:table-cell>
          <table:table-cell office:value-type="float" office:value="5.00990497920684E+018" calcext:value-type="float">
            <text:p>5,00990497920684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4840467511159" calcext:value-type="float">
            <text:p>1,14840467511159</text:p>
          </table:table-cell>
          <table:table-cell table:formula="of:=[.F12]/[.G12]" office:value-type="float" office:value="222.917936114397" calcext:value-type="float">
            <text:p>222,9179361143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0100000011011101011110010110010011011111001100011111100</text:p>
          </table:table-cell>
          <table:table-cell office:value-type="float" office:value="5.05316053863626E+018" calcext:value-type="float">
            <text:p>5,05316053863626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56683817413351" calcext:value-type="float">
            <text:p>0,956683817413351</text:p>
          </table:table-cell>
          <table:table-cell table:formula="of:=[.F13]/[.G13]" office:value-type="float" office:value="267.591021547917" calcext:value-type="float">
            <text:p>267,5910215479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101101100111011110100001110110000000100000000010010001110</text:p>
          </table:table-cell>
          <table:table-cell office:value-type="float" office:value="5.29086673624918E+018" calcext:value-type="float">
            <text:p>5,29086673624918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6796380030242" calcext:value-type="float">
            <text:p>1,16796380030242</text:p>
          </table:table-cell>
          <table:table-cell table:formula="of:=[.F14]/[.G14]" office:value-type="float" office:value="219.184875364899" calcext:value-type="float">
            <text:p>219,1848753648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111011010010001001100010110010000011001000110111110011110</text:p>
          </table:table-cell>
          <table:table-cell office:value-type="float" office:value="5.46575671308927E+018" calcext:value-type="float">
            <text:p>5,46575671308927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46031909250482" calcext:value-type="float">
            <text:p>1,46031909250482</text:p>
          </table:table-cell>
          <table:table-cell table:formula="of:=[.F15]/[.G15]" office:value-type="float" office:value="175.304151889773" calcext:value-type="float">
            <text:p>175,3041518897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01001010000011110011001100010110111101111001101011010001</text:p>
          </table:table-cell>
          <table:table-cell office:value-type="float" office:value="6.00162616552768E+018" calcext:value-type="float">
            <text:p>6,00162616552768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20630264108824" calcext:value-type="float">
            <text:p>1,20630264108824</text:p>
          </table:table-cell>
          <table:table-cell table:formula="of:=[.F16]/[.G16]" office:value-type="float" office:value="212.218717990251" calcext:value-type="float">
            <text:p>212,2187179902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110011101110010101011010010011110101010111100100011010010</text:p>
          </table:table-cell>
          <table:table-cell office:value-type="float" office:value="6.6016555059E+018" calcext:value-type="float">
            <text:p>6,6016555059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26787534360217" calcext:value-type="float">
            <text:p>1,26787534360217</text:p>
          </table:table-cell>
          <table:table-cell table:formula="of:=[.F17]/[.G17]" office:value-type="float" office:value="201.912594398024" calcext:value-type="float">
            <text:p>201,9125943980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001111101010101111000101100001100011110001111001111110101</text:p>
          </table:table-cell>
          <table:table-cell office:value-type="float" office:value="6.66457927829953E+018" calcext:value-type="float">
            <text:p>6,66457927829953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64935480254626" calcext:value-type="float">
            <text:p>1,64935480254626</text:p>
          </table:table-cell>
          <table:table-cell table:formula="of:=[.F18]/[.G18]" office:value-type="float" office:value="155.212207588561" calcext:value-type="float">
            <text:p>155,2122075885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011010000100111110111000001101101110011011101010110101111</text:p>
          </table:table-cell>
          <table:table-cell office:value-type="float" office:value="6.97625112802426E+018" calcext:value-type="float">
            <text:p>6,97625112802426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77466051686938" calcext:value-type="float">
            <text:p>0,977466051686938</text:p>
          </table:table-cell>
          <table:table-cell table:formula="of:=[.F19]/[.G19]" office:value-type="float" office:value="261.901678895332" calcext:value-type="float">
            <text:p>261,9016788953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1110001110000011000001001100100100100101001011100101010110</text:p>
          </table:table-cell>
          <table:table-cell office:value-type="float" office:value="7.46191490895713E+018" calcext:value-type="float">
            <text:p>7,46191490895713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4943632226874" calcext:value-type="float">
            <text:p>1,04943632226874</text:p>
          </table:table-cell>
          <table:table-cell table:formula="of:=[.F20]/[.G20]" office:value-type="float" office:value="243.940479824981" calcext:value-type="float">
            <text:p>243,9404798249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1111010000011000000001010001111110011101111100101000101100</text:p>
          </table:table-cell>
          <table:table-cell office:value-type="float" office:value="7.48058462219979E+018" calcext:value-type="float">
            <text:p>7,48058462219979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21926644445856" calcext:value-type="float">
            <text:p>1,21926644445856</text:p>
          </table:table-cell>
          <table:table-cell table:formula="of:=[.F21]/[.G21]" office:value-type="float" office:value="209.96231066925" calcext:value-type="float">
            <text:p>209,962310669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001010011001010000101101010111111010111111111101101100001</text:p>
          </table:table-cell>
          <table:table-cell office:value-type="float" office:value="8.23797251361368E+018" calcext:value-type="float">
            <text:p>8,23797251361368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95133384842995" calcext:value-type="float">
            <text:p>0,995133384842995</text:p>
          </table:table-cell>
          <table:table-cell table:formula="of:=[.F22]/[.G22]" office:value-type="float" office:value="257.251946220646" calcext:value-type="float">
            <text:p>257,2519462206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0011011111110110100001001011011111010100001010010110100001</text:p>
          </table:table-cell>
          <table:table-cell office:value-type="float" office:value="8.42168960279699E+018" calcext:value-type="float">
            <text:p>8,42168960279699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4055689439541" calcext:value-type="float">
            <text:p>1,14055689439541</text:p>
          </table:table-cell>
          <table:table-cell table:formula="of:=[.F23]/[.G23]" office:value-type="float" office:value="224.451757959607" calcext:value-type="float">
            <text:p>224,4517579596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0110001110100001101001110011100011101001001101101001110101</text:p>
          </table:table-cell>
          <table:table-cell office:value-type="float" office:value="8.47085595752273E+018" calcext:value-type="float">
            <text:p>8,47085595752273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8577376853335" calcext:value-type="float">
            <text:p>1,18577376853335</text:p>
          </table:table-cell>
          <table:table-cell table:formula="of:=[.F24]/[.G24]" office:value-type="float" office:value="215.892783930141" calcext:value-type="float">
            <text:p>215,8927839301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11111001001111010110111011101010100111101111100011000001</text:p>
          </table:table-cell>
          <table:table-cell office:value-type="float" office:value="8.93323888245807E+018" calcext:value-type="float">
            <text:p>8,93323888245807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7409950820199" calcext:value-type="float">
            <text:p>1,37409950820199</text:p>
          </table:table-cell>
          <table:table-cell table:formula="of:=[.F25]/[.G25]" office:value-type="float" office:value="186.303829141876" calcext:value-type="float">
            <text:p>186,3038291418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01111010111101011111111111000000010100010110000101000000</text:p>
          </table:table-cell>
          <table:table-cell office:value-type="float" office:value="9.04180968069171E+018" calcext:value-type="float">
            <text:p>9,04180968069171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6591866258094" calcext:value-type="float">
            <text:p>1,36591866258094</text:p>
          </table:table-cell>
          <table:table-cell table:formula="of:=[.F26]/[.G26]" office:value-type="float" office:value="187.41965170626" calcext:value-type="float">
            <text:p>187,419651706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111110010110100111110100110100011111011000011000011010010</text:p>
          </table:table-cell>
          <table:table-cell office:value-type="float" office:value="9.21966438761183E+018" calcext:value-type="float">
            <text:p>9,21966438761183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813378584058" calcext:value-type="float">
            <text:p>1,0813378584058</text:p>
          </table:table-cell>
          <table:table-cell table:formula="of:=[.F27]/[.G27]" office:value-type="float" office:value="236.743768850761" calcext:value-type="float">
            <text:p>236,7437688507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100011011100101111100000011000000111011100000001001010100</text:p>
          </table:table-cell>
          <table:table-cell office:value-type="float" office:value="9.44731149746609E+018" calcext:value-type="float">
            <text:p>9,44731149746609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46621009804634" calcext:value-type="float">
            <text:p>0,946621009804634</text:p>
          </table:table-cell>
          <table:table-cell table:formula="of:=[.F28]/[.G28]" office:value-type="float" office:value="270.435578070292" calcext:value-type="float">
            <text:p>270,4355780702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110100110101110101101001000010010110011100110010110001010</text:p>
          </table:table-cell>
          <table:table-cell office:value-type="float" office:value="9.77470545267566E+018" calcext:value-type="float">
            <text:p>9,77470545267566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7077031297418" calcext:value-type="float">
            <text:p>1,07077031297418</text:p>
          </table:table-cell>
          <table:table-cell table:formula="of:=[.F29]/[.G29]" office:value-type="float" office:value="239.080218136542" calcext:value-type="float">
            <text:p>239,0802181365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1000000011001010111101100110101011100001011101010101100111</text:p>
          </table:table-cell>
          <table:table-cell office:value-type="float" office:value="9.94484061604976E+018" calcext:value-type="float">
            <text:p>9,94484061604976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86294290516" calcext:value-type="float">
            <text:p>1,386294290516</text:p>
          </table:table-cell>
          <table:table-cell table:formula="of:=[.F30]/[.G30]" office:value-type="float" office:value="184.664974638764" calcext:value-type="float">
            <text:p>184,6649746387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1011000000011101101100101101010110000111010111100011011000</text:p>
          </table:table-cell>
          <table:table-cell office:value-type="float" office:value="9.99812178845771E+018" calcext:value-type="float">
            <text:p>9,99812178845771E+01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23017831192952" calcext:value-type="float">
            <text:p>1,23017831192952</text:p>
          </table:table-cell>
          <table:table-cell table:formula="of:=[.F31]/[.G31]" office:value-type="float" office:value="208.099913254418" calcext:value-type="float">
            <text:p>208,0999132544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1010111010000000110001100011101011010100111111110000111001</text:p>
          </table:table-cell>
          <table:table-cell office:value-type="float" office:value="1.08609968569196E+019" calcext:value-type="float">
            <text:p>1,08609968569196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1451709423171" calcext:value-type="float">
            <text:p>1,11451709423171</text:p>
          </table:table-cell>
          <table:table-cell table:formula="of:=[.F32]/[.G32]" office:value-type="float" office:value="229.695893696878" calcext:value-type="float">
            <text:p>229,6958936968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0010111111100111011100000001111000110001101000100101000000</text:p>
          </table:table-cell>
          <table:table-cell office:value-type="float" office:value="1.18713805927575E+019" calcext:value-type="float">
            <text:p>1,18713805927575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3457690014748" calcext:value-type="float">
            <text:p>1,13457690014748</text:p>
          </table:table-cell>
          <table:table-cell table:formula="of:=[.F33]/[.G33]" office:value-type="float" office:value="225.634771840255" calcext:value-type="float">
            <text:p>225,6347718402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0100001001010010111100011000111100111110101100011011101110</text:p>
          </table:table-cell>
          <table:table-cell office:value-type="float" office:value="1.18921196058472E+019" calcext:value-type="float">
            <text:p>1,18921196058472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3334062424608" calcext:value-type="float">
            <text:p>1,03334062424608</text:p>
          </table:table-cell>
          <table:table-cell table:formula="of:=[.F34]/[.G34]" office:value-type="float" office:value="247.740187497977" calcext:value-type="float">
            <text:p>247,7401874979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110000101011110011000000110110000111001111100111001101000111</text:p>
          </table:table-cell>
          <table:table-cell office:value-type="float" office:value="1.24062339569978E+019" calcext:value-type="float">
            <text:p>1,24062339569978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86924716631553" calcext:value-type="float">
            <text:p>0,986924716631553</text:p>
          </table:table-cell>
          <table:table-cell table:formula="of:=[.F35]/[.G35]" office:value-type="float" office:value="259.391618920789" calcext:value-type="float">
            <text:p>259,3916189207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00101111110000110011101011101110111101000111010111101101</text:p>
          </table:table-cell>
          <table:table-cell office:value-type="float" office:value="1.28396957205411E+019" calcext:value-type="float">
            <text:p>1,28396957205411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1874935011269" calcext:value-type="float">
            <text:p>1,01874935011269</text:p>
          </table:table-cell>
          <table:table-cell table:formula="of:=[.F36]/[.G36]" office:value-type="float" office:value="251.288503861801" calcext:value-type="float">
            <text:p>251,2885038618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1101000111100110000000000110100101011111010010110110110101</text:p>
          </table:table-cell>
          <table:table-cell office:value-type="float" office:value="1.32066915651261E+019" calcext:value-type="float">
            <text:p>1,32066915651261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09695405973021" calcext:value-type="float">
            <text:p>0,909695405973021</text:p>
          </table:table-cell>
          <table:table-cell table:formula="of:=[.F37]/[.G37]" office:value-type="float" office:value="281.412875473609" calcext:value-type="float">
            <text:p>281,4128754736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1110111011000110001110100000011011100110110000001100010010</text:p>
          </table:table-cell>
          <table:table-cell office:value-type="float" office:value="1.32392029147603E+019" calcext:value-type="float">
            <text:p>1,32392029147603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003983226471" calcext:value-type="float">
            <text:p>1,1003983226471</text:p>
          </table:table-cell>
          <table:table-cell table:formula="of:=[.F38]/[.G38]" office:value-type="float" office:value="232.643030011324" calcext:value-type="float">
            <text:p>232,6430300113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0011011101111000111000000100011101001111100001011011100011</text:p>
          </table:table-cell>
          <table:table-cell office:value-type="float" office:value="1.33210534165127E+019" calcext:value-type="float">
            <text:p>1,33210534165127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5598639552361" calcext:value-type="float">
            <text:p>1,15598639552361</text:p>
          </table:table-cell>
          <table:table-cell table:formula="of:=[.F39]/[.G39]" office:value-type="float" office:value="221.45589341823" calcext:value-type="float">
            <text:p>221,455893418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1000111101010000001011100101111101000100000000100111110011</text:p>
          </table:table-cell>
          <table:table-cell office:value-type="float" office:value="1.34199536300453E+019" calcext:value-type="float">
            <text:p>1,34199536300453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40370226169654" calcext:value-type="float">
            <text:p>1,40370226169654</text:p>
          </table:table-cell>
          <table:table-cell table:formula="of:=[.F40]/[.G40]" office:value-type="float" office:value="182.374857536094" calcext:value-type="float">
            <text:p>182,3748575360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10001000100000100110010101011000000001111110100011011011100</text:p>
          </table:table-cell>
          <table:table-cell office:value-type="float" office:value="1.35659890518817E+019" calcext:value-type="float">
            <text:p>1,35659890518817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9701748608347" calcext:value-type="float">
            <text:p>1,09701748608347</text:p>
          </table:table-cell>
          <table:table-cell table:formula="of:=[.F41]/[.G41]" office:value-type="float" office:value="233.359999496418" calcext:value-type="float">
            <text:p>233,3599994964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11011100111111001011011100001001011110111001001001110011111</text:p>
          </table:table-cell>
          <table:table-cell office:value-type="float" office:value="1.3756216166536E+019" calcext:value-type="float">
            <text:p>1,3756216166536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9294543686373" calcext:value-type="float">
            <text:p>1,09294543686373</text:p>
          </table:table-cell>
          <table:table-cell table:formula="of:=[.F42]/[.G42]" office:value-type="float" office:value="234.229442171063" calcext:value-type="float">
            <text:p>234,2294421710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1100110100101011010110010111100110111100100100010010001000</text:p>
          </table:table-cell>
          <table:table-cell office:value-type="float" office:value="1.60836708224248E+019" calcext:value-type="float">
            <text:p>1,60836708224248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954411320916459" calcext:value-type="float">
            <text:p>0,954411320916459</text:p>
          </table:table-cell>
          <table:table-cell table:formula="of:=[.F43]/[.G43]" office:value-type="float" office:value="268.22816786601" calcext:value-type="float">
            <text:p>268,228167866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1111001100100000001011100001011101001011110101111110011100</text:p>
          </table:table-cell>
          <table:table-cell office:value-type="float" office:value="1.61264058950326E+019" calcext:value-type="float">
            <text:p>1,61264058950326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53305422795682" calcext:value-type="float">
            <text:p>1,53305422795682</text:p>
          </table:table-cell>
          <table:table-cell table:formula="of:=[.F44]/[.G44]" office:value-type="float" office:value="166.986917573806" calcext:value-type="float">
            <text:p>166,9869175738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0000011101100100111000011000110101101100110101100101011</text:p>
          </table:table-cell>
          <table:table-cell office:value-type="float" office:value="1.61419416868659E+019" calcext:value-type="float">
            <text:p>1,61419416868659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882416576364471" calcext:value-type="float">
            <text:p>0,882416576364471</text:p>
          </table:table-cell>
          <table:table-cell table:formula="of:=[.F45]/[.G45]" office:value-type="float" office:value="290.112410461182" calcext:value-type="float">
            <text:p>290,1124104611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1101000100000110010100100000100101101000000001000110000110</text:p>
          </table:table-cell>
          <table:table-cell office:value-type="float" office:value="1.63762419426856E+019" calcext:value-type="float">
            <text:p>1,63762419426856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2151650794986" calcext:value-type="float">
            <text:p>1,02151650794986</text:p>
          </table:table-cell>
          <table:table-cell table:formula="of:=[.F46]/[.G46]" office:value-type="float" office:value="250.607795378443" calcext:value-type="float">
            <text:p>250,6077953784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10100101100011000001111100110101000111100000100110001110001</text:p>
          </table:table-cell>
          <table:table-cell office:value-type="float" office:value="1.70901413113616E+019" calcext:value-type="float">
            <text:p>1,70901413113616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56996169877812" calcext:value-type="float">
            <text:p>1,56996169877812</text:p>
          </table:table-cell>
          <table:table-cell table:formula="of:=[.F47]/[.G47]" office:value-type="float" office:value="163.061302832573" calcext:value-type="float">
            <text:p>163,0613028325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11110001100001000100000111010101000000011101101100110111011</text:p>
          </table:table-cell>
          <table:table-cell office:value-type="float" office:value="1.72612089181487E+019" calcext:value-type="float">
            <text:p>1,72612089181487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1458108621039" calcext:value-type="float">
            <text:p>1,1458108621039</text:p>
          </table:table-cell>
          <table:table-cell table:formula="of:=[.F48]/[.G48]" office:value-type="float" office:value="223.422563414996" calcext:value-type="float">
            <text:p>223,4225634149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00001100101000010011111000100101110000100101000000001100101</text:p>
          </table:table-cell>
          <table:table-cell office:value-type="float" office:value="1.73222624732152E+019" calcext:value-type="float">
            <text:p>1,73222624732152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39058211471744" calcext:value-type="float">
            <text:p>1,39058211471744</text:p>
          </table:table-cell>
          <table:table-cell table:formula="of:=[.F49]/[.G49]" office:value-type="float" office:value="184.09556493686" calcext:value-type="float">
            <text:p>184,095564936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1001110000001110101010111110010001101111110001011111001111</text:p>
          </table:table-cell>
          <table:table-cell office:value-type="float" office:value="1.83342186087642E+019" calcext:value-type="float">
            <text:p>1,83342186087642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68613903553626" calcext:value-type="float">
            <text:p>1,68613903553626</text:p>
          </table:table-cell>
          <table:table-cell table:formula="of:=[.F50]/[.G50]" office:value-type="float" office:value="151.826151108934" calcext:value-type="float">
            <text:p>151,8261511089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1100011110011101000100100111111001111101101101000001111011</text:p>
          </table:table-cell>
          <table:table-cell office:value-type="float" office:value="1.83832585900481E+019" calcext:value-type="float">
            <text:p>1,83832585900481E+019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.07068395800431" calcext:value-type="float">
            <text:p>1,07068395800431</text:p>
          </table:table-cell>
          <table:table-cell table:formula="of:=[.F51]/[.G51]" office:value-type="float" office:value="239.099500918243" calcext:value-type="float">
            <text:p>239,099500918243</text:p>
          </table:table-cell>
        </table:table-row>
      </table:table>
      <table:table table:name="bignum_128_01.dat - 16 frasco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01100011011110011010011001110101000011010100000011111111000101000000011001010111101100110101011100001011101010101100111</text:p>
          </table:table-cell>
          <table:table-cell office:value-type="float" office:value="1.3550532332178E+037" calcext:value-type="float">
            <text:p>1,3550532332178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74761230727246" calcext:value-type="float">
            <text:p>3,74761230727246</text:p>
          </table:table-cell>
          <table:table-cell table:formula="of:=[.F2]/[.G2]" office:value-type="float" office:value="1092.96257567825" calcext:value-type="float">
            <text:p>1092,96257567825</text:p>
          </table:table-cell>
          <table:table-cell/>
          <table:table-cell office:value-type="string" calcext:value-type="string">
            <text:p>16 * 2^(128/16)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00011100011101011010001010101110000101001010111110111001011100011011101111000111000000100011101001111100001011011100011</text:p>
          </table:table-cell>
          <table:table-cell office:value-type="float" office:value="1.66892350687116E+037" calcext:value-type="float">
            <text:p>1,66892350687116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88373496842624" calcext:value-type="float">
            <text:p>2,88373496842624</text:p>
          </table:table-cell>
          <table:table-cell table:formula="of:=[.F3]/[.G3]" office:value-type="float" office:value="1420.38018224516" calcext:value-type="float">
            <text:p>1420,38018224516</text:p>
          </table:table-cell>
          <table:table-cell/>
          <table:table-cell table:formula="of:=256 * 16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01100110000011010110111010000011001111000011111110001101001011010111010000000110001100011101011010100111111110000111001</text:p>
          </table:table-cell>
          <table:table-cell office:value-type="float" office:value="1.75449072985082E+037" calcext:value-type="float">
            <text:p>1,75449072985082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8226522066171" calcext:value-type="float">
            <text:p>3,48226522066171</text:p>
          </table:table-cell>
          <table:table-cell table:formula="of:=[.F4]/[.G4]" office:value-type="float" office:value="1176.24584586399" calcext:value-type="float">
            <text:p>1176,24584586399</text:p>
          </table:table-cell>
          <table:table-cell/>
          <table:table-cell table:formula="of:=2^(128/16) * 16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1011001110000001011010001110110101100111000111010011000100001111011110000010001110100000010110010100110100010001110011</text:p>
          </table:table-cell>
          <table:table-cell office:value-type="float" office:value="2.58206503892892E+037" calcext:value-type="float">
            <text:p>2,58206503892892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.98529408760247" calcext:value-type="float">
            <text:p>1,98529408760247</text:p>
          </table:table-cell>
          <table:table-cell table:formula="of:=[.F5]/[.G5]" office:value-type="float" office:value="2063.17040159351" calcext:value-type="float">
            <text:p>2063,17040159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00001000110110111101011101010101011101000100111110110001011011101000111100110000000000110100101011111010010110110110101</text:p>
          </table:table-cell>
          <table:table-cell office:value-type="float" office:value="3.72413825235143E+037" calcext:value-type="float">
            <text:p>3,72413825235143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97147958586154" calcext:value-type="float">
            <text:p>2,97147958586154</text:p>
          </table:table-cell>
          <table:table-cell table:formula="of:=[.F6]/[.G6]" office:value-type="float" office:value="1378.43787300071" calcext:value-type="float">
            <text:p>1378,437873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010101001100110000101100100010101100001011101110001110011111000101111110101001101101010000110010101110100110001110111100</text:p>
          </table:table-cell>
          <table:table-cell office:value-type="float" office:value="6.55724658701207E+037" calcext:value-type="float">
            <text:p>6,55724658701207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02953530571681" calcext:value-type="float">
            <text:p>3,02953530571681</text:p>
          </table:table-cell>
          <table:table-cell table:formula="of:=[.F7]/[.G7]" office:value-type="float" office:value="1352.02253371028" calcext:value-type="float">
            <text:p>1352,0225337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0000100110100010000111100110001000001110000010101100010101000011001110101001000001000001001001001001100111010001010000011</text:p>
          </table:table-cell>
          <table:table-cell office:value-type="float" office:value="7.18783494309334E+037" calcext:value-type="float">
            <text:p>7,18783494309334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67772713627851" calcext:value-type="float">
            <text:p>3,67772713627851</text:p>
          </table:table-cell>
          <table:table-cell table:formula="of:=[.F8]/[.G8]" office:value-type="float" office:value="1113.73134771079" calcext:value-type="float">
            <text:p>1113,73134771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1001010100110000001000000011100100101011001000110101001000001111101110110111011111100111000001001010111011011010101011</text:p>
          </table:table-cell>
          <table:table-cell office:value-type="float" office:value="7.36335038522608E+037" calcext:value-type="float">
            <text:p>7,36335038522608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90887310223524" calcext:value-type="float">
            <text:p>4,90887310223524</text:p>
          </table:table-cell>
          <table:table-cell table:formula="of:=[.F9]/[.G9]" office:value-type="float" office:value="834.40739141024" calcext:value-type="float">
            <text:p>834,4073914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00001100011000000001011101100110101010110100100011010010001011001110000001000111011111101110101010011000001001001001001</text:p>
          </table:table-cell>
          <table:table-cell office:value-type="float" office:value="7.38042820298862E+037" calcext:value-type="float">
            <text:p>7,38042820298862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75742875492521" calcext:value-type="float">
            <text:p>2,75742875492521</text:p>
          </table:table-cell>
          <table:table-cell table:formula="of:=[.F10]/[.G10]" office:value-type="float" office:value="1485.44182426613" calcext:value-type="float">
            <text:p>1485,44182426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10000100100101011110011010001010000010010001001000011110101011111110001101111101011100110100101011011010111000011010011101</text:p>
          </table:table-cell>
          <table:table-cell office:value-type="float" office:value="7.71904618821745E+037" calcext:value-type="float">
            <text:p>7,71904618821745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83538856012708" calcext:value-type="float">
            <text:p>3,83538856012708</text:p>
          </table:table-cell>
          <table:table-cell table:formula="of:=[.F11]/[.G11]" office:value-type="float" office:value="1067.94916233058" calcext:value-type="float">
            <text:p>1067,94916233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1011111100000100110110110100110101001011111101100110111111001010111000111111110010111111110000000000110000010000110111</text:p>
          </table:table-cell>
          <table:table-cell office:value-type="float" office:value="8.0001636548222E+037" calcext:value-type="float">
            <text:p>8,0001636548222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64759158061192" calcext:value-type="float">
            <text:p>2,64759158061192</text:p>
          </table:table-cell>
          <table:table-cell table:formula="of:=[.F12]/[.G12]" office:value-type="float" office:value="1547.06640933392" calcext:value-type="float">
            <text:p>1547,06640933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001110011100000000100110111000111000101101010010000010100101011100101001010101011101111101101100110001000000110100010001</text:p>
          </table:table-cell>
          <table:table-cell office:value-type="float" office:value="8.1382765967552E+037" calcext:value-type="float">
            <text:p>8,1382765967552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135306338707" calcext:value-type="float">
            <text:p>3,4135306338707</text:p>
          </table:table-cell>
          <table:table-cell table:formula="of:=[.F13]/[.G13]" office:value-type="float" office:value="1199.93064053901" calcext:value-type="float">
            <text:p>1199,93064053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011101110001001010110111000100001110011101001110010011110111111110010111111001110001101000000110001011101100010111110111</text:p>
          </table:table-cell>
          <table:table-cell office:value-type="float" office:value="8.30303986521884E+037" calcext:value-type="float">
            <text:p>8,30303986521884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77992232016476" calcext:value-type="float">
            <text:p>2,77992232016476</text:p>
          </table:table-cell>
          <table:table-cell table:formula="of:=[.F14]/[.G14]" office:value-type="float" office:value="1473.42246590446" calcext:value-type="float">
            <text:p>1473,42246590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</text:p>
          </table:table-cell>
          <table:table-cell office:value-type="float" office:value="8.72483201749823E+037" calcext:value-type="float">
            <text:p>8,72483201749823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03799109803141" calcext:value-type="float">
            <text:p>3,03799109803141</text:p>
          </table:table-cell>
          <table:table-cell table:formula="of:=[.F15]/[.G15]" office:value-type="float" office:value="1348.2593818837" calcext:value-type="float">
            <text:p>1348,2593818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100001101100001000001000111101000001010110101100100110111110111110001100001000100000111010101000000011101101100110111011</text:p>
          </table:table-cell>
          <table:table-cell office:value-type="float" office:value="9.24164349850318E+037" calcext:value-type="float">
            <text:p>9,24164349850318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1081618127601" calcext:value-type="float">
            <text:p>3,1081618127601</text:p>
          </table:table-cell>
          <table:table-cell table:formula="of:=[.F16]/[.G16]" office:value-type="float" office:value="1317.82070778441" calcext:value-type="float">
            <text:p>1317,82070778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</text:p>
          </table:table-cell>
          <table:table-cell office:value-type="float" office:value="9.32143592195914E+037" calcext:value-type="float">
            <text:p>9,32143592195914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75928435830807" calcext:value-type="float">
            <text:p>2,75928435830807</text:p>
          </table:table-cell>
          <table:table-cell table:formula="of:=[.F17]/[.G17]" office:value-type="float" office:value="1484.44287290186" calcext:value-type="float">
            <text:p>1484,4428729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1000100001011101111000101001011100000010001101000100011000000000111101111111111011100001110000001100100000101110011000110</text:p>
          </table:table-cell>
          <table:table-cell office:value-type="float" office:value="9.44620728832511E+037" calcext:value-type="float">
            <text:p>9,44620728832511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28024714810394" calcext:value-type="float">
            <text:p>3,28024714810394</text:p>
          </table:table-cell>
          <table:table-cell table:formula="of:=[.F18]/[.G18]" office:value-type="float" office:value="1248.68639924513" calcext:value-type="float">
            <text:p>1248,68639924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001110001011011101101000100010011100101010011001100010001010010111010011100001111000010111010000001110110101110111100110111</text:p>
          </table:table-cell>
          <table:table-cell office:value-type="float" office:value="9.80603243957835E+037" calcext:value-type="float">
            <text:p>9,80603243957835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85012243946312" calcext:value-type="float">
            <text:p>3,85012243946312</text:p>
          </table:table-cell>
          <table:table-cell table:formula="of:=[.F19]/[.G19]" office:value-type="float" office:value="1063.86227046098" calcext:value-type="float">
            <text:p>1063,86227046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</text:p>
          </table:table-cell>
          <table:table-cell office:value-type="float" office:value="1.02359815634945E+038" calcext:value-type="float">
            <text:p>1,0235981563494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70710968406158" calcext:value-type="float">
            <text:p>2,70710968406158</text:p>
          </table:table-cell>
          <table:table-cell table:formula="of:=[.F20]/[.G20]" office:value-type="float" office:value="1513.05284160286" calcext:value-type="float">
            <text:p>1513,0528416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</text:p>
          </table:table-cell>
          <table:table-cell office:value-type="float" office:value="1.2049717265805E+038" calcext:value-type="float">
            <text:p>1,204971726580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65534494967764" calcext:value-type="float">
            <text:p>2,65534494967764</text:p>
          </table:table-cell>
          <table:table-cell table:formula="of:=[.F21]/[.G21]" office:value-type="float" office:value="1542.54911419221" calcext:value-type="float">
            <text:p>1542,54911419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</text:p>
          </table:table-cell>
          <table:table-cell office:value-type="float" office:value="1.22939788305739E+038" calcext:value-type="float">
            <text:p>1,22939788305739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59355463792936" calcext:value-type="float">
            <text:p>2,59355463792936</text:p>
          </table:table-cell>
          <table:table-cell table:formula="of:=[.F22]/[.G22]" office:value-type="float" office:value="1579.29967624286" calcext:value-type="float">
            <text:p>1579,2996762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</text:p>
          </table:table-cell>
          <table:table-cell office:value-type="float" office:value="1.31739187825182E+038" calcext:value-type="float">
            <text:p>1,31739187825182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23513160897049" calcext:value-type="float">
            <text:p>3,23513160897049</text:p>
          </table:table-cell>
          <table:table-cell table:formula="of:=[.F23]/[.G23]" office:value-type="float" office:value="1266.09995977983" calcext:value-type="float">
            <text:p>1266,09995977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11100011100000110000010011001001001001010010111001010101101110000000000011101100100111000011000110101101100110101100101011</text:p>
          </table:table-cell>
          <table:table-cell office:value-type="float" office:value="1.3764803462533E+038" calcext:value-type="float">
            <text:p>1,3764803462533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23532579596949" calcext:value-type="float">
            <text:p>3,23532579596949</text:p>
          </table:table-cell>
          <table:table-cell table:formula="of:=[.F24]/[.G24]" office:value-type="float" office:value="1266.02396738614" calcext:value-type="float">
            <text:p>1266,02396738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11111100010010100100101011101001101110001111010101111000111000110010101100011110010011111110100101010000101001101111000001</text:p>
          </table:table-cell>
          <table:table-cell office:value-type="float" office:value="1.43479574129148E+038" calcext:value-type="float">
            <text:p>1,43479574129148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12039193060557" calcext:value-type="float">
            <text:p>4,12039193060557</text:p>
          </table:table-cell>
          <table:table-cell table:formula="of:=[.F25]/[.G25]" office:value-type="float" office:value="994.080191637987" calcext:value-type="float">
            <text:p>994,080191637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00001011011001110011110100111000110111100001101111111011111001011100010111111100001001010001001111010000000000011000111</text:p>
          </table:table-cell>
          <table:table-cell office:value-type="float" office:value="1.46909298136309E+038" calcext:value-type="float">
            <text:p>1,46909298136309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9735631031821" calcext:value-type="float">
            <text:p>2,9735631031821</text:p>
          </table:table-cell>
          <table:table-cell table:formula="of:=[.F26]/[.G26]" office:value-type="float" office:value="1377.47202863015" calcext:value-type="float">
            <text:p>1377,47202863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</text:p>
          </table:table-cell>
          <table:table-cell office:value-type="float" office:value="1.51963770644885E+038" calcext:value-type="float">
            <text:p>1,5196377064488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72394024067276" calcext:value-type="float">
            <text:p>3,72394024067276</text:p>
          </table:table-cell>
          <table:table-cell table:formula="of:=[.F27]/[.G27]" office:value-type="float" office:value="1099.91023896238" calcext:value-type="float">
            <text:p>1099,91023896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</text:p>
          </table:table-cell>
          <table:table-cell office:value-type="float" office:value="1.64789171414015E+038" calcext:value-type="float">
            <text:p>1,6478917141401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92171822249254" calcext:value-type="float">
            <text:p>3,92171822249254</text:p>
          </table:table-cell>
          <table:table-cell table:formula="of:=[.F28]/[.G28]" office:value-type="float" office:value="1044.44015801744" calcext:value-type="float">
            <text:p>1044,44015801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</text:p>
          </table:table-cell>
          <table:table-cell office:value-type="float" office:value="1.6679194914291E+038" calcext:value-type="float">
            <text:p>1,6679194914291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02894860899785" calcext:value-type="float">
            <text:p>3,02894860899785</text:p>
          </table:table-cell>
          <table:table-cell table:formula="of:=[.F29]/[.G29]" office:value-type="float" office:value="1352.2844157317" calcext:value-type="float">
            <text:p>1352,2844157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</text:p>
          </table:table-cell>
          <table:table-cell office:value-type="float" office:value="1.7007278940377E+038" calcext:value-type="float">
            <text:p>1,7007278940377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2490094552301" calcext:value-type="float">
            <text:p>3,42490094552301</text:p>
          </table:table-cell>
          <table:table-cell table:formula="of:=[.F30]/[.G30]" office:value-type="float" office:value="1195.94699676037" calcext:value-type="float">
            <text:p>1195,94699676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</text:p>
          </table:table-cell>
          <table:table-cell office:value-type="float" office:value="1.78176810910938E+038" calcext:value-type="float">
            <text:p>1,78176810910938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58865568412768" calcext:value-type="float">
            <text:p>3,58865568412768</text:p>
          </table:table-cell>
          <table:table-cell table:formula="of:=[.F31]/[.G31]" office:value-type="float" office:value="1141.37447571698" calcext:value-type="float">
            <text:p>1141,37447571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1101001101011101011010010000100101100111001100101100010100111010011011111110110100001001011011111010100001010010110100001</text:p>
          </table:table-cell>
          <table:table-cell office:value-type="float" office:value="1.80311489881401E+038" calcext:value-type="float">
            <text:p>1,80311489881401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58022368197558" calcext:value-type="float">
            <text:p>3,58022368197558</text:p>
          </table:table-cell>
          <table:table-cell table:formula="of:=[.F32]/[.G32]" office:value-type="float" office:value="1144.06259603864" calcext:value-type="float">
            <text:p>1144,06259603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0110000000111011011001011010101100001110101111000110110000100010001000100000000010100101101011100000100111000001111100001</text:p>
          </table:table-cell>
          <table:table-cell office:value-type="float" office:value="1.84432793849459E+038" calcext:value-type="float">
            <text:p>1,84432793849459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64725335135938" calcext:value-type="float">
            <text:p>2,64725335135938</text:p>
          </table:table-cell>
          <table:table-cell table:formula="of:=[.F33]/[.G33]" office:value-type="float" office:value="1547.2640719849" calcext:value-type="float">
            <text:p>1547,2640719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</text:p>
          </table:table-cell>
          <table:table-cell office:value-type="float" office:value="2.189883195962E+038" calcext:value-type="float">
            <text:p>2,189883195962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47568626073731" calcext:value-type="float">
            <text:p>4,47568626073731</text:p>
          </table:table-cell>
          <table:table-cell table:formula="of:=[.F34]/[.G34]" office:value-type="float" office:value="915.166917737714" calcext:value-type="float">
            <text:p>915,166917737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1000010010100101111000110001111001111101011000110111011101111111001110000001110101010111110010001101111110001011111001111</text:p>
          </table:table-cell>
          <table:table-cell office:value-type="float" office:value="2.19370886863007E+038" calcext:value-type="float">
            <text:p>2,19370886863007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8797754265409" calcext:value-type="float">
            <text:p>3,48797754265409</text:p>
          </table:table-cell>
          <table:table-cell table:formula="of:=[.F35]/[.G35]" office:value-type="float" office:value="1174.31948741369" calcext:value-type="float">
            <text:p>1174,31948741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</text:p>
          </table:table-cell>
          <table:table-cell office:value-type="float" office:value="2.22896766800043E+038" calcext:value-type="float">
            <text:p>2,22896766800043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18884653016346" calcext:value-type="float">
            <text:p>3,18884653016346</text:p>
          </table:table-cell>
          <table:table-cell table:formula="of:=[.F36]/[.G36]" office:value-type="float" office:value="1284.4769923092" calcext:value-type="float">
            <text:p>1284,476992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1100001010111100110000001101100001110011111001110011010001111011111011100111111001011011100001001011110111001001001110011111</text:p>
          </table:table-cell>
          <table:table-cell office:value-type="float" office:value="2.28854622723304E+038" calcext:value-type="float">
            <text:p>2,28854622723304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32633565764318" calcext:value-type="float">
            <text:p>2,32633565764318</text:p>
          </table:table-cell>
          <table:table-cell table:formula="of:=[.F37]/[.G37]" office:value-type="float" office:value="1760.70894436174" calcext:value-type="float">
            <text:p>1760,7089443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</text:p>
          </table:table-cell>
          <table:table-cell office:value-type="float" office:value="2.34915302903084E+038" calcext:value-type="float">
            <text:p>2,34915302903084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3956095790922" calcext:value-type="float">
            <text:p>4,3956095790922</text:p>
          </table:table-cell>
          <table:table-cell table:formula="of:=[.F38]/[.G38]" office:value-type="float" office:value="931.838901135056" calcext:value-type="float">
            <text:p>931,838901135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</text:p>
          </table:table-cell>
          <table:table-cell office:value-type="float" office:value="2.36011337571141E+038" calcext:value-type="float">
            <text:p>2,36011337571141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74295062655535" calcext:value-type="float">
            <text:p>3,74295062655535</text:p>
          </table:table-cell>
          <table:table-cell table:formula="of:=[.F39]/[.G39]" office:value-type="float" office:value="1094.32381259316" calcext:value-type="float">
            <text:p>1094,32381259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</text:p>
          </table:table-cell>
          <table:table-cell office:value-type="float" office:value="2.36850580941125E+038" calcext:value-type="float">
            <text:p>2,3685058094112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25583867749065" calcext:value-type="float">
            <text:p>3,25583867749065</text:p>
          </table:table-cell>
          <table:table-cell table:formula="of:=[.F40]/[.G40]" office:value-type="float" office:value="1258.04758949448" calcext:value-type="float">
            <text:p>1258,04758949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</text:p>
          </table:table-cell>
          <table:table-cell office:value-type="float" office:value="2.37384563736565E+038" calcext:value-type="float">
            <text:p>2,3738456373656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70781637593967" calcext:value-type="float">
            <text:p>2,70781637593967</text:p>
          </table:table-cell>
          <table:table-cell table:formula="of:=[.F41]/[.G41]" office:value-type="float" office:value="1512.65796174181" calcext:value-type="float">
            <text:p>1512,65796174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</text:p>
          </table:table-cell>
          <table:table-cell office:value-type="float" office:value="2.39266947581421E+038" calcext:value-type="float">
            <text:p>2,39266947581421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547288836131" calcext:value-type="float">
            <text:p>3,547288836131</text:p>
          </table:table-cell>
          <table:table-cell table:formula="of:=[.F42]/[.G42]" office:value-type="float" office:value="1154.68465896549" calcext:value-type="float">
            <text:p>1154,68465896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11101110110001100011101000000110111001101100000011000100100100101111011010010001001100010110010000011001000110111110011110</text:p>
          </table:table-cell>
          <table:table-cell office:value-type="float" office:value="2.44220187908493E+038" calcext:value-type="float">
            <text:p>2,44220187908493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68318729693979" calcext:value-type="float">
            <text:p>3,68318729693979</text:p>
          </table:table-cell>
          <table:table-cell table:formula="of:=[.F43]/[.G43]" office:value-type="float" office:value="1112.08029073167" calcext:value-type="float">
            <text:p>1112,08029073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10000101111100001101100001001101101101111001000100010100011001101000001010001010010000100011110110010111000111010111011110</text:p>
          </table:table-cell>
          <table:table-cell office:value-type="float" office:value="2.47359792815726E+038" calcext:value-type="float">
            <text:p>2,47359792815726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93945897116708" calcext:value-type="float">
            <text:p>3,93945897116708</text:p>
          </table:table-cell>
          <table:table-cell table:formula="of:=[.F44]/[.G44]" office:value-type="float" office:value="1039.73668211261" calcext:value-type="float">
            <text:p>1039,736682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</text:p>
          </table:table-cell>
          <table:table-cell office:value-type="float" office:value="2.50248328146807E+038" calcext:value-type="float">
            <text:p>2,50248328146807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3743220591026" calcext:value-type="float">
            <text:p>3,43743220591026</text:p>
          </table:table-cell>
          <table:table-cell table:formula="of:=[.F45]/[.G45]" office:value-type="float" office:value="1191.58713674626" calcext:value-type="float">
            <text:p>1191,58713674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001101001010110101100101111001101111001001000100100010000011100101101111100111111010110101001111011010000100010111011111</text:p>
          </table:table-cell>
          <table:table-cell office:value-type="float" office:value="2.9669135942706E+038" calcext:value-type="float">
            <text:p>2,9669135942706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38850045027066" calcext:value-type="float">
            <text:p>4,38850045027066</text:p>
          </table:table-cell>
          <table:table-cell table:formula="of:=[.F46]/[.G46]" office:value-type="float" office:value="933.348428789014" calcext:value-type="float">
            <text:p>933,348428789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</text:p>
          </table:table-cell>
          <table:table-cell office:value-type="float" office:value="2.97479682374428E+038" calcext:value-type="float">
            <text:p>2,97479682374428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5718303937353" calcext:value-type="float">
            <text:p>2,5718303937353</text:p>
          </table:table-cell>
          <table:table-cell table:formula="of:=[.F47]/[.G47]" office:value-type="float" office:value="1592.64001622246" calcext:value-type="float">
            <text:p>1592,64001622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</text:p>
          </table:table-cell>
          <table:table-cell office:value-type="float" office:value="3.02088344005868E+038" calcext:value-type="float">
            <text:p>3,02088344005868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2732751682308" calcext:value-type="float">
            <text:p>3,42732751682308</text:p>
          </table:table-cell>
          <table:table-cell table:formula="of:=[.F48]/[.G48]" office:value-type="float" office:value="1195.10025811503" calcext:value-type="float">
            <text:p>1195,1002581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</text:p>
          </table:table-cell>
          <table:table-cell office:value-type="float" office:value="3.19539342621024E+038" calcext:value-type="float">
            <text:p>3,19539342621024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49637133722498" calcext:value-type="float">
            <text:p>2,49637133722498</text:p>
          </table:table-cell>
          <table:table-cell table:formula="of:=[.F49]/[.G49]" office:value-type="float" office:value="1640.78153715432" calcext:value-type="float">
            <text:p>1640,7815371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</text:p>
          </table:table-cell>
          <table:table-cell office:value-type="float" office:value="3.27347119763299E+038" calcext:value-type="float">
            <text:p>3,27347119763299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11975585544749" calcext:value-type="float">
            <text:p>3,11975585544749</text:p>
          </table:table-cell>
          <table:table-cell table:formula="of:=[.F50]/[.G50]" office:value-type="float" office:value="1312.92325098064" calcext:value-type="float">
            <text:p>1312,92325098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</text:p>
          </table:table-cell>
          <table:table-cell office:value-type="float" office:value="3.35169262567794E+038" calcext:value-type="float">
            <text:p>3,35169262567794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62204998445304" calcext:value-type="float">
            <text:p>3,62204998445304</text:p>
          </table:table-cell>
          <table:table-cell table:formula="of:=[.F51]/[.G51]" office:value-type="float" office:value="1130.85131833666" calcext:value-type="float">
            <text:p>1130,85131833666</text:p>
          </table:table-cell>
          <table:table-cell table:number-columns-repeated="2"/>
        </table:table-row>
      </table:table>
      <table:table table:name="bignum_128_02.dat - 16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01001110101010011011011110101111100000110001101001010011011000001100100111000110000000010001110101011110110100000111</text:p>
          </table:table-cell>
          <table:table-cell office:value-type="float" office:value="3.09936732995642E+036" calcext:value-type="float">
            <text:p>3,09936732995642E+03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.19418942288704" calcext:value-type="float">
            <text:p>5,19418942288704</text:p>
          </table:table-cell>
          <table:table-cell table:formula="of:=[.F2]/[.G2]" office:value-type="float" office:value="788.573474419683" calcext:value-type="float">
            <text:p>788,5734744196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11011011110000100111110110101111100101111111000010010100011111000001100011101011010101001000001101101111101111100001</text:p>
          </table:table-cell>
          <table:table-cell office:value-type="float" office:value="5.3882280929738E+036" calcext:value-type="float">
            <text:p>5,3882280929738E+03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44693276596197" calcext:value-type="float">
            <text:p>2,44693276596197</text:p>
          </table:table-cell>
          <table:table-cell table:formula="of:=[.F3]/[.G3]" office:value-type="float" office:value="1673.93238464798" calcext:value-type="float">
            <text:p>1673,932384647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00100100001111010001010111100111001111001001001111110011101000000001001100000111011000000000010111011011001001100</text:p>
          </table:table-cell>
          <table:table-cell office:value-type="float" office:value="5.40145874576098E+036" calcext:value-type="float">
            <text:p>5,40145874576098E+03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59114731825097" calcext:value-type="float">
            <text:p>2,59114731825097</text:p>
          </table:table-cell>
          <table:table-cell table:formula="of:=[.F4]/[.G4]" office:value-type="float" office:value="1580.76693329996" calcext:value-type="float">
            <text:p>1580,766933299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00010010100100000110110010001010111111100111111111111000111010000001100011010010111000001000100110010011011000100010110</text:p>
          </table:table-cell>
          <table:table-cell office:value-type="float" office:value="1.13466332692191E+037" calcext:value-type="float">
            <text:p>1,13466332692191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39596825294773" calcext:value-type="float">
            <text:p>2,39596825294773</text:p>
          </table:table-cell>
          <table:table-cell table:formula="of:=[.F5]/[.G5]" office:value-type="float" office:value="1709.53851118884" calcext:value-type="float">
            <text:p>1709,538511188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100101111001111110001110100100111011110010001101110110101101110101010110010000010001101001010100000001000101110110100010</text:p>
          </table:table-cell>
          <table:table-cell office:value-type="float" office:value="1.40795529827362E+037" calcext:value-type="float">
            <text:p>1,40795529827362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70446714526915" calcext:value-type="float">
            <text:p>3,70446714526915</text:p>
          </table:table-cell>
          <table:table-cell table:formula="of:=[.F6]/[.G6]" office:value-type="float" office:value="1105.6920845501" calcext:value-type="float">
            <text:p>1105,69208455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101100000101111001001101000110001001010111100011100000111000111011001100011100111111100001000010110111110001010010110</text:p>
          </table:table-cell>
          <table:table-cell office:value-type="float" office:value="1.92221220521309E+037" calcext:value-type="float">
            <text:p>1,92221220521309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93574198459665" calcext:value-type="float">
            <text:p>2,93574198459665</text:p>
          </table:table-cell>
          <table:table-cell table:formula="of:=[.F7]/[.G7]" office:value-type="float" office:value="1395.21797947198" calcext:value-type="float">
            <text:p>1395,217979471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001011000010001101001111000001110110110010001011000101111001000000101001000111010100010100101101100100100001001011010101</text:p>
          </table:table-cell>
          <table:table-cell office:value-type="float" office:value="2.68137371231324E+037" calcext:value-type="float">
            <text:p>2,68137371231324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64062316135126" calcext:value-type="float">
            <text:p>2,64062316135126</text:p>
          </table:table-cell>
          <table:table-cell table:formula="of:=[.F8]/[.G8]" office:value-type="float" office:value="1551.1490090483" calcext:value-type="float">
            <text:p>1551,14900904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101010011011001110110101001101111000100101111101000011000100101101111100111010000110011100100000111000000100001101011100</text:p>
          </table:table-cell>
          <table:table-cell office:value-type="float" office:value="4.74041229303688E+037" calcext:value-type="float">
            <text:p>4,74041229303688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04449213497876" calcext:value-type="float">
            <text:p>4,04449213497876</text:p>
          </table:table-cell>
          <table:table-cell table:formula="of:=[.F9]/[.G9]" office:value-type="float" office:value="1012.73531096173" calcext:value-type="float">
            <text:p>1012,735310961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00010001011010000000010110001111011110011011110111011110110011111001100110110001101000010110001011101101000000110101010</text:p>
          </table:table-cell>
          <table:table-cell office:value-type="float" office:value="4.85620112750185E+037" calcext:value-type="float">
            <text:p>4,85620112750185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67135343272556" calcext:value-type="float">
            <text:p>2,67135343272556</text:p>
          </table:table-cell>
          <table:table-cell table:formula="of:=[.F10]/[.G10]" office:value-type="float" office:value="1533.30515903352" calcext:value-type="float">
            <text:p>1533,305159033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001010110011011110011110111001100000110111010110010111000111001011010101000000000010110010010000001110001111010111110</text:p>
          </table:table-cell>
          <table:table-cell office:value-type="float" office:value="4.88771784559323E+037" calcext:value-type="float">
            <text:p>4,88771784559323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24886428737331" calcext:value-type="float">
            <text:p>3,24886428737331</text:p>
          </table:table-cell>
          <table:table-cell table:formula="of:=[.F11]/[.G11]" office:value-type="float" office:value="1260.74826083659" calcext:value-type="float">
            <text:p>1260,748260836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1100001011110000011011110001110100011010010001110101001001111111101101011110000001001111110111101010101101000100000011101</text:p>
          </table:table-cell>
          <table:table-cell office:value-type="float" office:value="5.25350281842138E+037" calcext:value-type="float">
            <text:p>5,25350281842138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67448492559014" calcext:value-type="float">
            <text:p>2,67448492559014</text:p>
          </table:table-cell>
          <table:table-cell table:formula="of:=[.F12]/[.G12]" office:value-type="float" office:value="1531.50984730123" calcext:value-type="float">
            <text:p>1531,509847301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0101001111110100011111010110001011100011010111011001100010010110011001101000101101011011000101101100110001100011011110</text:p>
          </table:table-cell>
          <table:table-cell office:value-type="float" office:value="5.99242396806528E+037" calcext:value-type="float">
            <text:p>5,99242396806528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51221286731963" calcext:value-type="float">
            <text:p>2,51221286731963</text:p>
          </table:table-cell>
          <table:table-cell table:formula="of:=[.F13]/[.G13]" office:value-type="float" office:value="1630.43508505319" calcext:value-type="float">
            <text:p>1630,435085053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0111111100010010010001010111000010111001001100010101100110011101100101101110011011100001110001010111110111011101100101100</text:p>
          </table:table-cell>
          <table:table-cell office:value-type="float" office:value="6.24640723781786E+037" calcext:value-type="float">
            <text:p>6,24640723781786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29296253312093" calcext:value-type="float">
            <text:p>4,29296253312093</text:p>
          </table:table-cell>
          <table:table-cell table:formula="of:=[.F14]/[.G14]" office:value-type="float" office:value="954.119671065999" calcext:value-type="float">
            <text:p>954,1196710659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001000101010001010101011010100011001000111001110100001110111011110111000000000100101110010011110101011000001010101011111</text:p>
          </table:table-cell>
          <table:table-cell office:value-type="float" office:value="6.7970465201837E+037" calcext:value-type="float">
            <text:p>6,7970465201837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.93378570874207" calcext:value-type="float">
            <text:p>1,93378570874207</text:p>
          </table:table-cell>
          <table:table-cell table:formula="of:=[.F15]/[.G15]" office:value-type="float" office:value="2118.12507532929" calcext:value-type="float">
            <text:p>2118,125075329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11001010111100101000100111100001100010011111000001110001001100111110101110101110100101110100111101101000000000110111011001</text:p>
          </table:table-cell>
          <table:table-cell office:value-type="float" office:value="8.92856446606637E+037" calcext:value-type="float">
            <text:p>8,92856446606637E+037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37227807107308" calcext:value-type="float">
            <text:p>3,37227807107308</text:p>
          </table:table-cell>
          <table:table-cell table:formula="of:=[.F16]/[.G16]" office:value-type="float" office:value="1214.60920887127" calcext:value-type="float">
            <text:p>1214,609208871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1110111100101000111010011000101001011011011011110010110110111011101001101001000000110110101010110110110101010111100011010</text:p>
          </table:table-cell>
          <table:table-cell office:value-type="float" office:value="1.00846449185194E+038" calcext:value-type="float">
            <text:p>1,00846449185194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.21238758224409" calcext:value-type="float">
            <text:p>5,21238758224409</text:p>
          </table:table-cell>
          <table:table-cell table:formula="of:=[.F17]/[.G17]" office:value-type="float" office:value="785.820305065754" calcext:value-type="float">
            <text:p>785,8203050657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0100011100001101000001110011011000110010000010101000000001000111101111110011011010100101010110011100011110101110100011101</text:p>
          </table:table-cell>
          <table:table-cell office:value-type="float" office:value="1.17709898268374E+038" calcext:value-type="float">
            <text:p>1,17709898268374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99895231028777" calcext:value-type="float">
            <text:p>2,99895231028777</text:p>
          </table:table-cell>
          <table:table-cell table:formula="of:=[.F18]/[.G18]" office:value-type="float" office:value="1365.81031513868" calcext:value-type="float">
            <text:p>1365,810315138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0000110100000101101010001110101100010011111100110101000100100001111010000110100101100000110000001010111000100000110110</text:p>
          </table:table-cell>
          <table:table-cell office:value-type="float" office:value="1.20312037282108E+038" calcext:value-type="float">
            <text:p>1,20312037282108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00485539973679" calcext:value-type="float">
            <text:p>3,00485539973679</text:p>
          </table:table-cell>
          <table:table-cell table:formula="of:=[.F19]/[.G19]" office:value-type="float" office:value="1363.12715758595" calcext:value-type="float">
            <text:p>1363,127157585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1111011001100110100001101001000011110011111001011110010011001000000010111011101101100101000111111101011011101100001011</text:p>
          </table:table-cell>
          <table:table-cell office:value-type="float" office:value="1.20614979742138E+038" calcext:value-type="float">
            <text:p>1,20614979742138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81244599629703" calcext:value-type="float">
            <text:p>3,81244599629703</text:p>
          </table:table-cell>
          <table:table-cell table:formula="of:=[.F20]/[.G20]" office:value-type="float" office:value="1074.37587417065" calcext:value-type="float">
            <text:p>1074,375874170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</text:p>
          </table:table-cell>
          <table:table-cell office:value-type="float" office:value="1.34329475922525E+038" calcext:value-type="float">
            <text:p>1,3432947592252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76114030262949" calcext:value-type="float">
            <text:p>2,76114030262949</text:p>
          </table:table-cell>
          <table:table-cell table:formula="of:=[.F21]/[.G21]" office:value-type="float" office:value="1483.44508104108" calcext:value-type="float">
            <text:p>1483,445081041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1110000010001100110110110000010001010011110110000101110001011011010110001100101110100110111010011000100010110101011111110001</text:p>
          </table:table-cell>
          <table:table-cell office:value-type="float" office:value="1.46260789770763E+038" calcext:value-type="float">
            <text:p>1,46260789770763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73225843134589" calcext:value-type="float">
            <text:p>2,73225843134589</text:p>
          </table:table-cell>
          <table:table-cell table:formula="of:=[.F22]/[.G22]" office:value-type="float" office:value="1499.12612694632" calcext:value-type="float">
            <text:p>1499,126126946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</text:p>
          </table:table-cell>
          <table:table-cell office:value-type="float" office:value="1.63539391102241E+038" calcext:value-type="float">
            <text:p>1,63539391102241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1792869052729" calcext:value-type="float">
            <text:p>3,41792869052729</text:p>
          </table:table-cell>
          <table:table-cell table:formula="of:=[.F23]/[.G23]" office:value-type="float" office:value="1198.3866168279" calcext:value-type="float">
            <text:p>1198,38661682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011000011100011010101010100110011101010001110110100001001010011001111010000000010001100111101101010001001111101110111010</text:p>
          </table:table-cell>
          <table:table-cell office:value-type="float" office:value="1.6666118170189E+038" calcext:value-type="float">
            <text:p>1,6666118170189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5606901039397" calcext:value-type="float">
            <text:p>3,45606901039397</text:p>
          </table:table-cell>
          <table:table-cell table:formula="of:=[.F24]/[.G24]" office:value-type="float" office:value="1185.16151954185" calcext:value-type="float">
            <text:p>1185,161519541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10110000001011010001000110101111101110001001000011001011000000101101100001000010110110100101101001111101101011101011110001</text:p>
          </table:table-cell>
          <table:table-cell office:value-type="float" office:value="1.68483304904514E+038" calcext:value-type="float">
            <text:p>1,68483304904514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.55591288422597" calcext:value-type="float">
            <text:p>5,55591288422597</text:p>
          </table:table-cell>
          <table:table-cell table:formula="of:=[.F25]/[.G25]" office:value-type="float" office:value="737.232581819116" calcext:value-type="float">
            <text:p>737,2325818191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0000001011011100100100011110100100100111110001101110110000010011001011001101110001100100101110010110000001100110111111010</text:p>
          </table:table-cell>
          <table:table-cell office:value-type="float" office:value="1.70170900028612E+038" calcext:value-type="float">
            <text:p>1,70170900028612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77992065614018" calcext:value-type="float">
            <text:p>2,77992065614018</text:p>
          </table:table-cell>
          <table:table-cell table:formula="of:=[.F26]/[.G26]" office:value-type="float" office:value="1473.4233478761" calcext:value-type="float">
            <text:p>1473,42334787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1011001110101011110000001000010101010001100111101010010111100001000001000111101000000101010011111111000101101110001101</text:p>
          </table:table-cell>
          <table:table-cell office:value-type="float" office:value="1.73032865622736E+038" calcext:value-type="float">
            <text:p>1,73032865622736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83410708034726" calcext:value-type="float">
            <text:p>2,83410708034726</text:p>
          </table:table-cell>
          <table:table-cell table:formula="of:=[.F27]/[.G27]" office:value-type="float" office:value="1445.25237892498" calcext:value-type="float">
            <text:p>1445,252378924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00101011010001101100001110111101111101011110001010111110100011110111000010111100011111110100111100000110100011111101001000</text:p>
          </table:table-cell>
          <table:table-cell office:value-type="float" office:value="1.86990735577372E+038" calcext:value-type="float">
            <text:p>1,86990735577372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54175100223486" calcext:value-type="float">
            <text:p>4,54175100223486</text:p>
          </table:table-cell>
          <table:table-cell table:formula="of:=[.F28]/[.G28]" office:value-type="float" office:value="901.854812820976" calcext:value-type="float">
            <text:p>901,8548128209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10111101111110111110100011011000010000111100001100011011101100001111011000001000110000111000011000110010110100111100111</text:p>
          </table:table-cell>
          <table:table-cell office:value-type="float" office:value="1.95889742099852E+038" calcext:value-type="float">
            <text:p>1,95889742099852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3189921148921" calcext:value-type="float">
            <text:p>4,3189921148921</text:p>
          </table:table-cell>
          <table:table-cell table:formula="of:=[.F29]/[.G29]" office:value-type="float" office:value="948.369409121352" calcext:value-type="float">
            <text:p>948,3694091213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01110001010000101100011110010110001000001100011111100010011000011111111011100101000100101010110010110110011111111100101</text:p>
          </table:table-cell>
          <table:table-cell office:value-type="float" office:value="2.02336697357765E+038" calcext:value-type="float">
            <text:p>2,0233669735776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1006668242223" calcext:value-type="float">
            <text:p>3,1006668242223</text:p>
          </table:table-cell>
          <table:table-cell table:formula="of:=[.F30]/[.G30]" office:value-type="float" office:value="1321.00616809333" calcext:value-type="float">
            <text:p>1321,006168093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10110100011001011111000011100100001010001000000110101110101001100010110010000011010110110011011101001100010111100111001</text:p>
          </table:table-cell>
          <table:table-cell office:value-type="float" office:value="2.02510995880946E+038" calcext:value-type="float">
            <text:p>2,02510995880946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29244053829623" calcext:value-type="float">
            <text:p>4,29244053829623</text:p>
          </table:table-cell>
          <table:table-cell table:formula="of:=[.F31]/[.G31]" office:value-type="float" office:value="954.235699587768" calcext:value-type="float">
            <text:p>954,2356995877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00001011000010110000000100110100001101000001001010001101110111001010101101011101111011101011001101011101101101001000000</text:p>
          </table:table-cell>
          <table:table-cell office:value-type="float" office:value="2.21345130531855E+038" calcext:value-type="float">
            <text:p>2,2134513053185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92852595439924" calcext:value-type="float">
            <text:p>3,92852595439924</text:p>
          </table:table-cell>
          <table:table-cell table:formula="of:=[.F32]/[.G32]" office:value-type="float" office:value="1042.63025051756" calcext:value-type="float">
            <text:p>1042,630250517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</text:p>
          </table:table-cell>
          <table:table-cell office:value-type="float" office:value="2.21865801499357E+038" calcext:value-type="float">
            <text:p>2,21865801499357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21642585803346" calcext:value-type="float">
            <text:p>4,21642585803346</text:p>
          </table:table-cell>
          <table:table-cell table:formula="of:=[.F33]/[.G33]" office:value-type="float" office:value="971.438876885736" calcext:value-type="float">
            <text:p>971,4388768857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</text:p>
          </table:table-cell>
          <table:table-cell office:value-type="float" office:value="2.36909708553706E+038" calcext:value-type="float">
            <text:p>2,36909708553706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79555165298312" calcext:value-type="float">
            <text:p>2,79555165298312</text:p>
          </table:table-cell>
          <table:table-cell table:formula="of:=[.F34]/[.G34]" office:value-type="float" office:value="1465.18487527468" calcext:value-type="float">
            <text:p>1465,184875274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101011101110010110101010000011111011111010011001001100101101011100000111000100111101000110000110001100011010001110011111</text:p>
          </table:table-cell>
          <table:table-cell office:value-type="float" office:value="2.3751070104856E+038" calcext:value-type="float">
            <text:p>2,3751070104856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30412702713584" calcext:value-type="float">
            <text:p>3,30412702713584</text:p>
          </table:table-cell>
          <table:table-cell table:formula="of:=[.F35]/[.G35]" office:value-type="float" office:value="1239.66178248013" calcext:value-type="float">
            <text:p>1239,661782480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</text:p>
          </table:table-cell>
          <table:table-cell office:value-type="float" office:value="2.40524549017897E+038" calcext:value-type="float">
            <text:p>2,40524549017897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.85217573680728" calcext:value-type="float">
            <text:p>5,85217573680728</text:p>
          </table:table-cell>
          <table:table-cell table:formula="of:=[.F36]/[.G36]" office:value-type="float" office:value="699.910628834707" calcext:value-type="float">
            <text:p>699,9106288347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0011001101100110110011100010111111000000101011111111111111110110011111001010111100100101010000110011011010000011111011</text:p>
          </table:table-cell>
          <table:table-cell office:value-type="float" office:value="2.52952349268416E+038" calcext:value-type="float">
            <text:p>2,52952349268416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38638114875796" calcext:value-type="float">
            <text:p>3,38638114875796</text:p>
          </table:table-cell>
          <table:table-cell table:formula="of:=[.F37]/[.G37]" office:value-type="float" office:value="1209.5507918541" calcext:value-type="float">
            <text:p>1209,55079185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1111001000100100010011001110000111111111010010100001110110000000010010100100001000100111001111111011010100100101101101</text:p>
          </table:table-cell>
          <table:table-cell office:value-type="float" office:value="2.53199944222529E+038" calcext:value-type="float">
            <text:p>2,53199944222529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19175147819328" calcext:value-type="float">
            <text:p>4,19175147819328</text:p>
          </table:table-cell>
          <table:table-cell table:formula="of:=[.F38]/[.G38]" office:value-type="float" office:value="977.157167190992" calcext:value-type="float">
            <text:p>977,1571671909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00100001111000001100101001100101001011001101001110010111001101010111010101101011100011001111000110011100000111010101000100</text:p>
          </table:table-cell>
          <table:table-cell office:value-type="float" office:value="2.55915395556639E+038" calcext:value-type="float">
            <text:p>2,55915395556639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92674553602391" calcext:value-type="float">
            <text:p>2,92674553602391</text:p>
          </table:table-cell>
          <table:table-cell table:formula="of:=[.F39]/[.G39]" office:value-type="float" office:value="1399.50670448944" calcext:value-type="float">
            <text:p>1399,506704489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11111011001000000111110110110100010100111100010111011101010111101111000100001001001101000001001111011111110111001011001001</text:p>
          </table:table-cell>
          <table:table-cell office:value-type="float" office:value="2.60427477222418E+038" calcext:value-type="float">
            <text:p>2,60427477222418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10612502803268" calcext:value-type="float">
            <text:p>3,10612502803268</text:p>
          </table:table-cell>
          <table:table-cell table:formula="of:=[.F40]/[.G40]" office:value-type="float" office:value="1318.68484463237" calcext:value-type="float">
            <text:p>1318,684844632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010100100011111101010011000010111000100100011101000110010110110101000010000011101101010001001000000011110001000010001101</text:p>
          </table:table-cell>
          <table:table-cell office:value-type="float" office:value="2.60955739887556E+038" calcext:value-type="float">
            <text:p>2,60955739887556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06898617409792" calcext:value-type="float">
            <text:p>3,06898617409792</text:p>
          </table:table-cell>
          <table:table-cell table:formula="of:=[.F41]/[.G41]" office:value-type="float" office:value="1334.64270206559" calcext:value-type="float">
            <text:p>1334,642702065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110111100001101100001101000000000110011100011010010100101101000100001001010111110110111000010010100111001001001000011101</text:p>
          </table:table-cell>
          <table:table-cell office:value-type="float" office:value="2.61681925731588E+038" calcext:value-type="float">
            <text:p>2,61681925731588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34116983726796" calcext:value-type="float">
            <text:p>4,34116983726796</text:p>
          </table:table-cell>
          <table:table-cell table:formula="of:=[.F42]/[.G42]" office:value-type="float" office:value="943.524476936324" calcext:value-type="float">
            <text:p>943,5244769363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1011011101111101110000100110011001101010001001101100101001010110011010111101010110000110100111010101011111001000001101001</text:p>
          </table:table-cell>
          <table:table-cell office:value-type="float" office:value="2.62434169230387E+038" calcext:value-type="float">
            <text:p>2,62434169230387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4.30145633829438" calcext:value-type="float">
            <text:p>4,30145633829438</text:p>
          </table:table-cell>
          <table:table-cell table:formula="of:=[.F43]/[.G43]" office:value-type="float" office:value="952.235633205137" calcext:value-type="float">
            <text:p>952,2356332051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11001001101111101110110000111010001100001001010101001110101110111111011110011100100000110110010100101011110000111010011001</text:p>
          </table:table-cell>
          <table:table-cell office:value-type="float" office:value="2.75352607309104E+038" calcext:value-type="float">
            <text:p>2,75352607309104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08158589823022" calcext:value-type="float">
            <text:p>3,08158589823022</text:p>
          </table:table-cell>
          <table:table-cell table:formula="of:=[.F44]/[.G44]" office:value-type="float" office:value="1329.18572944936" calcext:value-type="float">
            <text:p>1329,185729449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0011111110001001010000101011001100010001111101000001010101010110101100011000011101011011011101110000110101110100001100011</text:p>
          </table:table-cell>
          <table:table-cell office:value-type="float" office:value="2.98406868409185E+038" calcext:value-type="float">
            <text:p>2,98406868409185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5608940301661" calcext:value-type="float">
            <text:p>3,45608940301661</text:p>
          </table:table-cell>
          <table:table-cell table:formula="of:=[.F45]/[.G45]" office:value-type="float" office:value="1185.15452650758" calcext:value-type="float">
            <text:p>1185,154526507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1101010101010011000010100101100001101000110110011000110101010010101011101110110001000101100000110101100111101011011100100</text:p>
          </table:table-cell>
          <table:table-cell office:value-type="float" office:value="2.99962358036837E+038" calcext:value-type="float">
            <text:p>2,99962358036837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5231193525488" calcext:value-type="float">
            <text:p>3,45231193525488</text:p>
          </table:table-cell>
          <table:table-cell table:formula="of:=[.F46]/[.G46]" office:value-type="float" office:value="1186.45130475372" calcext:value-type="float">
            <text:p>1186,4513047537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00000110101001111011000111101111011101101000110100111101001000101100110110010110110111111111001110110000010001111100100100</text:p>
          </table:table-cell>
          <table:table-cell office:value-type="float" office:value="3.03202203203161E+038" calcext:value-type="float">
            <text:p>3,03202203203161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02569773386174" calcext:value-type="float">
            <text:p>3,02569773386174</text:p>
          </table:table-cell>
          <table:table-cell table:formula="of:=[.F47]/[.G47]" office:value-type="float" office:value="1353.73733937799" calcext:value-type="float">
            <text:p>1353,737339377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</text:p>
          </table:table-cell>
          <table:table-cell office:value-type="float" office:value="3.0651202633826E+038" calcext:value-type="float">
            <text:p>3,0651202633826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.68689347994545" calcext:value-type="float">
            <text:p>2,68689347994545</text:p>
          </table:table-cell>
          <table:table-cell table:formula="of:=[.F48]/[.G48]" office:value-type="float" office:value="1524.43706107886" calcext:value-type="float">
            <text:p>1524,437061078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</text:p>
          </table:table-cell>
          <table:table-cell office:value-type="float" office:value="3.28099583131724E+038" calcext:value-type="float">
            <text:p>3,28099583131724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7.07233810465363" calcext:value-type="float">
            <text:p>7,07233810465363</text:p>
          </table:table-cell>
          <table:table-cell table:formula="of:=[.F49]/[.G49]" office:value-type="float" office:value="579.157831453903" calcext:value-type="float">
            <text:p>579,1578314539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00111001101011111111101001011010000010001100001111110111000101011000111000101110011001010000111001011100001010110001111111</text:p>
          </table:table-cell>
          <table:table-cell office:value-type="float" office:value="3.30846663664747E+038" calcext:value-type="float">
            <text:p>3,30846663664747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31319093431484" calcext:value-type="float">
            <text:p>3,31319093431484</text:p>
          </table:table-cell>
          <table:table-cell table:formula="of:=[.F50]/[.G50]" office:value-type="float" office:value="1236.27043572333" calcext:value-type="float">
            <text:p>1236,270435723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1001010101001110011001101010101101011111100101010011000110101111111011001001010000111000100111000101001100010111011111000</text:p>
          </table:table-cell>
          <table:table-cell office:value-type="float" office:value="3.33857483734591E+038" calcext:value-type="float">
            <text:p>3,33857483734591E+038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.47227538198969" calcext:value-type="float">
            <text:p>3,47227538198969</text:p>
          </table:table-cell>
          <table:table-cell table:formula="of:=[.F51]/[.G51]" office:value-type="float" office:value="1179.62993985025" calcext:value-type="float">
            <text:p>1179,62993985025</text:p>
          </table:table-cell>
        </table:table-row>
      </table:table>
      <table:table table:name="bignum_192_01.dat - 16 frasco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float" office:value="4.75065250660836E+055" calcext:value-type="float">
            <text:p>4,75065250660836E+055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97.755773846963" calcext:value-type="float">
            <text:p>197,755773846963</text:p>
          </table:table-cell>
          <table:table-cell table:formula="of:=[.F2]/[.G2]" office:value-type="float" office:value="331.398667786642" calcext:value-type="float">
            <text:p>331,398667786642</text:p>
          </table:table-cell>
          <table:table-cell/>
          <table:table-cell table:formula="of:= 16 * 2^(192/16)" office:value-type="float" office:value="65536" calcext:value-type="float">
            <text:p>655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float" office:value="9.9639327107753E+055" calcext:value-type="float">
            <text:p>9,9639327107753E+055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30.5447871643836" calcext:value-type="float">
            <text:p>30,5447871643836</text:p>
          </table:table-cell>
          <table:table-cell table:formula="of:=[.F3]/[.G3]" office:value-type="float" office:value="2145.5706876366" calcext:value-type="float">
            <text:p>2145,570687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float" office:value="2.09308440015524E+056" calcext:value-type="float">
            <text:p>2,09308440015524E+056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4.4040024220115" calcext:value-type="float">
            <text:p>44,4040024220115</text:p>
          </table:table-cell>
          <table:table-cell table:formula="of:=[.F4]/[.G4]" office:value-type="float" office:value="1475.90299129236" calcext:value-type="float">
            <text:p>1475,90299129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float" office:value="2.59721910544769E+056" calcext:value-type="float">
            <text:p>2,59721910544769E+056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2.2377025858504" calcext:value-type="float">
            <text:p>42,2377025858504</text:p>
          </table:table-cell>
          <table:table-cell table:formula="of:=[.F5]/[.G5]" office:value-type="float" office:value="1551.59954229979" calcext:value-type="float">
            <text:p>1551,59954229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float" office:value="3.2364641473254E+056" calcext:value-type="float">
            <text:p>3,2364641473254E+056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39.7415050217777" calcext:value-type="float">
            <text:p>39,7415050217777</text:p>
          </table:table-cell>
          <table:table-cell table:formula="of:=[.F6]/[.G6]" office:value-type="float" office:value="1649.05682268669" calcext:value-type="float">
            <text:p>1649,05682268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73498393734235E+056" calcext:value-type="float">
            <text:p>8,73498393734235E+056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4.7651432735563" calcext:value-type="float">
            <text:p>44,7651432735563</text:p>
          </table:table-cell>
          <table:table-cell table:formula="of:=[.F7]/[.G7]" office:value-type="float" office:value="1463.99620793157" calcext:value-type="float">
            <text:p>1463,99620793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32528402589915E+057" calcext:value-type="float">
            <text:p>1,32528402589915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2.4880000109586" calcext:value-type="float">
            <text:p>42,4880000109586</text:p>
          </table:table-cell>
          <table:table-cell table:formula="of:=[.F8]/[.G8]" office:value-type="float" office:value="1542.45904686257" calcext:value-type="float">
            <text:p>1542,45904686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float" office:value="1.35829840081316E+057" calcext:value-type="float">
            <text:p>1,35829840081316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35.0152020675445" calcext:value-type="float">
            <text:p>35,0152020675445</text:p>
          </table:table-cell>
          <table:table-cell table:formula="of:=[.F9]/[.G9]" office:value-type="float" office:value="1871.64420395406" calcext:value-type="float">
            <text:p>1871,64420395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float" office:value="1.36144870214919E+057" calcext:value-type="float">
            <text:p>1,36144870214919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32.9157594118551" calcext:value-type="float">
            <text:p>32,9157594118551</text:p>
          </table:table-cell>
          <table:table-cell table:formula="of:=[.F10]/[.G10]" office:value-type="float" office:value="1991.02196549645" calcext:value-type="float">
            <text:p>1991,02196549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float" office:value="1.47576971488298E+057" calcext:value-type="float">
            <text:p>1,47576971488298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5.6222324712319" calcext:value-type="float">
            <text:p>45,6222324712319</text:p>
          </table:table-cell>
          <table:table-cell table:formula="of:=[.F11]/[.G11]" office:value-type="float" office:value="1436.49261445777" calcext:value-type="float">
            <text:p>1436,49261445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float" office:value="1.50124705581403E+057" calcext:value-type="float">
            <text:p>1,50124705581403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44.335003037055" calcext:value-type="float">
            <text:p>144,335003037055</text:p>
          </table:table-cell>
          <table:table-cell table:formula="of:=[.F12]/[.G12]" office:value-type="float" office:value="454.054793508232" calcext:value-type="float">
            <text:p>454,054793508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float" office:value="1.531640514275E+057" calcext:value-type="float">
            <text:p>1,531640514275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243.11102881147" calcext:value-type="float">
            <text:p>243,11102881147</text:p>
          </table:table-cell>
          <table:table-cell table:formula="of:=[.F13]/[.G13]" office:value-type="float" office:value="269.572303323279" calcext:value-type="float">
            <text:p>269,57230332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float" office:value="1.66410192778893E+057" calcext:value-type="float">
            <text:p>1,66410192778893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70.229879699518" calcext:value-type="float">
            <text:p>170,229879699518</text:p>
          </table:table-cell>
          <table:table-cell table:formula="of:=[.F14]/[.G14]" office:value-type="float" office:value="384.985292333409" calcext:value-type="float">
            <text:p>384,985292333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float" office:value="1.67386873879347E+057" calcext:value-type="float">
            <text:p>1,67386873879347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6.5198761773801" calcext:value-type="float">
            <text:p>46,5198761773801</text:p>
          </table:table-cell>
          <table:table-cell table:formula="of:=[.F15]/[.G15]" office:value-type="float" office:value="1408.77417106855" calcext:value-type="float">
            <text:p>1408,77417106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float" office:value="1.88820532244991E+057" calcext:value-type="float">
            <text:p>1,88820532244991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13.675056602931" calcext:value-type="float">
            <text:p>113,675056602931</text:p>
          </table:table-cell>
          <table:table-cell table:formula="of:=[.F16]/[.G16]" office:value-type="float" office:value="576.520495863208" calcext:value-type="float">
            <text:p>576,520495863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2.0422475569804E+057" calcext:value-type="float">
            <text:p>2,0422475569804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3.6311216843519" calcext:value-type="float">
            <text:p>43,6311216843519</text:p>
          </table:table-cell>
          <table:table-cell table:formula="of:=[.F17]/[.G17]" office:value-type="float" office:value="1502.0471046818" calcext:value-type="float">
            <text:p>1502,047104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float" office:value="2.267838811352E+057" calcext:value-type="float">
            <text:p>2,267838811352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65.0846495563702" calcext:value-type="float">
            <text:p>65,0846495563702</text:p>
          </table:table-cell>
          <table:table-cell table:formula="of:=[.F18]/[.G18]" office:value-type="float" office:value="1006.93482175454" calcext:value-type="float">
            <text:p>1006,93482175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2.37389524607896E+057" calcext:value-type="float">
            <text:p>2,37389524607896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55.8806296074055" calcext:value-type="float">
            <text:p>55,8806296074055</text:p>
          </table:table-cell>
          <table:table-cell table:formula="of:=[.F19]/[.G19]" office:value-type="float" office:value="1172.78564075654" calcext:value-type="float">
            <text:p>1172,78564075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float" office:value="2.67899931564778E+057" calcext:value-type="float">
            <text:p>2,67899931564778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52.8993668717763" calcext:value-type="float">
            <text:p>52,8993668717763</text:p>
          </table:table-cell>
          <table:table-cell table:formula="of:=[.F20]/[.G20]" office:value-type="float" office:value="1238.88061191458" calcext:value-type="float">
            <text:p>1238,88061191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float" office:value="2.69803535691991E+057" calcext:value-type="float">
            <text:p>2,69803535691991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6.6987028605198" calcext:value-type="float">
            <text:p>46,6987028605198</text:p>
          </table:table-cell>
          <table:table-cell table:formula="of:=[.F21]/[.G21]" office:value-type="float" office:value="1403.37945136814" calcext:value-type="float">
            <text:p>1403,37945136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2.79158972282447E+057" calcext:value-type="float">
            <text:p>2,79158972282447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8.3356414038437" calcext:value-type="float">
            <text:p>48,3356414038437</text:p>
          </table:table-cell>
          <table:table-cell table:formula="of:=[.F22]/[.G22]" office:value-type="float" office:value="1355.85249510703" calcext:value-type="float">
            <text:p>1355,85249510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float" office:value="2.86575247151321E+057" calcext:value-type="float">
            <text:p>2,86575247151321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72.65781766272" calcext:value-type="float">
            <text:p>72,65781766272</text:p>
          </table:table-cell>
          <table:table-cell table:formula="of:=[.F23]/[.G23]" office:value-type="float" office:value="901.981398673716" calcext:value-type="float">
            <text:p>901,981398673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2.92525877702001E+057" calcext:value-type="float">
            <text:p>2,92525877702001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66.2939872231872" calcext:value-type="float">
            <text:p>66,2939872231872</text:p>
          </table:table-cell>
          <table:table-cell table:formula="of:=[.F24]/[.G24]" office:value-type="float" office:value="988.566274937796" calcext:value-type="float">
            <text:p>988,566274937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float" office:value="3.07676839939443E+057" calcext:value-type="float">
            <text:p>3,07676839939443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5.8818037115901" calcext:value-type="float">
            <text:p>45,8818037115901</text:p>
          </table:table-cell>
          <table:table-cell table:formula="of:=[.F25]/[.G25]" office:value-type="float" office:value="1428.36581604234" calcext:value-type="float">
            <text:p>1428,36581604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3.3840539034809E+057" calcext:value-type="float">
            <text:p>3,3840539034809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2.9062541921301" calcext:value-type="float">
            <text:p>42,9062541921301</text:p>
          </table:table-cell>
          <table:table-cell table:formula="of:=[.F26]/[.G26]" office:value-type="float" office:value="1527.42301172543" calcext:value-type="float">
            <text:p>1527,42301172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float" office:value="3.44930970309669E+057" calcext:value-type="float">
            <text:p>3,44930970309669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50.3601359768584" calcext:value-type="float">
            <text:p>50,3601359768584</text:p>
          </table:table-cell>
          <table:table-cell table:formula="of:=[.F27]/[.G27]" office:value-type="float" office:value="1301.3467642366" calcext:value-type="float">
            <text:p>1301,346764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float" office:value="3.51845909080339E+057" calcext:value-type="float">
            <text:p>3,51845909080339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83.5938530156038" calcext:value-type="float">
            <text:p>83,5938530156038</text:p>
          </table:table-cell>
          <table:table-cell table:formula="of:=[.F28]/[.G28]" office:value-type="float" office:value="783.981089946493" calcext:value-type="float">
            <text:p>783,981089946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float" office:value="3.53480769727041E+057" calcext:value-type="float">
            <text:p>3,53480769727041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72.7043637707522" calcext:value-type="float">
            <text:p>72,7043637707522</text:p>
          </table:table-cell>
          <table:table-cell table:formula="of:=[.F29]/[.G29]" office:value-type="float" office:value="901.403940575629" calcext:value-type="float">
            <text:p>901,403940575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float" office:value="3.77704217542626E+057" calcext:value-type="float">
            <text:p>3,77704217542626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41.250821867806" calcext:value-type="float">
            <text:p>141,250821867806</text:p>
          </table:table-cell>
          <table:table-cell table:formula="of:=[.F30]/[.G30]" office:value-type="float" office:value="463.968981797033" calcext:value-type="float">
            <text:p>463,968981797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3.8725446811204E+057" calcext:value-type="float">
            <text:p>3,8725446811204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74.258266230856" calcext:value-type="float">
            <text:p>174,258266230856</text:p>
          </table:table-cell>
          <table:table-cell table:formula="of:=[.F31]/[.G31]" office:value-type="float" office:value="376.085458770595" calcext:value-type="float">
            <text:p>376,085458770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4.08199384707543E+057" calcext:value-type="float">
            <text:p>4,08199384707543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1.8084660379293" calcext:value-type="float">
            <text:p>41,8084660379293</text:p>
          </table:table-cell>
          <table:table-cell table:formula="of:=[.F32]/[.G32]" office:value-type="float" office:value="1567.52940757369" calcext:value-type="float">
            <text:p>1567,52940757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float" office:value="4.11171961201772E+057" calcext:value-type="float">
            <text:p>4,11171961201772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40.069314389639" calcext:value-type="float">
            <text:p>140,069314389639</text:p>
          </table:table-cell>
          <table:table-cell table:formula="of:=[.F33]/[.G33]" office:value-type="float" office:value="467.88263571916" calcext:value-type="float">
            <text:p>467,88263571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float" office:value="4.3536407426687E+057" calcext:value-type="float">
            <text:p>4,3536407426687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58.306614759447" calcext:value-type="float">
            <text:p>158,306614759447</text:p>
          </table:table-cell>
          <table:table-cell table:formula="of:=[.F34]/[.G34]" office:value-type="float" office:value="413.981437854536" calcext:value-type="float">
            <text:p>413,981437854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float" office:value="4.36912205033037E+057" calcext:value-type="float">
            <text:p>4,36912205033037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31.1081620635103" calcext:value-type="float">
            <text:p>31,1081620635103</text:p>
          </table:table-cell>
          <table:table-cell table:formula="of:=[.F35]/[.G35]" office:value-type="float" office:value="2106.71398285125" calcext:value-type="float">
            <text:p>2106,71398285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float" office:value="4.38129911701012E+057" calcext:value-type="float">
            <text:p>4,38129911701012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3.8058735746559" calcext:value-type="float">
            <text:p>43,8058735746559</text:p>
          </table:table-cell>
          <table:table-cell table:formula="of:=[.F36]/[.G36]" office:value-type="float" office:value="1496.05508695793" calcext:value-type="float">
            <text:p>1496,05508695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float" office:value="4.41369614733215E+057" calcext:value-type="float">
            <text:p>4,41369614733215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1.5540106188095" calcext:value-type="float">
            <text:p>41,5540106188095</text:p>
          </table:table-cell>
          <table:table-cell table:formula="of:=[.F37]/[.G37]" office:value-type="float" office:value="1577.12815259125" calcext:value-type="float">
            <text:p>1577,1281525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float" office:value="4.4940042649759E+057" calcext:value-type="float">
            <text:p>4,4940042649759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9.8820608632158" calcext:value-type="float">
            <text:p>49,8820608632158</text:p>
          </table:table-cell>
          <table:table-cell table:formula="of:=[.F38]/[.G38]" office:value-type="float" office:value="1313.81901360711" calcext:value-type="float">
            <text:p>1313,81901360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float" office:value="4.61626686419784E+057" calcext:value-type="float">
            <text:p>4,61626686419784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33.624205877036" calcext:value-type="float">
            <text:p>33,624205877036</text:p>
          </table:table-cell>
          <table:table-cell table:formula="of:=[.F39]/[.G39]" office:value-type="float" office:value="1949.07205361714" calcext:value-type="float">
            <text:p>1949,07205361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float" office:value="4.80403902208376E+057" calcext:value-type="float">
            <text:p>4,80403902208376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61.5781377189528" calcext:value-type="float">
            <text:p>61,5781377189528</text:p>
          </table:table-cell>
          <table:table-cell table:formula="of:=[.F40]/[.G40]" office:value-type="float" office:value="1064.27382229569" calcext:value-type="float">
            <text:p>1064,27382229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5.11561084022276E+057" calcext:value-type="float">
            <text:p>5,11561084022276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68.047005445593" calcext:value-type="float">
            <text:p>168,047005445593</text:p>
          </table:table-cell>
          <table:table-cell table:formula="of:=[.F41]/[.G41]" office:value-type="float" office:value="389.986122193757" calcext:value-type="float">
            <text:p>389,986122193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float" office:value="5.30808728816008E+057" calcext:value-type="float">
            <text:p>5,30808728816008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50.1309476512961" calcext:value-type="float">
            <text:p>50,1309476512961</text:p>
          </table:table-cell>
          <table:table-cell table:formula="of:=[.F42]/[.G42]" office:value-type="float" office:value="1307.29625252368" calcext:value-type="float">
            <text:p>1307,29625252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float" office:value="5.4928181239065E+057" calcext:value-type="float">
            <text:p>5,4928181239065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75.882787661745" calcext:value-type="float">
            <text:p>75,882787661745</text:p>
          </table:table-cell>
          <table:table-cell table:formula="of:=[.F43]/[.G43]" office:value-type="float" office:value="863.64776544759" calcext:value-type="float">
            <text:p>863,64776544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float" office:value="5.50463513138135E+057" calcext:value-type="float">
            <text:p>5,50463513138135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58.8872729645964" calcext:value-type="float">
            <text:p>58,8872729645964</text:p>
          </table:table-cell>
          <table:table-cell table:formula="of:=[.F44]/[.G44]" office:value-type="float" office:value="1112.90601008814" calcext:value-type="float">
            <text:p>1112,90601008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float" office:value="5.57254636952699E+057" calcext:value-type="float">
            <text:p>5,57254636952699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50.1363189853953" calcext:value-type="float">
            <text:p>50,1363189853953</text:p>
          </table:table-cell>
          <table:table-cell table:formula="of:=[.F45]/[.G45]" office:value-type="float" office:value="1307.15619587251" calcext:value-type="float">
            <text:p>1307,15619587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5.80838770537957E+057" calcext:value-type="float">
            <text:p>5,80838770537957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54.7749966405925" calcext:value-type="float">
            <text:p>54,7749966405925</text:p>
          </table:table-cell>
          <table:table-cell table:formula="of:=[.F46]/[.G46]" office:value-type="float" office:value="1196.4583116274" calcext:value-type="float">
            <text:p>1196,4583116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81547373644345E+057" calcext:value-type="float">
            <text:p>5,81547373644345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53.031845074198" calcext:value-type="float">
            <text:p>53,031845074198</text:p>
          </table:table-cell>
          <table:table-cell table:formula="of:=[.F47]/[.G47]" office:value-type="float" office:value="1235.785779437" calcext:value-type="float">
            <text:p>1235,785779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float" office:value="5.87368502658445E+057" calcext:value-type="float">
            <text:p>5,87368502658445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72.7655120932481" calcext:value-type="float">
            <text:p>72,7655120932481</text:p>
          </table:table-cell>
          <table:table-cell table:formula="of:=[.F48]/[.G48]" office:value-type="float" office:value="900.646447949359" calcext:value-type="float">
            <text:p>900,646447949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float" office:value="5.89446047481142E+057" calcext:value-type="float">
            <text:p>5,89446047481142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43.7794259645147" calcext:value-type="float">
            <text:p>43,7794259645147</text:p>
          </table:table-cell>
          <table:table-cell table:formula="of:=[.F49]/[.G49]" office:value-type="float" office:value="1496.9588695183" calcext:value-type="float">
            <text:p>1496,9588695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float" office:value="6.15858355954464E+057" calcext:value-type="float">
            <text:p>6,15858355954464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32.0307117233159" calcext:value-type="float">
            <text:p>32,0307117233159</text:p>
          </table:table-cell>
          <table:table-cell table:formula="of:=[.F50]/[.G50]" office:value-type="float" office:value="2046.03633431894" calcext:value-type="float">
            <text:p>2046,03633431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float" office:value="6.18278160796205E+057" calcext:value-type="float">
            <text:p>6,18278160796205E+057</text:p>
          </table:table-cell>
          <table:table-cell office:value-type="float" office:value="16" calcext:value-type="float">
            <text:p>16</text:p>
          </table:table-cell>
          <table:table-cell table:formula="of:= 16 * 2^(192/16)" office:value-type="float" office:value="65536" calcext:value-type="float">
            <text:p>65536</text:p>
          </table:table-cell>
          <table:table-cell office:value-type="float" office:value="164.899021271108" calcext:value-type="float">
            <text:p>164,899021271108</text:p>
          </table:table-cell>
          <table:table-cell table:formula="of:=[.F51]/[.G51]" office:value-type="float" office:value="397.431103561574" calcext:value-type="float">
            <text:p>397,431103561574</text:p>
          </table:table-cell>
          <table:table-cell table:number-columns-repeated="2"/>
        </table:table-row>
      </table:table>
      <table:table table:name="bignum_192_02.dat - 16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float" office:value="1.63833245375327E+056" calcext:value-type="float">
            <text:p>1,63833245375327E+056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5.5483055411414" calcext:value-type="float">
            <text:p>55,5483055411414</text:p>
          </table:table-cell>
          <table:table-cell table:formula="of:=[.F2]/[.G2]" office:value-type="float" office:value="1179.80196446247" calcext:value-type="float">
            <text:p>1179,801964462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float" office:value="2.08244086102451E+056" calcext:value-type="float">
            <text:p>2,08244086102451E+056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0.525195517544" calcext:value-type="float">
            <text:p>40,525195517544</text:p>
          </table:table-cell>
          <table:table-cell table:formula="of:=[.F3]/[.G3]" office:value-type="float" office:value="1617.16678138242" calcext:value-type="float">
            <text:p>1617,166781382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float" office:value="2.79014239060125E+056" calcext:value-type="float">
            <text:p>2,79014239060125E+056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38.4850298240919" calcext:value-type="float">
            <text:p>38,4850298240919</text:p>
          </table:table-cell>
          <table:table-cell table:formula="of:=[.F4]/[.G4]" office:value-type="float" office:value="1702.89591302263" calcext:value-type="float">
            <text:p>1702,895913022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float" office:value="3.08069662755268E+056" calcext:value-type="float">
            <text:p>3,08069662755268E+056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38.923328903332" calcext:value-type="float">
            <text:p>38,923328903332</text:p>
          </table:table-cell>
          <table:table-cell table:formula="of:=[.F5]/[.G5]" office:value-type="float" office:value="1683.72032522608" calcext:value-type="float">
            <text:p>1683,720325226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float" office:value="6.24549102510568E+056" calcext:value-type="float">
            <text:p>6,24549102510568E+056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4.1313557082405" calcext:value-type="float">
            <text:p>44,1313557082405</text:p>
          </table:table-cell>
          <table:table-cell table:formula="of:=[.F6]/[.G6]" office:value-type="float" office:value="1485.02122693146" calcext:value-type="float">
            <text:p>1485,021226931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float" office:value="8.7445172373518E+056" calcext:value-type="float">
            <text:p>8,7445172373518E+056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3.3468718755019" calcext:value-type="float">
            <text:p>43,3468718755019</text:p>
          </table:table-cell>
          <table:table-cell table:formula="of:=[.F7]/[.G7]" office:value-type="float" office:value="1511.89687201024" calcext:value-type="float">
            <text:p>1511,896872010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float" office:value="9.24289015929331E+056" calcext:value-type="float">
            <text:p>9,24289015929331E+056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2.5282983989897" calcext:value-type="float">
            <text:p>52,5282983989897</text:p>
          </table:table-cell>
          <table:table-cell table:formula="of:=[.F8]/[.G8]" office:value-type="float" office:value="1247.63226674901" calcext:value-type="float">
            <text:p>1247,632266749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float" office:value="9.6910021981931E+056" calcext:value-type="float">
            <text:p>9,6910021981931E+056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36.8495543204036" calcext:value-type="float">
            <text:p>36,8495543204036</text:p>
          </table:table-cell>
          <table:table-cell table:formula="of:=[.F9]/[.G9]" office:value-type="float" office:value="1778.47469823299" calcext:value-type="float">
            <text:p>1778,474698232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1.05250234915087E+057" calcext:value-type="float">
            <text:p>1,05250234915087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3.2919330846646" calcext:value-type="float">
            <text:p>43,2919330846646</text:p>
          </table:table-cell>
          <table:table-cell table:formula="of:=[.F10]/[.G10]" office:value-type="float" office:value="1513.81551551032" calcext:value-type="float">
            <text:p>1513,815515510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float" office:value="1.13349422658795E+057" calcext:value-type="float">
            <text:p>1,13349422658795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73.1688827727438" calcext:value-type="float">
            <text:p>73,1688827727438</text:p>
          </table:table-cell>
          <table:table-cell table:formula="of:=[.F11]/[.G11]" office:value-type="float" office:value="895.681299433656" calcext:value-type="float">
            <text:p>895,6812994336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1.18996233427034E+057" calcext:value-type="float">
            <text:p>1,18996233427034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8.9172912909496" calcext:value-type="float">
            <text:p>58,9172912909496</text:p>
          </table:table-cell>
          <table:table-cell table:formula="of:=[.F12]/[.G12]" office:value-type="float" office:value="1112.33898510991" calcext:value-type="float">
            <text:p>1112,338985109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1.4387262871863E+057" calcext:value-type="float">
            <text:p>1,4387262871863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5.8824628480176" calcext:value-type="float">
            <text:p>45,8824628480176</text:p>
          </table:table-cell>
          <table:table-cell table:formula="of:=[.F13]/[.G13]" office:value-type="float" office:value="1428.34529648252" calcext:value-type="float">
            <text:p>1428,345296482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float" office:value="1.49487888878881E+057" calcext:value-type="float">
            <text:p>1,49487888878881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9.7272506355317" calcext:value-type="float">
            <text:p>59,7272506355317</text:p>
          </table:table-cell>
          <table:table-cell table:formula="of:=[.F14]/[.G14]" office:value-type="float" office:value="1097.25459154172" calcext:value-type="float">
            <text:p>1097,2545915417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1.56692694779549E+057" calcext:value-type="float">
            <text:p>1,56692694779549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3.9691660573947" calcext:value-type="float">
            <text:p>43,9691660573947</text:p>
          </table:table-cell>
          <table:table-cell table:formula="of:=[.F15]/[.G15]" office:value-type="float" office:value="1490.49904459078" calcext:value-type="float">
            <text:p>1490,499044590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float" office:value="1.68620887014431E+057" calcext:value-type="float">
            <text:p>1,68620887014431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9.3872628995193" calcext:value-type="float">
            <text:p>59,3872628995193</text:p>
          </table:table-cell>
          <table:table-cell table:formula="of:=[.F16]/[.G16]" office:value-type="float" office:value="1103.5362938158" calcext:value-type="float">
            <text:p>1103,53629381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float" office:value="1.77712999821865E+057" calcext:value-type="float">
            <text:p>1,77712999821865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8.3797391093558" calcext:value-type="float">
            <text:p>48,3797391093558</text:p>
          </table:table-cell>
          <table:table-cell table:formula="of:=[.F17]/[.G17]" office:value-type="float" office:value="1354.61664751571" calcext:value-type="float">
            <text:p>1354,616647515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float" office:value="1.80253147908077E+057" calcext:value-type="float">
            <text:p>1,80253147908077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7.2073648987211" calcext:value-type="float">
            <text:p>47,2073648987211</text:p>
          </table:table-cell>
          <table:table-cell table:formula="of:=[.F18]/[.G18]" office:value-type="float" office:value="1388.25795806653" calcext:value-type="float">
            <text:p>1388,257958066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float" office:value="1.94268690097468E+057" calcext:value-type="float">
            <text:p>1,94268690097468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1.8730952469597" calcext:value-type="float">
            <text:p>41,8730952469597</text:p>
          </table:table-cell>
          <table:table-cell table:formula="of:=[.F19]/[.G19]" office:value-type="float" office:value="1565.10999756481" calcext:value-type="float">
            <text:p>1565,109997564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float" office:value="2.21784075434426E+057" calcext:value-type="float">
            <text:p>2,21784075434426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38.3899860228663" calcext:value-type="float">
            <text:p>38,3899860228663</text:p>
          </table:table-cell>
          <table:table-cell table:formula="of:=[.F20]/[.G20]" office:value-type="float" office:value="1707.11184841184" calcext:value-type="float">
            <text:p>1707,111848411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float" office:value="2.47794146389835E+057" calcext:value-type="float">
            <text:p>2,47794146389835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4.933864227072" calcext:value-type="float">
            <text:p>44,933864227072</text:p>
          </table:table-cell>
          <table:table-cell table:formula="of:=[.F21]/[.G21]" office:value-type="float" office:value="1458.49908810014" calcext:value-type="float">
            <text:p>1458,499088100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2.61154916797007E+057" calcext:value-type="float">
            <text:p>2,61154916797007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69.1289432839216" calcext:value-type="float">
            <text:p>69,1289432839216</text:p>
          </table:table-cell>
          <table:table-cell table:formula="of:=[.F22]/[.G22]" office:value-type="float" office:value="948.025485227441" calcext:value-type="float">
            <text:p>948,0254852274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float" office:value="2.62049625857835E+057" calcext:value-type="float">
            <text:p>2,62049625857835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9.5548886251718" calcext:value-type="float">
            <text:p>49,5548886251718</text:p>
          </table:table-cell>
          <table:table-cell table:formula="of:=[.F23]/[.G23]" office:value-type="float" office:value="1322.49313474817" calcext:value-type="float">
            <text:p>1322,493134748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float" office:value="2.68246127591318E+057" calcext:value-type="float">
            <text:p>2,68246127591318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5.5315270602486" calcext:value-type="float">
            <text:p>45,5315270602486</text:p>
          </table:table-cell>
          <table:table-cell table:formula="of:=[.F24]/[.G24]" office:value-type="float" office:value="1439.35431625829" calcext:value-type="float">
            <text:p>1439,354316258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float" office:value="2.68316371591965E+057" calcext:value-type="float">
            <text:p>2,68316371591965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3.111916562172" calcext:value-type="float">
            <text:p>43,111916562172</text:p>
          </table:table-cell>
          <table:table-cell table:formula="of:=[.F25]/[.G25]" office:value-type="float" office:value="1520.13654752486" calcext:value-type="float">
            <text:p>1520,136547524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2.84270809298792E+057" calcext:value-type="float">
            <text:p>2,84270809298792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1.6175084002878" calcext:value-type="float">
            <text:p>41,6175084002878</text:p>
          </table:table-cell>
          <table:table-cell table:formula="of:=[.F26]/[.G26]" office:value-type="float" office:value="1574.72185431329" calcext:value-type="float">
            <text:p>1574,721854313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float" office:value="2.93549609218146E+057" calcext:value-type="float">
            <text:p>2,93549609218146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8.3217055374102" calcext:value-type="float">
            <text:p>58,3217055374102</text:p>
          </table:table-cell>
          <table:table-cell table:formula="of:=[.F27]/[.G27]" office:value-type="float" office:value="1123.69827658696" calcext:value-type="float">
            <text:p>1123,698276586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float" office:value="2.97923274171574E+057" calcext:value-type="float">
            <text:p>2,97923274171574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5.0127629614135" calcext:value-type="float">
            <text:p>55,0127629614135</text:p>
          </table:table-cell>
          <table:table-cell table:formula="of:=[.F28]/[.G28]" office:value-type="float" office:value="1191.2871935912" calcext:value-type="float">
            <text:p>1191,28719359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float" office:value="3.01676929363333E+057" calcext:value-type="float">
            <text:p>3,01676929363333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72.1558947856287" calcext:value-type="float">
            <text:p>72,1558947856287</text:p>
          </table:table-cell>
          <table:table-cell table:formula="of:=[.F29]/[.G29]" office:value-type="float" office:value="908.255662197856" calcext:value-type="float">
            <text:p>908,2556621978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3.15763230350658E+057" calcext:value-type="float">
            <text:p>3,15763230350658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0.8159376757965" calcext:value-type="float">
            <text:p>50,8159376757965</text:p>
          </table:table-cell>
          <table:table-cell table:formula="of:=[.F30]/[.G30]" office:value-type="float" office:value="1289.67412582479" calcext:value-type="float">
            <text:p>1289,674125824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float" office:value="3.18314214814119E+057" calcext:value-type="float">
            <text:p>3,18314214814119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4.6324437615945" calcext:value-type="float">
            <text:p>54,6324437615945</text:p>
          </table:table-cell>
          <table:table-cell table:formula="of:=[.F31]/[.G31]" office:value-type="float" office:value="1199.58024001245" calcext:value-type="float">
            <text:p>1199,580240012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float" office:value="3.21322993513906E+057" calcext:value-type="float">
            <text:p>3,21322993513906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4.6420287890303" calcext:value-type="float">
            <text:p>54,6420287890303</text:p>
          </table:table-cell>
          <table:table-cell table:formula="of:=[.F32]/[.G32]" office:value-type="float" office:value="1199.36981573343" calcext:value-type="float">
            <text:p>1199,369815733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float" office:value="3.33222351477094E+057" calcext:value-type="float">
            <text:p>3,33222351477094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0.2242275392871" calcext:value-type="float">
            <text:p>50,2242275392871</text:p>
          </table:table-cell>
          <table:table-cell table:formula="of:=[.F33]/[.G33]" office:value-type="float" office:value="1304.86825205496" calcext:value-type="float">
            <text:p>1304,868252054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float" office:value="3.42236126311245E+057" calcext:value-type="float">
            <text:p>3,42236126311245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34.855620568466" calcext:value-type="float">
            <text:p>34,855620568466</text:p>
          </table:table-cell>
          <table:table-cell table:formula="of:=[.F34]/[.G34]" office:value-type="float" office:value="1880.21326062089" calcext:value-type="float">
            <text:p>1880,213260620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float" office:value="3.95168704238318E+057" calcext:value-type="float">
            <text:p>3,95168704238318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9.8477807969689" calcext:value-type="float">
            <text:p>49,8477807969689</text:p>
          </table:table-cell>
          <table:table-cell table:formula="of:=[.F35]/[.G35]" office:value-type="float" office:value="1314.7225202849" calcext:value-type="float">
            <text:p>1314,72252028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float" office:value="4.09270165896708E+057" calcext:value-type="float">
            <text:p>4,09270165896708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2.7858933528987" calcext:value-type="float">
            <text:p>42,7858933528987</text:p>
          </table:table-cell>
          <table:table-cell table:formula="of:=[.F36]/[.G36]" office:value-type="float" office:value="1531.71979978209" calcext:value-type="float">
            <text:p>1531,719799782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float" office:value="4.37021276226734E+057" calcext:value-type="float">
            <text:p>4,37021276226734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8.2400989599477" calcext:value-type="float">
            <text:p>48,2400989599477</text:p>
          </table:table-cell>
          <table:table-cell table:formula="of:=[.F37]/[.G37]" office:value-type="float" office:value="1358.5378432663" calcext:value-type="float">
            <text:p>1358,53784326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float" office:value="4.41008627831699E+057" calcext:value-type="float">
            <text:p>4,41008627831699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2.9807573652026" calcext:value-type="float">
            <text:p>42,9807573652026</text:p>
          </table:table-cell>
          <table:table-cell table:formula="of:=[.F38]/[.G38]" office:value-type="float" office:value="1524.77536501156" calcext:value-type="float">
            <text:p>1524,775365011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float" office:value="4.43689479917755E+057" calcext:value-type="float">
            <text:p>4,43689479917755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37.4306451346198" calcext:value-type="float">
            <text:p>37,4306451346198</text:p>
          </table:table-cell>
          <table:table-cell table:formula="of:=[.F39]/[.G39]" office:value-type="float" office:value="1750.86482651578" calcext:value-type="float">
            <text:p>1750,864826515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5.09236084748817E+057" calcext:value-type="float">
            <text:p>5,09236084748817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6.8424881176002" calcext:value-type="float">
            <text:p>46,8424881176002</text:p>
          </table:table-cell>
          <table:table-cell table:formula="of:=[.F40]/[.G40]" office:value-type="float" office:value="1399.07171103868" calcext:value-type="float">
            <text:p>1399,071711038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5.12556282198852E+057" calcext:value-type="float">
            <text:p>5,12556282198852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7.4480688263345" calcext:value-type="float">
            <text:p>47,4480688263345</text:p>
          </table:table-cell>
          <table:table-cell table:formula="of:=[.F41]/[.G41]" office:value-type="float" office:value="1381.21532911844" calcext:value-type="float">
            <text:p>1381,215329118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float" office:value="5.24321132695713E+057" calcext:value-type="float">
            <text:p>5,24321132695713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34.2789305887534" calcext:value-type="float">
            <text:p>34,2789305887534</text:p>
          </table:table-cell>
          <table:table-cell table:formula="of:=[.F42]/[.G42]" office:value-type="float" office:value="1911.84494015405" calcext:value-type="float">
            <text:p>1911,844940154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5.32693291819692E+057" calcext:value-type="float">
            <text:p>5,32693291819692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4.8256066745277" calcext:value-type="float">
            <text:p>44,8256066745277</text:p>
          </table:table-cell>
          <table:table-cell table:formula="of:=[.F43]/[.G43]" office:value-type="float" office:value="1462.02148418977" calcext:value-type="float">
            <text:p>1462,021484189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float" office:value="5.49476346318768E+057" calcext:value-type="float">
            <text:p>5,49476346318768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1.6567970224917" calcext:value-type="float">
            <text:p>51,6567970224917</text:p>
          </table:table-cell>
          <table:table-cell table:formula="of:=[.F44]/[.G44]" office:value-type="float" office:value="1268.68105994774" calcext:value-type="float">
            <text:p>1268,681059947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float" office:value="5.50012928719499E+057" calcext:value-type="float">
            <text:p>5,50012928719499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7.0859126538478" calcext:value-type="float">
            <text:p>57,0859126538478</text:p>
          </table:table-cell>
          <table:table-cell table:formula="of:=[.F45]/[.G45]" office:value-type="float" office:value="1148.02403873949" calcext:value-type="float">
            <text:p>1148,024038739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5.6454851907267E+057" calcext:value-type="float">
            <text:p>5,6454851907267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7.5292625671054" calcext:value-type="float">
            <text:p>47,5292625671054</text:p>
          </table:table-cell>
          <table:table-cell table:formula="of:=[.F46]/[.G46]" office:value-type="float" office:value="1378.85581345747" calcext:value-type="float">
            <text:p>1378,855813457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float" office:value="5.65414890537601E+057" calcext:value-type="float">
            <text:p>5,65414890537601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1.8608001947822" calcext:value-type="float">
            <text:p>41,8608001947822</text:p>
          </table:table-cell>
          <table:table-cell table:formula="of:=[.F47]/[.G47]" office:value-type="float" office:value="1565.5696903799" calcext:value-type="float">
            <text:p>1565,56969037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5.84394986480999E+057" calcext:value-type="float">
            <text:p>5,84394986480999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0.6949377314447" calcext:value-type="float">
            <text:p>50,6949377314447</text:p>
          </table:table-cell>
          <table:table-cell table:formula="of:=[.F48]/[.G48]" office:value-type="float" office:value="1292.75235226001" calcext:value-type="float">
            <text:p>1292,752352260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float" office:value="6.0523690407217E+057" calcext:value-type="float">
            <text:p>6,0523690407217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75.6969644602842" calcext:value-type="float">
            <text:p>75,6969644602842</text:p>
          </table:table-cell>
          <table:table-cell table:formula="of:=[.F49]/[.G49]" office:value-type="float" office:value="865.76787414487" calcext:value-type="float">
            <text:p>865,767874144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float" office:value="6.15537922458162E+057" calcext:value-type="float">
            <text:p>6,15537922458162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9.2243828279974" calcext:value-type="float">
            <text:p>49,2243828279974</text:p>
          </table:table-cell>
          <table:table-cell table:formula="of:=[.F50]/[.G50]" office:value-type="float" office:value="1331.37271073564" calcext:value-type="float">
            <text:p>1331,372710735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6.21878750629563E+057" calcext:value-type="float">
            <text:p>6,21878750629563E+057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83.8338310512919" calcext:value-type="float">
            <text:p>83,8338310512919</text:p>
          </table:table-cell>
          <table:table-cell table:formula="of:=[.F51]/[.G51]" office:value-type="float" office:value="781.736909528842" calcext:value-type="float">
            <text:p>781,736909528842</text:p>
          </table:table-cell>
        </table:table-row>
      </table:table>
      <table:table table:name="bignum_256_01.dat - 16 frasco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01010011101010100110110111101011111000001100011010010100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054660050995E+075" calcext:value-type="float">
            <text:p>1,054660050995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816.44563370267" calcext:value-type="float">
            <text:p>1816,44563370267</text:p>
          </table:table-cell>
          <table:table-cell table:formula="of:=[.F2]/[.G2]" office:value-type="float" office:value="577.268034090603" calcext:value-type="float">
            <text:p>577,268034090603</text:p>
          </table:table-cell>
          <table:table-cell/>
          <table:table-cell table:formula="of:=16 * 2^(256/16)" office:value-type="float" office:value="1048576" calcext:value-type="float">
            <text:p>10485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001101101111000010011111011010111110010111111100001001010001111100000110001110101101010100100000110110111110111110000100001000100010010100100000110110010001010111111100111111111111000111010000001100011010010111000001000100110010011011000100010110</text:p>
          </table:table-cell>
          <table:table-cell office:value-type="float" office:value="1.83351900898702E+075" calcext:value-type="float">
            <text:p>1,83351900898702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46.71540354072" calcext:value-type="float">
            <text:p>1746,71540354072</text:p>
          </table:table-cell>
          <table:table-cell table:formula="of:=[.F3]/[.G3]" office:value-type="float" office:value="600.313020583926" calcext:value-type="float">
            <text:p>600,31302058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000110001101111001101001100111010100001101010000001111111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4.61100721503224E+075" calcext:value-type="float">
            <text:p>4,61100721503224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31.19081536083" calcext:value-type="float">
            <text:p>2731,19081536083</text:p>
          </table:table-cell>
          <table:table-cell table:formula="of:=[.F4]/[.G4]" office:value-type="float" office:value="383.926305735423" calcext:value-type="float">
            <text:p>383,926305735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10001110001110101101000101010111000010100101011111011100101110001101110111100011100000010001110100111110000101101110001110110010001011111100001100111010111011101111010001110101111011010110011111010000011000000001010001111110011101111100101000101100</text:p>
          </table:table-cell>
          <table:table-cell office:value-type="float" office:value="5.67905241128112E+075" calcext:value-type="float">
            <text:p>5,67905241128112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69.55450001047" calcext:value-type="float">
            <text:p>2069,55450001047</text:p>
          </table:table-cell>
          <table:table-cell table:formula="of:=[.F5]/[.G5]" office:value-type="float" office:value="506.667497760844" calcext:value-type="float">
            <text:p>506,66749776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0100010001000100000000010100101101011100000100111000001111100001</text:p>
          </table:table-cell>
          <table:table-cell office:value-type="float" office:value="5.97022258294483E+075" calcext:value-type="float">
            <text:p>5,97022258294483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02.23115638922" calcext:value-type="float">
            <text:p>2202,23115638922</text:p>
          </table:table-cell>
          <table:table-cell table:formula="of:=[.F6]/[.G6]" office:value-type="float" office:value="476.14256884788" calcext:value-type="float">
            <text:p>476,14256884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11101100000101111001001101000110001001010111100011100000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6.54094918914228E+075" calcext:value-type="float">
            <text:p>6,54094918914228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3.935665444559" calcext:value-type="float">
            <text:p>723,935665444559</text:p>
          </table:table-cell>
          <table:table-cell table:formula="of:=[.F7]/[.G7]" office:value-type="float" office:value="1448.43810030562" calcext:value-type="float">
            <text:p>1448,43810030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1101010111010101101011100011001111000110011100000111010101000100</text:p>
          </table:table-cell>
          <table:table-cell office:value-type="float" office:value="1.6130787152557E+076" calcext:value-type="float">
            <text:p>1,6130787152557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8.520103372535" calcext:value-type="float">
            <text:p>748,520103372535</text:p>
          </table:table-cell>
          <table:table-cell table:formula="of:=[.F8]/[.G8]" office:value-type="float" office:value="1400.86551486798" calcext:value-type="float">
            <text:p>1400,8655148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0010001000101101000000001011000111101111001101111011101111011001111100110011011000110100001011000101110110100000011010101001100101000011101110101001111111100101011111000101111111110011110111101011000101010011101010011110011000011000111110111110101100</text:p>
          </table:table-cell>
          <table:table-cell office:value-type="float" office:value="1.65247961391046E+076" calcext:value-type="float">
            <text:p>1,6524796139104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5.51338578368" calcext:value-type="float">
            <text:p>645,51338578368</text:p>
          </table:table-cell>
          <table:table-cell table:formula="of:=[.F9]/[.G9]" office:value-type="float" office:value="1624.40628357689" calcext:value-type="float">
            <text:p>1624,40628357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0000101101100001000010110110100101101001111101101011101011110001</text:p>
          </table:table-cell>
          <table:table-cell office:value-type="float" office:value="1.78767437367825E+076" calcext:value-type="float">
            <text:p>1,7876743736782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55.402563529069" calcext:value-type="float">
            <text:p>655,402563529069</text:p>
          </table:table-cell>
          <table:table-cell table:formula="of:=[.F10]/[.G10]" office:value-type="float" office:value="1599.89609188261" calcext:value-type="float">
            <text:p>1599,8960918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1011111110001001001000101011100001011100100110001010110011001110110010110111001101110000111000101011111011101110110010110010100110111010011100110010010000001000100100011001110101011111101001001101001110100011010010010010100100100000110011000010000001</text:p>
          </table:table-cell>
          <table:table-cell office:value-type="float" office:value="2.12554223963674E+076" calcext:value-type="float">
            <text:p>2,1255422396367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86.356373049421" calcext:value-type="float">
            <text:p>686,356373049421</text:p>
          </table:table-cell>
          <table:table-cell table:formula="of:=[.F11]/[.G11]" office:value-type="float" office:value="1527.74278956757" calcext:value-type="float">
            <text:p>1527,742789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0101010100110011000010110010001010110000101110111000111001111100010111111010100110110101000011001010111010011000111011110001001101000000011100100010001101000111101110000001100001001001100010001011101011000011101111110111111011000111111110010100101001</text:p>
          </table:table-cell>
          <table:table-cell office:value-type="float" office:value="2.23131538911271E+076" calcext:value-type="float">
            <text:p>2,2313153891127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53.35729050977" calcext:value-type="float">
            <text:p>2153,35729050977</text:p>
          </table:table-cell>
          <table:table-cell table:formula="of:=[.F12]/[.G12]" office:value-type="float" office:value="486.949381146019" calcext:value-type="float">
            <text:p>486,949381146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1000110010101100011110010011111110100101010000101001101111000001</text:p>
          </table:table-cell>
          <table:table-cell office:value-type="float" office:value="2.50561829755293E+076" calcext:value-type="float">
            <text:p>2,50561829755293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05.01618171417" calcext:value-type="float">
            <text:p>2205,01618171417</text:p>
          </table:table-cell>
          <table:table-cell table:formula="of:=[.F13]/[.G13]" office:value-type="float" office:value="475.541181373482" calcext:value-type="float">
            <text:p>475,541181373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0100001111011110000010001110100000010110010100110100010001110011</text:p>
          </table:table-cell>
          <table:table-cell office:value-type="float" office:value="2.76931202300114E+076" calcext:value-type="float">
            <text:p>2,7693120230011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09.02144641987" calcext:value-type="float">
            <text:p>2709,02144641987</text:p>
          </table:table-cell>
          <table:table-cell table:formula="of:=[.F14]/[.G14]" office:value-type="float" office:value="387.068179687449" calcext:value-type="float">
            <text:p>387,068179687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1001101000001010001010010000100011110110010111000111010111011110</text:p>
          </table:table-cell>
          <table:table-cell office:value-type="float" office:value="2.82537805797558E+076" calcext:value-type="float">
            <text:p>2,82537805797558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51.8971229863" calcext:value-type="float">
            <text:p>2451,8971229863</text:p>
          </table:table-cell>
          <table:table-cell table:formula="of:=[.F15]/[.G15]" office:value-type="float" office:value="427.659052318999" calcext:value-type="float">
            <text:p>427,659052318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00111100001011111100000100110110110100110101001011111101100110111111001010111000111111110010111111110000000000110000010000110111</text:p>
          </table:table-cell>
          <table:table-cell office:value-type="float" office:value="2.96890648990189E+076" calcext:value-type="float">
            <text:p>2,96890648990189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80.84924099258" calcext:value-type="float">
            <text:p>1680,84924099258</text:p>
          </table:table-cell>
          <table:table-cell table:formula="of:=[.F16]/[.G16]" office:value-type="float" office:value="623.837030964652" calcext:value-type="float">
            <text:p>623,837030964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1100101011110010100010011110000110001001111100000111000100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3.03823304971925E+076" calcext:value-type="float">
            <text:p>3,0382330497192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62.771993282406" calcext:value-type="float">
            <text:p>762,771993282406</text:p>
          </table:table-cell>
          <table:table-cell table:formula="of:=[.F17]/[.G17]" office:value-type="float" office:value="1374.69126978261" calcext:value-type="float">
            <text:p>1374,691269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01111101011110101111010111111111110000000101000101100001010000000101101110011101110010101011010010011110101010111100100011010010</text:p>
          </table:table-cell>
          <table:table-cell office:value-type="float" office:value="3.17192027862612E+076" calcext:value-type="float">
            <text:p>3,17192027862612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01.62521345279" calcext:value-type="float">
            <text:p>2301,62521345279</text:p>
          </table:table-cell>
          <table:table-cell table:formula="of:=[.F18]/[.G18]" office:value-type="float" office:value="455.580688754698" calcext:value-type="float">
            <text:p>455,580688754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011110111100101000111010011000101001011011011011110010110110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3.43162684243101E+076" calcext:value-type="float">
            <text:p>3,4316268424310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51.818769648027" calcext:value-type="float">
            <text:p>651,818769648027</text:p>
          </table:table-cell>
          <table:table-cell table:formula="of:=[.F19]/[.G19]" office:value-type="float" office:value="1608.69255202058" calcext:value-type="float">
            <text:p>1608,6925520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4.10030631193622E+076" calcext:value-type="float">
            <text:p>4,10030631193622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02.09231139426" calcext:value-type="float">
            <text:p>2202,09231139426</text:p>
          </table:table-cell>
          <table:table-cell table:formula="of:=[.F20]/[.G20]" office:value-type="float" office:value="476.172590301672" calcext:value-type="float">
            <text:p>476,172590301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1010111101100110011010000110100100001111001111100101111001001100100000001011101110110110010100011111110101101110110000101101101110000010001100110110110000010001010011110110000101110001011011010110001100101110100110111010011000100010110101011111110001</text:p>
          </table:table-cell>
          <table:table-cell office:value-type="float" office:value="4.10431507927759E+076" calcext:value-type="float">
            <text:p>4,10431507927759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81.049283273303" calcext:value-type="float">
            <text:p>781,049283273303</text:p>
          </table:table-cell>
          <table:table-cell table:formula="of:=[.F21]/[.G21]" office:value-type="float" office:value="1342.52219732604" calcext:value-type="float">
            <text:p>1342,52219732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1110000000000011101100100111000011000110101101100110101100101011</text:p>
          </table:table-cell>
          <table:table-cell office:value-type="float" office:value="4.18342421534361E+076" calcext:value-type="float">
            <text:p>4,1834242153436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89.0660421778" calcext:value-type="float">
            <text:p>2689,0660421778</text:p>
          </table:table-cell>
          <table:table-cell table:formula="of:=[.F22]/[.G22]" office:value-type="float" office:value="389.940590358572" calcext:value-type="float">
            <text:p>389,940590358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10100111101100000101101100010011101010001101010100001110000100010011010001100010011001010110011110101101100100100011110010011111</text:p>
          </table:table-cell>
          <table:table-cell office:value-type="float" office:value="4.48285226493951E+076" calcext:value-type="float">
            <text:p>4,4828522649395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49.4146771134" calcext:value-type="float">
            <text:p>2649,4146771134</text:p>
          </table:table-cell>
          <table:table-cell table:formula="of:=[.F23]/[.G23]" office:value-type="float" office:value="395.776474350345" calcext:value-type="float">
            <text:p>395,77647435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17105915612722E+076" calcext:value-type="float">
            <text:p>5,17105915612722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86.28332618439" calcext:value-type="float">
            <text:p>2086,28332618439</text:p>
          </table:table-cell>
          <table:table-cell table:formula="of:=[.F24]/[.G24]" office:value-type="float" office:value="502.604793337319" calcext:value-type="float">
            <text:p>502,604793337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5.60748492917013E+076" calcext:value-type="float">
            <text:p>5,60748492917013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73.31131200395" calcext:value-type="float">
            <text:p>1773,31131200395</text:p>
          </table:table-cell>
          <table:table-cell table:formula="of:=[.F25]/[.G25]" office:value-type="float" office:value="591.309598547051" calcext:value-type="float">
            <text:p>591,309598547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0101100001110001101010101010011001110101000111011010000100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5.67118613833596E+076" calcext:value-type="float">
            <text:p>5,6711861383359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94.47744745309" calcext:value-type="float">
            <text:p>2394,47744745309</text:p>
          </table:table-cell>
          <table:table-cell table:formula="of:=[.F26]/[.G26]" office:value-type="float" office:value="437.914335386758" calcext:value-type="float">
            <text:p>437,914335386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10111100010001000001001100101010110000000011111101000110110111001000001100011011100101111100000011000000111011100000001001010100</text:p>
          </table:table-cell>
          <table:table-cell office:value-type="float" office:value="5.7872771327161E+076" calcext:value-type="float">
            <text:p>5,787277132716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78.51316682483" calcext:value-type="float">
            <text:p>2478,51316682483</text:p>
          </table:table-cell>
          <table:table-cell table:formula="of:=[.F27]/[.G27]" office:value-type="float" office:value="423.066544102047" calcext:value-type="float">
            <text:p>423,066544102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00000000101101110010010001111010010010011111000110111011000001001100101100110111000110010010111001011000000110011011111101001111011000010001000101010000001101010101101010010000011101111011010110000111000101000000010100110000110001010100000010101111000</text:p>
          </table:table-cell>
          <table:table-cell office:value-type="float" office:value="5.79061566428025E+076" calcext:value-type="float">
            <text:p>5,7906156642802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56.31232255035" calcext:value-type="float">
            <text:p>1356,31232255035</text:p>
          </table:table-cell>
          <table:table-cell table:formula="of:=[.F28]/[.G28]" office:value-type="float" office:value="773.108068522377" calcext:value-type="float">
            <text:p>773,108068522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01000101100111010101111000000100001010101000110011110101001011110000100000100011110100000010101001111111100010110111000110111100110100110000001000110101000111011101110011111011110010000000110010100100100100100000110101010111100001011101000101010011011</text:p>
          </table:table-cell>
          <table:table-cell office:value-type="float" office:value="5.88800330692173E+076" calcext:value-type="float">
            <text:p>5,88800330692173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95.255799094994" calcext:value-type="float">
            <text:p>695,255799094994</text:p>
          </table:table-cell>
          <table:table-cell table:formula="of:=[.F29]/[.G29]" office:value-type="float" office:value="1508.18734826077" calcext:value-type="float">
            <text:p>1508,18734826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10110001100011100010000101010110011000010111001101100101100100011000101010111100000111110100100000000111000001100110000001101110</text:p>
          </table:table-cell>
          <table:table-cell office:value-type="float" office:value="6.06304269471986E+076" calcext:value-type="float">
            <text:p>6,0630426947198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36.78521377781" calcext:value-type="float">
            <text:p>2836,78521377781</text:p>
          </table:table-cell>
          <table:table-cell table:formula="of:=[.F30]/[.G30]" office:value-type="float" office:value="369.635316381105" calcext:value-type="float">
            <text:p>369,63531638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110010101101000110110000111011110111110101111000101011111010001111011100001011110001111111010011110000011010001111110100100000001010100101111001111110001110100100111011110010001101110110101101110101010110010000010001101001010100000001000101110110100010</text:p>
          </table:table-cell>
          <table:table-cell office:value-type="float" office:value="6.36296500945554E+076" calcext:value-type="float">
            <text:p>6,3629650094555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04.80289641493" calcext:value-type="float">
            <text:p>2804,80289641493</text:p>
          </table:table-cell>
          <table:table-cell table:formula="of:=[.F31]/[.G31]" office:value-type="float" office:value="373.850155866667" calcext:value-type="float">
            <text:p>373,8501558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100001011010001100101111100001110010000101000100000011010111010100110001011001000001101011011001101110100110001011110011100111110110110101011010111001100010011011100100110010000111000000000111010111110010011100010010101000010000001010001001010000101111</text:p>
          </table:table-cell>
          <table:table-cell office:value-type="float" office:value="6.89109210058846E+076" calcext:value-type="float">
            <text:p>6,8910921005884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75.530280254489" calcext:value-type="float">
            <text:p>575,530280254489</text:p>
          </table:table-cell>
          <table:table-cell table:formula="of:=[.F32]/[.G32]" office:value-type="float" office:value="1821.93020241496" calcext:value-type="float">
            <text:p>1821,93020241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7.45178637202337E+076" calcext:value-type="float">
            <text:p>7,45178637202337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999.03834873101" calcext:value-type="float">
            <text:p>1999,03834873101</text:p>
          </table:table-cell>
          <table:table-cell table:formula="of:=[.F33]/[.G33]" office:value-type="float" office:value="524.540212380436" calcext:value-type="float">
            <text:p>524,540212380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0011010000101100001011000000010011010000110100000100101000110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7.53198449238038E+076" calcext:value-type="float">
            <text:p>7,53198449238038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02.225650344104" calcext:value-type="float">
            <text:p>702,225650344104</text:p>
          </table:table-cell>
          <table:table-cell table:formula="of:=[.F34]/[.G34]" office:value-type="float" office:value="1493.21802683536" calcext:value-type="float">
            <text:p>1493,21802683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7.99375352978107E+076" calcext:value-type="float">
            <text:p>7,99375352978107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400.00829648738" calcext:value-type="float">
            <text:p>3400,00829648738</text:p>
          </table:table-cell>
          <table:table-cell table:formula="of:=[.F35]/[.G35]" office:value-type="float" office:value="308.403953332498" calcext:value-type="float">
            <text:p>308,403953332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0111011110111000000000100101110010011110101011000001010101011111</text:p>
          </table:table-cell>
          <table:table-cell office:value-type="float" office:value="8.06161963732049E+076" calcext:value-type="float">
            <text:p>8,06161963732049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03.5540184721" calcext:value-type="float">
            <text:p>1103,5540184721</text:p>
          </table:table-cell>
          <table:table-cell table:formula="of:=[.F36]/[.G36]" office:value-type="float" office:value="950.180944881866" calcext:value-type="float">
            <text:p>950,180944881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07777812187728E+076" calcext:value-type="float">
            <text:p>8,07777812187728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12.48538670683" calcext:value-type="float">
            <text:p>2412,48538670683</text:p>
          </table:table-cell>
          <table:table-cell table:formula="of:=[.F37]/[.G37]" office:value-type="float" office:value="434.645534343054" calcext:value-type="float">
            <text:p>434,645534343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0110110101000010000011101101010001001000000011110001000010001101</text:p>
          </table:table-cell>
          <table:table-cell office:value-type="float" office:value="8.08207035218553E+076" calcext:value-type="float">
            <text:p>8,08207035218553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9.075690051777" calcext:value-type="float">
            <text:p>649,075690051777</text:p>
          </table:table-cell>
          <table:table-cell table:formula="of:=[.F38]/[.G38]" office:value-type="float" office:value="1615.49109922196" calcext:value-type="float">
            <text:p>1615,49109922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1110111110001100001000100000111010101000000011101101100110111011</text:p>
          </table:table-cell>
          <table:table-cell office:value-type="float" office:value="8.14183232489541E+076" calcext:value-type="float">
            <text:p>8,1418323248954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24.8674379549" calcext:value-type="float">
            <text:p>2524,8674379549</text:p>
          </table:table-cell>
          <table:table-cell table:formula="of:=[.F39]/[.G39]" office:value-type="float" office:value="415.299426907469" calcext:value-type="float">
            <text:p>415,299426907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0100100001111010000110100101100000110000001010111000100000110110</text:p>
          </table:table-cell>
          <table:table-cell office:value-type="float" office:value="8.18462628424012E+076" calcext:value-type="float">
            <text:p>8,18462628424012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16.4113195612" calcext:value-type="float">
            <text:p>816,4113195612</text:p>
          </table:table-cell>
          <table:table-cell table:formula="of:=[.F40]/[.G40]" office:value-type="float" office:value="1284.37219680342" calcext:value-type="float">
            <text:p>1284,37219680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111001001100110110011011001110001011111100000010101111111111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8.60752241272687E+076" calcext:value-type="float">
            <text:p>8,60752241272687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59.310889766912" calcext:value-type="float">
            <text:p>859,310889766912</text:p>
          </table:table-cell>
          <table:table-cell table:formula="of:=[.F41]/[.G41]" office:value-type="float" office:value="1220.25219566859" calcext:value-type="float">
            <text:p>1220,25219566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1001000000101001000111010100010100101101100100100001001011010101</text:p>
          </table:table-cell>
          <table:table-cell office:value-type="float" office:value="8.86188783604931E+076" calcext:value-type="float">
            <text:p>8,8618878360493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92.83623974111" calcext:value-type="float">
            <text:p>2692,83623974111</text:p>
          </table:table-cell>
          <table:table-cell table:formula="of:=[.F42]/[.G42]" office:value-type="float" office:value="389.394640685915" calcext:value-type="float">
            <text:p>389,394640685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010011011110000110110000110100000000011001110001101001010010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8.90457450683741E+076" calcext:value-type="float">
            <text:p>8,9045745068374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9.327555918012" calcext:value-type="float">
            <text:p>619,327555918012</text:p>
          </table:table-cell>
          <table:table-cell table:formula="of:=[.F43]/[.G43]" office:value-type="float" office:value="1693.08791443282" calcext:value-type="float">
            <text:p>1693,08791443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00110111100001100011000000001011101100110101010110100100011010010001011001110000001000111011111101110101010011000001001001001001</text:p>
          </table:table-cell>
          <table:table-cell office:value-type="float" office:value="1.01227090429259E+077" calcext:value-type="float">
            <text:p>1,01227090429259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55.76881709624" calcext:value-type="float">
            <text:p>2955,76881709624</text:p>
          </table:table-cell>
          <table:table-cell table:formula="of:=[.F44]/[.G44]" office:value-type="float" office:value="354.755755570263" calcext:value-type="float">
            <text:p>354,75575557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1000111101111110011011010100101010110011100011110101110100011101</text:p>
          </table:table-cell>
          <table:table-cell office:value-type="float" office:value="1.01542595487742E+077" calcext:value-type="float">
            <text:p>1,01542595487742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2.5195747922" calcext:value-type="float">
            <text:p>1672,5195747922</text:p>
          </table:table-cell>
          <table:table-cell table:formula="of:=[.F45]/[.G45]" office:value-type="float" office:value="626.943932856678" calcext:value-type="float">
            <text:p>626,943932856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0111010011011111110110100001001011011111010100001010010110100001</text:p>
          </table:table-cell>
          <table:table-cell office:value-type="float" office:value="1.02795336717544E+077" calcext:value-type="float">
            <text:p>1,02795336717544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22.88462023684" calcext:value-type="float">
            <text:p>2022,88462023684</text:p>
          </table:table-cell>
          <table:table-cell table:formula="of:=[.F46]/[.G46]" office:value-type="float" office:value="518.356800734009" calcext:value-type="float">
            <text:p>518,356800734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10000011010100111101100011110111101110110100011010011110100100010110011011001011011011111111100111011000001000111110010010000000100000100000100100001111010001010111100111001111001001001111110011101000000001001100000111011000000000010111011011001001100</text:p>
          </table:table-cell>
          <table:table-cell office:value-type="float" office:value="1.03174363361615E+077" calcext:value-type="float">
            <text:p>1,03174363361615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55.47968023455" calcext:value-type="float">
            <text:p>2855,47968023455</text:p>
          </table:table-cell>
          <table:table-cell table:formula="of:=[.F47]/[.G47]" office:value-type="float" office:value="367.215360437749" calcext:value-type="float">
            <text:p>367,215360437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1011011101000111100110000000000110100101011111010010110110110101</text:p>
          </table:table-cell>
          <table:table-cell office:value-type="float" office:value="1.08733603831443E+077" calcext:value-type="float">
            <text:p>1,08733603831443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814.68469712902" calcext:value-type="float">
            <text:p>2814,68469712902</text:p>
          </table:table-cell>
          <table:table-cell table:formula="of:=[.F48]/[.G48]" office:value-type="float" office:value="372.537641985103" calcext:value-type="float">
            <text:p>372,537641985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1.11390452717807E+077" calcext:value-type="float">
            <text:p>1,11390452717807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85.51240859431" calcext:value-type="float">
            <text:p>2585,51240859431</text:p>
          </table:table-cell>
          <table:table-cell table:formula="of:=[.F49]/[.G49]" office:value-type="float" office:value="405.558293402308" calcext:value-type="float">
            <text:p>405,55829340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1101100001111011000001000110000111000011000110010110100111100111</text:p>
          </table:table-cell>
          <table:table-cell office:value-type="float" office:value="1.13605814779475E+077" calcext:value-type="float">
            <text:p>1,13605814779475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66.979948159783" calcext:value-type="float">
            <text:p>766,979948159783</text:p>
          </table:table-cell>
          <table:table-cell table:formula="of:=[.F50]/[.G50]" office:value-type="float" office:value="1367.1491706085" calcext:value-type="float">
            <text:p>1367,1491706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0000000111101111111111011100001110000001100100000101110011000110</text:p>
          </table:table-cell>
          <table:table-cell office:value-type="float" office:value="1.14052189985714E+077" calcext:value-type="float">
            <text:p>1,14052189985714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01.57761556387" calcext:value-type="float">
            <text:p>2501,57761556387</text:p>
          </table:table-cell>
          <table:table-cell table:formula="of:=[.F51]/[.G51]" office:value-type="float" office:value="419.165886949162" calcext:value-type="float">
            <text:p>419,165886949162</text:p>
          </table:table-cell>
          <table:table-cell table:number-columns-repeated="2"/>
        </table:table-row>
      </table:table>
      <table:table table:name="bignum_256_02.dat - 16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0110110101101101100010010100101010010011010010001110101100010110</text:p>
          </table:table-cell>
          <table:table-cell office:value-type="float" office:value="3.02218994820391E+075" calcext:value-type="float">
            <text:p>3,02218994820391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17.34282326045" calcext:value-type="float">
            <text:p>1017,34282326045</text:p>
          </table:table-cell>
          <table:table-cell table:formula="of:=[.F2]/[.G2]" office:value-type="float" office:value="1030.70073924486" calcext:value-type="float">
            <text:p>1030,700739244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111111110111110110001100010001001110101000100011010101010011100011101000000000101011001001000111001001011000001100011110001101101011001100011001111010101100111100111110111001000111010100011101110000001010010010100000110011111001111110111011110001001</text:p>
          </table:table-cell>
          <table:table-cell office:value-type="float" office:value="3.61670209442345E+075" calcext:value-type="float">
            <text:p>3,61670209442345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54.379187534389" calcext:value-type="float">
            <text:p>654,379187534389</text:p>
          </table:table-cell>
          <table:table-cell table:formula="of:=[.F3]/[.G3]" office:value-type="float" office:value="1602.39815075857" calcext:value-type="float">
            <text:p>1602,398150758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0110101011011111010000011110110001000000010110000111010000011101</text:p>
          </table:table-cell>
          <table:table-cell office:value-type="float" office:value="3.84142536119545E+075" calcext:value-type="float">
            <text:p>3,84142536119545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87.308998551379" calcext:value-type="float">
            <text:p>487,308998551379</text:p>
          </table:table-cell>
          <table:table-cell table:formula="of:=[.F4]/[.G4]" office:value-type="float" office:value="2151.76818633987" calcext:value-type="float">
            <text:p>2151,768186339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100000001100001111010101111101001110100001010101010010001000101001000001101111100111011100011011110010111010111110010010010001011100100110001111001101000110000111000011100110100100010010111001001000011101111101111100111000011000001010100101100100101</text:p>
          </table:table-cell>
          <table:table-cell office:value-type="float" office:value="4.97814455201201E+075" calcext:value-type="float">
            <text:p>4,97814455201201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85.01290873563" calcext:value-type="float">
            <text:p>1085,01290873563</text:p>
          </table:table-cell>
          <table:table-cell table:formula="of:=[.F5]/[.G5]" office:value-type="float" office:value="966.417995175661" calcext:value-type="float">
            <text:p>966,4179951756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100000011111111001101010101111110100010100000011001101100000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8.15572234863579E+075" calcext:value-type="float">
            <text:p>8,15572234863579E+075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43.723001669144" calcext:value-type="float">
            <text:p>543,723001669144</text:p>
          </table:table-cell>
          <table:table-cell table:formula="of:=[.F6]/[.G6]" office:value-type="float" office:value="1928.51138682939" calcext:value-type="float">
            <text:p>1928,511386829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1011010000111100011100010010010001000101111010001111001100110010111000010100100100100001110110110101000001001000111000001111111111101011101101101101010011000100010101101110101100011010011010010011111010111001110000000111101011101000010111011111100111</text:p>
          </table:table-cell>
          <table:table-cell office:value-type="float" office:value="1.03200554786049E+076" calcext:value-type="float">
            <text:p>1,03200554786049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9.536710826405" calcext:value-type="float">
            <text:p>729,536710826405</text:p>
          </table:table-cell>
          <table:table-cell table:formula="of:=[.F7]/[.G7]" office:value-type="float" office:value="1437.31766261933" calcext:value-type="float">
            <text:p>1437,317662619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0010000001110111101101100001001111011111101010001010101100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1.1084969656764E+076" calcext:value-type="float">
            <text:p>1,108496965676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4.483477374302" calcext:value-type="float">
            <text:p>744,483477374302</text:p>
          </table:table-cell>
          <table:table-cell table:formula="of:=[.F8]/[.G8]" office:value-type="float" office:value="1408.46107652811" calcext:value-type="float">
            <text:p>1408,461076528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0011111111001010000101011111011101010101111000101110100111100101011110000000100000110111101011010001010010011010110110011011010100101100101101010110100010101010011111010000010111100101101110101101001111011110101111011011001110110111010100001101010011</text:p>
          </table:table-cell>
          <table:table-cell office:value-type="float" office:value="1.49248355948623E+076" calcext:value-type="float">
            <text:p>1,49248355948623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04.897407946413" calcext:value-type="float">
            <text:p>504,897407946413</text:p>
          </table:table-cell>
          <table:table-cell table:formula="of:=[.F9]/[.G9]" office:value-type="float" office:value="2076.81002813009" calcext:value-type="float">
            <text:p>2076,810028130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0100011010000110001110110100111011000100001001100110000010011100100010110110110110110001110000111011101011001011010101111000010001010110011011011111110100110000000110111110100100110100100111100000000100010100110000001000011101110010100101001000001011</text:p>
          </table:table-cell>
          <table:table-cell office:value-type="float" office:value="1.4972434064572E+076" calcext:value-type="float">
            <text:p>1,4972434064572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63.340559260217" calcext:value-type="float">
            <text:p>763,340559260217</text:p>
          </table:table-cell>
          <table:table-cell table:formula="of:=[.F10]/[.G10]" office:value-type="float" office:value="1373.66734582559" calcext:value-type="float">
            <text:p>1373,667345825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1100101100010011111000101110000011001001110100010101010101101100100100101010100100001011110111101100000110001100111011110001111100011010111111001101101010110110101111011001011000011010010001011100101110000011110110001110011000111010000011000100010100</text:p>
          </table:table-cell>
          <table:table-cell office:value-type="float" office:value="1.59092399704706E+076" calcext:value-type="float">
            <text:p>1,5909239970470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90.18991685979" calcext:value-type="float">
            <text:p>2690,18991685979</text:p>
          </table:table-cell>
          <table:table-cell table:formula="of:=[.F11]/[.G11]" office:value-type="float" office:value="389.777685741973" calcext:value-type="float">
            <text:p>389,7776857419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10000010101010111101110000011111110101010001001010100101010111101111000111011010000101000110110111010000100001010100000000000000001101001101010001001000101010101100010111010110110010110111110111111101001000001000101110100001110110100010100111110111111</text:p>
          </table:table-cell>
          <table:table-cell office:value-type="float" office:value="1.63210211673613E+076" calcext:value-type="float">
            <text:p>1,63210211673613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81.41659528408" calcext:value-type="float">
            <text:p>2681,41659528408</text:p>
          </table:table-cell>
          <table:table-cell table:formula="of:=[.F12]/[.G12]" office:value-type="float" office:value="391.052998569553" calcext:value-type="float">
            <text:p>391,0529985695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01010111001101100110111110000100111010001111011010110001011010100110100111111110000101010100101001001101010010101001010100000011001111010001110000011100010001101100000111001110111111111100101111000011111111101101000010111111111011010101101111100100001</text:p>
          </table:table-cell>
          <table:table-cell office:value-type="float" office:value="2.29437478959135E+076" calcext:value-type="float">
            <text:p>2,2943747895913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74.92510709527" calcext:value-type="float">
            <text:p>2374,92510709527</text:p>
          </table:table-cell>
          <table:table-cell table:formula="of:=[.F13]/[.G13]" office:value-type="float" office:value="441.519607025628" calcext:value-type="float">
            <text:p>441,5196070256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101101100011000001100100001100100100111001001111100101010010100100110001100000000011101001100110111100101110000111110111110010010010010100101001111010000001000011111111111000101010000010010101100110111101100110110001010110101101110010001011110010101101</text:p>
          </table:table-cell>
          <table:table-cell office:value-type="float" office:value="2.68614191465057E+076" calcext:value-type="float">
            <text:p>2,68614191465057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994.272715233621" calcext:value-type="float">
            <text:p>994,272715233621</text:p>
          </table:table-cell>
          <table:table-cell table:formula="of:=[.F14]/[.G14]" office:value-type="float" office:value="1054.61608664743" calcext:value-type="float">
            <text:p>1054,616086647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0100010011000100110101111000111111011101000000110100001010000010</text:p>
          </table:table-cell>
          <table:table-cell office:value-type="float" office:value="2.75756482826785E+076" calcext:value-type="float">
            <text:p>2,7575648282678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91.086971641762" calcext:value-type="float">
            <text:p>491,086971641762</text:p>
          </table:table-cell>
          <table:table-cell table:formula="of:=[.F15]/[.G15]" office:value-type="float" office:value="2135.2144539581" calcext:value-type="float">
            <text:p>2135,21445395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110110111000100110101000000101100101011010110100010011111011011011001000111101010011000110000101101010110000101111010010011100101110001110100011101101011110001011111101011110000010100010111111001101101000000110001101110010110100000001110001100110001111</text:p>
          </table:table-cell>
          <table:table-cell office:value-type="float" office:value="2.79172499809497E+076" calcext:value-type="float">
            <text:p>2,79172499809497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90.751212719796" calcext:value-type="float">
            <text:p>690,751212719796</text:p>
          </table:table-cell>
          <table:table-cell table:formula="of:=[.F16]/[.G16]" office:value-type="float" office:value="1518.02266965452" calcext:value-type="float">
            <text:p>1518,022669654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110111111001110100101110011000001010111100110001001100100101101110010110000011111011110101101110010101000010010111110000000100100101101100100000011100010000010011101100001000101101101001001111101010001011111111111111001110010010000110000000010110100010</text:p>
          </table:table-cell>
          <table:table-cell office:value-type="float" office:value="2.80324842513827E+076" calcext:value-type="float">
            <text:p>2,80324842513827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87.090195219759" calcext:value-type="float">
            <text:p>487,090195219759</text:p>
          </table:table-cell>
          <table:table-cell table:formula="of:=[.F17]/[.G17]" office:value-type="float" office:value="2152.73477128177" calcext:value-type="float">
            <text:p>2152,734771281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11001110010110011001011100001010110010101111000100011101111000100011100110100111001000100100110010010000101000110011100010101001010000101011010001010111010010110110110111101101110110001111110101100011011101110100100111011101010000110100010000110000000</text:p>
          </table:table-cell>
          <table:table-cell office:value-type="float" office:value="3.18647328921912E+076" calcext:value-type="float">
            <text:p>3,18647328921912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2.983384787222" calcext:value-type="float">
            <text:p>642,983384787222</text:p>
          </table:table-cell>
          <table:table-cell table:formula="of:=[.F18]/[.G18]" office:value-type="float" office:value="1630.79797209223" calcext:value-type="float">
            <text:p>1630,797972092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1000001100001011101011111001001101111000000111000111011111000010</text:p>
          </table:table-cell>
          <table:table-cell office:value-type="float" office:value="3.58362480776278E+076" calcext:value-type="float">
            <text:p>3,58362480776278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8.600637338835" calcext:value-type="float">
            <text:p>728,600637338835</text:p>
          </table:table-cell>
          <table:table-cell table:formula="of:=[.F19]/[.G19]" office:value-type="float" office:value="1439.16426401966" calcext:value-type="float">
            <text:p>1439,164264019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000010011100010111111001100111010010010010110011101000101101110101001101000101000101100100100101100100100110110101010101110101101000011011001000100010011110000111010100111111101111001111011110111110010011010000111100010111101011101011000000000001010110</text:p>
          </table:table-cell>
          <table:table-cell office:value-type="float" office:value="3.64613158416881E+076" calcext:value-type="float">
            <text:p>3,6461315841688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36.061323871354" calcext:value-type="float">
            <text:p>536,061323871354</text:p>
          </table:table-cell>
          <table:table-cell table:formula="of:=[.F20]/[.G20]" office:value-type="float" office:value="1956.07471254845" calcext:value-type="float">
            <text:p>1956,074712548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01010000010101111111000111101011110010101110111101110110001100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3.84563037153566E+076" calcext:value-type="float">
            <text:p>3,8456303715356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75.675714684658" calcext:value-type="float">
            <text:p>675,675714684658</text:p>
          </table:table-cell>
          <table:table-cell table:formula="of:=[.F21]/[.G21]" office:value-type="float" office:value="1551.89239040414" calcext:value-type="float">
            <text:p>1551,892390404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010100110001111010010101000001010000000011000011000001110101010101001100110011110001101011110101001011101001001101111011100101001001100000110100111010000110101011111010000010111011010100000011010111100000011001110111101000110010011110110111111110001001</text:p>
          </table:table-cell>
          <table:table-cell office:value-type="float" office:value="3.85347779078763E+076" calcext:value-type="float">
            <text:p>3,85347779078763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8.079809098366" calcext:value-type="float">
            <text:p>468,079809098366</text:p>
          </table:table-cell>
          <table:table-cell table:formula="of:=[.F22]/[.G22]" office:value-type="float" office:value="2240.16498814552" calcext:value-type="float">
            <text:p>2240,164988145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0001100101111000100110001100110100001000011100000001001111001111</text:p>
          </table:table-cell>
          <table:table-cell office:value-type="float" office:value="4.09119407916316E+076" calcext:value-type="float">
            <text:p>4,0911940791631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1.287197165752" calcext:value-type="float">
            <text:p>871,287197165752</text:p>
          </table:table-cell>
          <table:table-cell table:formula="of:=[.F23]/[.G23]" office:value-type="float" office:value="1203.47917817564" calcext:value-type="float">
            <text:p>1203,479178175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001101010010001010010001011011111010101101101011011001011110010000010101011101011111001110111110001001010110001001110110110101111001100000001010010000100010100111010000111101001010001011110101011001111111010001011101000001111010110011101101010100110001</text:p>
          </table:table-cell>
          <table:table-cell office:value-type="float" office:value="4.49241370601775E+076" calcext:value-type="float">
            <text:p>4,4924137060177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93.08871240083" calcext:value-type="float">
            <text:p>893,08871240083</text:p>
          </table:table-cell>
          <table:table-cell table:formula="of:=[.F24]/[.G24]" office:value-type="float" office:value="1174.10060774498" calcext:value-type="float">
            <text:p>1174,100607744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111101010111111110011100110000100110100001111111011101110110100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5.73022983882175E+076" calcext:value-type="float">
            <text:p>5,7302298388217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75.743016731126" calcext:value-type="float">
            <text:p>675,743016731126</text:p>
          </table:table-cell>
          <table:table-cell table:formula="of:=[.F25]/[.G25]" office:value-type="float" office:value="1551.73782641874" calcext:value-type="float">
            <text:p>1551,737826418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000100110011111100101010010110011110111111011010001111010011001110101101110001001100101001101110111000001001000101110001001101111111000111111111101111110011100000111001010000010100100011001001110111001010100101001010000110001101111000111111001010000011</text:p>
          </table:table-cell>
          <table:table-cell office:value-type="float" office:value="5.84401413552959E+076" calcext:value-type="float">
            <text:p>5,84401413552959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33.05340528756" calcext:value-type="float">
            <text:p>2433,05340528756</text:p>
          </table:table-cell>
          <table:table-cell table:formula="of:=[.F26]/[.G26]" office:value-type="float" office:value="430.97122230084" calcext:value-type="float">
            <text:p>430,971222300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011011110001010111101011010101110100101011011100110010111000010010010000000110010101111100010001101010110011010100000111000111100011101101010011101001100111100101111011010010001001011101111011001101100101101011110100011110111100110101111011010000101100</text:p>
          </table:table-cell>
          <table:table-cell office:value-type="float" office:value="6.10363855089639E+076" calcext:value-type="float">
            <text:p>6,10363855089639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05.07080738364" calcext:value-type="float">
            <text:p>1105,07080738364</text:p>
          </table:table-cell>
          <table:table-cell table:formula="of:=[.F27]/[.G27]" office:value-type="float" office:value="948.876753411488" calcext:value-type="float">
            <text:p>948,8767534114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1011001111011011011100101111100100100000001100010111001110101110</text:p>
          </table:table-cell>
          <table:table-cell office:value-type="float" office:value="6.14686743733764E+076" calcext:value-type="float">
            <text:p>6,1468674373376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07.087637848923" calcext:value-type="float">
            <text:p>507,087637848923</text:p>
          </table:table-cell>
          <table:table-cell table:formula="of:=[.F28]/[.G28]" office:value-type="float" office:value="2067.83980072573" calcext:value-type="float">
            <text:p>2067,839800725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110000110001101011001001011010010111100101010001111011111111011000001010011101001000110001101001111101110001100110101101001110001010010011000010100100001101110010111010110101100011111001100010111011000110101011000010111000011010110001010011011110111000</text:p>
          </table:table-cell>
          <table:table-cell office:value-type="float" office:value="6.34115654681586E+076" calcext:value-type="float">
            <text:p>6,3411565468158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40.56003000417" calcext:value-type="float">
            <text:p>2640,56003000417</text:p>
          </table:table-cell>
          <table:table-cell table:formula="of:=[.F29]/[.G29]" office:value-type="float" office:value="397.10364016922" calcext:value-type="float">
            <text:p>397,103640169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0110110001110111110010000101011100101000010000001100010000101010011011100010101000100010000111001110100010001011111011111111100111111010010010100100100111000100101001001111110110000011110101101110101011000000101100100111001101101001000110110010101100100</text:p>
          </table:table-cell>
          <table:table-cell office:value-type="float" office:value="6.40287227619987E+076" calcext:value-type="float">
            <text:p>6,40287227619987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50.22967157458" calcext:value-type="float">
            <text:p>3050,22967157458</text:p>
          </table:table-cell>
          <table:table-cell table:formula="of:=[.F30]/[.G30]" office:value-type="float" office:value="343.769523249935" calcext:value-type="float">
            <text:p>343,7695232499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100000011010100011101111110111110011111101110100111001000000100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6.52269000324396E+076" calcext:value-type="float">
            <text:p>6,5226900032439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24.147724802367" calcext:value-type="float">
            <text:p>424,147724802367</text:p>
          </table:table-cell>
          <table:table-cell table:formula="of:=[.F31]/[.G31]" office:value-type="float" office:value="2472.19527226885" calcext:value-type="float">
            <text:p>2472,195272268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10101110010110110010010110000001000111100001110100111000100100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6.77539793164084E+076" calcext:value-type="float">
            <text:p>6,7753979316408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81.419214664764" calcext:value-type="float">
            <text:p>681,419214664764</text:p>
          </table:table-cell>
          <table:table-cell table:formula="of:=[.F32]/[.G32]" office:value-type="float" office:value="1538.81190526138" calcext:value-type="float">
            <text:p>1538,811905261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1100000110100100011111101110101010110100110011001101110101101010000011110101010011010000110000000001101000010100010110010101011000111011001100101100000000111001001111001000001100101001010100011101110101000001111011101111001001000110100000111001000011110</text:p>
          </table:table-cell>
          <table:table-cell office:value-type="float" office:value="6.88444219490208E+076" calcext:value-type="float">
            <text:p>6,88444219490208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39.980302257288" calcext:value-type="float">
            <text:p>539,980302257288</text:p>
          </table:table-cell>
          <table:table-cell table:formula="of:=[.F33]/[.G33]" office:value-type="float" office:value="1941.87824188516" calcext:value-type="float">
            <text:p>1941,878241885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011111101100011001010011100110001011101111111010011100000100000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7.22315025194013E+076" calcext:value-type="float">
            <text:p>7,22315025194013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39.969140488188" calcext:value-type="float">
            <text:p>539,969140488188</text:p>
          </table:table-cell>
          <table:table-cell table:formula="of:=[.F34]/[.G34]" office:value-type="float" office:value="1941.91838269124" calcext:value-type="float">
            <text:p>1941,918382691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0000010101011110011000010011101000011000111001011000011111000111101011101101011000110001010000111010000111010100100101011100011000100001010000101111100110000011111010110000110101110101101100000000000110001001111101110110000110000011001010000011101010011</text:p>
          </table:table-cell>
          <table:table-cell office:value-type="float" office:value="7.26735956361601E+076" calcext:value-type="float">
            <text:p>7,2673595636160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23.17478346808" calcext:value-type="float">
            <text:p>2523,17478346808</text:p>
          </table:table-cell>
          <table:table-cell table:formula="of:=[.F35]/[.G35]" office:value-type="float" office:value="415.57802767779" calcext:value-type="float">
            <text:p>415,578027677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0001010101001111111000111001101011010110001100101011111011100001011100010110000010000011011011110110100011100111010011111100110001111111001000100010010001010010010100011010000111001010000000101100010101110010000000100110100011011001001101000111001101010</text:p>
          </table:table-cell>
          <table:table-cell office:value-type="float" office:value="7.35750209744696E+076" calcext:value-type="float">
            <text:p>7,35750209744696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88.67148860793" calcext:value-type="float">
            <text:p>2588,67148860793</text:p>
          </table:table-cell>
          <table:table-cell table:formula="of:=[.F36]/[.G36]" office:value-type="float" office:value="405.063371159496" calcext:value-type="float">
            <text:p>405,0633711594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0011001110111110000110100001011111111111000011010100011101010000011001010001011001010011101001101010101001100101110001011101110111010101100010101111100110001011100001000100000111011111100100001000001010100101010101101111000010011010001101100011100000111</text:p>
          </table:table-cell>
          <table:table-cell office:value-type="float" office:value="7.52955353123724E+076" calcext:value-type="float">
            <text:p>7,5295535312372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93.3670296166" calcext:value-type="float">
            <text:p>2193,3670296166</text:p>
          </table:table-cell>
          <table:table-cell table:formula="of:=[.F37]/[.G37]" office:value-type="float" office:value="478.066819570681" calcext:value-type="float">
            <text:p>478,0668195706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0101111000011111000100011001111110001000010101000111011110101000001011010101010110110110111111100010001000000111111111011110011101000010001000100101111011011001001011101110000101100101011000101011101100000101011111010111100001100000001011100110010011110</text:p>
          </table:table-cell>
          <table:table-cell office:value-type="float" office:value="7.76915934803865E+076" calcext:value-type="float">
            <text:p>7,7691593480386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93.395931898657" calcext:value-type="float">
            <text:p>693,395931898657</text:p>
          </table:table-cell>
          <table:table-cell table:formula="of:=[.F38]/[.G38]" office:value-type="float" office:value="1512.23269673473" calcext:value-type="float">
            <text:p>1512,232696734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0110101001111001000110101100011100110000000010101011011010000110001010100011001000110011001111111100010000110011011110010011110000001110100011000111000000000001100011011101101011000010000100110001100101101110111100111011111101100110110100111111111100011</text:p>
          </table:table-cell>
          <table:table-cell office:value-type="float" office:value="7.83899476808424E+076" calcext:value-type="float">
            <text:p>7,8389947680842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77.32758167228" calcext:value-type="float">
            <text:p>677,32758167228</text:p>
          </table:table-cell>
          <table:table-cell table:formula="of:=[.F39]/[.G39]" office:value-type="float" office:value="1548.10763413935" calcext:value-type="float">
            <text:p>1548,107634139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0110101100000000000100010010001100110010001000010101011101011110111110100011000110111010010010100110111011011000110100110110101111111101111101011001001110011101110001100010111110100100101000110010011111100110110110101010111010000110010110111111001011000</text:p>
          </table:table-cell>
          <table:table-cell office:value-type="float" office:value="7.84197549079445E+076" calcext:value-type="float">
            <text:p>7,8419754907944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89.00463106505" calcext:value-type="float">
            <text:p>2589,00463106505</text:p>
          </table:table-cell>
          <table:table-cell table:formula="of:=[.F40]/[.G40]" office:value-type="float" office:value="405.011249272522" calcext:value-type="float">
            <text:p>405,0112492725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1000111001001100110010101101100001101100100011010101111000111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8.04155688812338E+076" calcext:value-type="float">
            <text:p>8,04155688812338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50.46650635346" calcext:value-type="float">
            <text:p>1050,46650635346</text:p>
          </table:table-cell>
          <table:table-cell table:formula="of:=[.F41]/[.G41]" office:value-type="float" office:value="998.200317342794" calcext:value-type="float">
            <text:p>998,2003173427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1011111011011110010010010110001101010110101011110000010001011111100001110000001001101101000111010010011011111110101100100011101000000011001111111110111001000101000011110101110010100001101110111001110101101011000110110100010000100000110111001101001001110</text:p>
          </table:table-cell>
          <table:table-cell office:value-type="float" office:value="8.31615792464287E+076" calcext:value-type="float">
            <text:p>8,31615792464287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649.23584647045" calcext:value-type="float">
            <text:p>2649,23584647045</text:p>
          </table:table-cell>
          <table:table-cell table:formula="of:=[.F42]/[.G42]" office:value-type="float" office:value="395.803190341474" calcext:value-type="float">
            <text:p>395,8031903414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011011111101000000110000010110100000010110011110111111001011001100110100101110100100101100101111101000011000001111001101011010000011101011100000100010100110010001101101000000000010111111001000111001110001001101100010101101010110011010110111101100101101000</text:p>
          </table:table-cell>
          <table:table-cell office:value-type="float" office:value="8.31833266651723E+076" calcext:value-type="float">
            <text:p>8,31833266651723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6.651415812686" calcext:value-type="float">
            <text:p>746,651415812686</text:p>
          </table:table-cell>
          <table:table-cell table:formula="of:=[.F43]/[.G43]" office:value-type="float" office:value="1404.37154178391" calcext:value-type="float">
            <text:p>1404,371541783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0000001100110001001011101101111000011001010001101110001111000110011111000111111011111000001110110000100110101100101100100010111011001001101111010111100111100111011001000000011011001001001101000001001001101010100101110000001110110101100111100010110110001</text:p>
          </table:table-cell>
          <table:table-cell office:value-type="float" office:value="8.70245466179904E+076" calcext:value-type="float">
            <text:p>8,7024546617990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86.517878105542" calcext:value-type="float">
            <text:p>786,517878105542</text:p>
          </table:table-cell>
          <table:table-cell table:formula="of:=[.F44]/[.G44]" office:value-type="float" office:value="1333.18774968685" calcext:value-type="float">
            <text:p>1333,187749686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0001001111001000010101100010000111110010110110110100110100101011011100010100100001110100111101101010100000011010001011011101001110100111001011111110011110110011011011010000110111010111100011011111001110110100001110001111001010111010011111011001101110010</text:p>
          </table:table-cell>
          <table:table-cell office:value-type="float" office:value="8.79625554281718E+076" calcext:value-type="float">
            <text:p>8,79625554281718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943.24033712246" calcext:value-type="float">
            <text:p>1943,24033712246</text:p>
          </table:table-cell>
          <table:table-cell table:formula="of:=[.F45]/[.G45]" office:value-type="float" office:value="539.601808365468" calcext:value-type="float">
            <text:p>539,6018083654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0010111100110010101001110100101010101101011100110100101101100000100001010000101101000010001001011111010100111001110111111000101000001000110010000111110011111000111010101100101101001000110001011000110111110001101100000001001100101011001000111110010010111</text:p>
          </table:table-cell>
          <table:table-cell office:value-type="float" office:value="8.95125920331865E+076" calcext:value-type="float">
            <text:p>8,95125920331865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38.481037655847" calcext:value-type="float">
            <text:p>638,481037655847</text:p>
          </table:table-cell>
          <table:table-cell table:formula="of:=[.F46]/[.G46]" office:value-type="float" office:value="1642.29779454343" calcext:value-type="float">
            <text:p>1642,297794543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0011011110101010101011111100101001100010100011011110011000010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8.9991414919861E+076" calcext:value-type="float">
            <text:p>8,9991414919861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39.700787610354" calcext:value-type="float">
            <text:p>539,700787610354</text:p>
          </table:table-cell>
          <table:table-cell table:formula="of:=[.F47]/[.G47]" office:value-type="float" office:value="1942.88395361216" calcext:value-type="float">
            <text:p>1942,883953612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1001101011100101001011000010010011011100110010010101101100010110011111111110101110010001111100010101111010000101000010110001001000010110000011001001000001111010010011101010011011001111001110110111000110100100000000010110110011111011110101001111101100111</text:p>
          </table:table-cell>
          <table:table-cell office:value-type="float" office:value="9.56017033442754E+076" calcext:value-type="float">
            <text:p>9,56017033442754E+076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923.82142480907" calcext:value-type="float">
            <text:p>1923,82142480907</text:p>
          </table:table-cell>
          <table:table-cell table:formula="of:=[.F48]/[.G48]" office:value-type="float" office:value="545.048509429126" calcext:value-type="float">
            <text:p>545,0485094291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01111010011101000001110110100001011110100001001111111100101010010100101111100000100000011001010100010010010010010111001011001010100001001010011000100110101100000101011111101001101101011000101110101110001101001111010000110000011001010101010001001010111011</text:p>
          </table:table-cell>
          <table:table-cell office:value-type="float" office:value="1.00690898500668E+077" calcext:value-type="float">
            <text:p>1,00690898500668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94.635587788733" calcext:value-type="float">
            <text:p>894,635587788733</text:p>
          </table:table-cell>
          <table:table-cell table:formula="of:=[.F49]/[.G49]" office:value-type="float" office:value="1172.07052157601" calcext:value-type="float">
            <text:p>1172,070521576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1110000000011000000000011101111111101101001000000101001010101010</text:p>
          </table:table-cell>
          <table:table-cell office:value-type="float" office:value="1.01459477333201E+077" calcext:value-type="float">
            <text:p>1,01459477333201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59.661676514816" calcext:value-type="float">
            <text:p>659,661676514816</text:p>
          </table:table-cell>
          <table:table-cell table:formula="of:=[.F50]/[.G50]" office:value-type="float" office:value="1589.56634488748" calcext:value-type="float">
            <text:p>1589,566344887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0000110010010000011001011011100100001101100000001010101010011011</text:p>
          </table:table-cell>
          <table:table-cell office:value-type="float" office:value="1.13546705232486E+077" calcext:value-type="float">
            <text:p>1,13546705232486E+077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89.838385281178" calcext:value-type="float">
            <text:p>689,838385281178</text:p>
          </table:table-cell>
          <table:table-cell table:formula="of:=[.F51]/[.G51]" office:value-type="float" office:value="1520.03139050113" calcext:value-type="float">
            <text:p>1520,03139050113</text:p>
          </table:table-cell>
        </table:table-row>
      </table:table>
      <table:named-expressions/>
      <table:database-ranges>
        <table:database-range table:name="__Anonymous_Sheet_DB__0" table:target-range-address="'bignum_32_01.dat - 16 frascos'.A1:'bignum_32_01.dat - 16 frascos'.H51">
          <table:sort>
            <table:sort-by table:field-number="3" table:data-type="automatic"/>
          </table:sort>
        </table:database-range>
        <table:database-range table:name="__Anonymous_Sheet_DB__1" table:target-range-address="'bignum_32_02.dat - 16 frascos'.A1:'bignum_32_02.dat - 16 frascos'.H51">
          <table:sort>
            <table:sort-by table:field-number="3" table:data-type="automatic"/>
          </table:sort>
        </table:database-range>
        <table:database-range table:name="__Anonymous_Sheet_DB__2" table:target-range-address="'bignum_64_01.dat - 16 frascos'.A1:'bignum_64_01.dat - 16 frascos'.H51">
          <table:sort>
            <table:sort-by table:field-number="3" table:data-type="automatic"/>
          </table:sort>
        </table:database-range>
        <table:database-range table:name="__Anonymous_Sheet_DB__3" table:target-range-address="'bignum_64_02.dat - 16 frascos'.A1:'bignum_64_02.dat - 16 frascos'.H51">
          <table:sort>
            <table:sort-by table:field-number="3" table:data-type="automatic"/>
          </table:sort>
        </table:database-range>
        <table:database-range table:name="__Anonymous_Sheet_DB__4" table:target-range-address="'bignum_128_01.dat - 16 frascos'.A1:'bignum_128_01.dat - 16 frascos'.H51">
          <table:sort>
            <table:sort-by table:field-number="3" table:data-type="automatic"/>
          </table:sort>
        </table:database-range>
        <table:database-range table:name="__Anonymous_Sheet_DB__5" table:target-range-address="'bignum_128_02.dat - 16 frascos'.A1:'bignum_128_02.dat - 16 frascos'.H51">
          <table:sort>
            <table:sort-by table:field-number="3" table:data-type="automatic"/>
          </table:sort>
        </table:database-range>
        <table:database-range table:name="__Anonymous_Sheet_DB__6" table:target-range-address="'bignum_192_01.dat - 16 frascos'.A1:'bignum_192_01.dat - 16 frascos'.H51">
          <table:sort>
            <table:sort-by table:field-number="3" table:data-type="automatic"/>
          </table:sort>
        </table:database-range>
        <table:database-range table:name="__Anonymous_Sheet_DB__7" table:target-range-address="'bignum_192_02.dat - 16 frascos'.A1:'bignum_192_02.dat - 16 frascos'.H51">
          <table:sort>
            <table:sort-by table:field-number="3" table:data-type="automatic"/>
          </table:sort>
        </table:database-range>
        <table:database-range table:name="__Anonymous_Sheet_DB__8" table:target-range-address="'bignum_256_01.dat - 16 frascos'.A1:'bignum_256_01.dat - 16 frascos'.H51">
          <table:sort>
            <table:sort-by table:field-number="3" table:data-type="automatic"/>
          </table:sort>
        </table:database-range>
        <table:database-range table:name="__Anonymous_Sheet_DB__9" table:target-range-address="'bignum_256_02.dat - 16 frascos'.A1:'bignum_256_02.dat - 16 frascos'.H5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20:16:14.47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9:19:03.962122</meta:creation-date>
    <dc:date>2019-05-24T20:42:01.052000000</dc:date>
    <meta:generator>LibreOffice/5.3.7.2$Windows_X86_64 LibreOffice_project/6b8ed514a9f8b44d37a1b96673cbbdd077e24059</meta:generator>
    <meta:editing-cycles>8</meta:editing-cycles>
    <meta:editing-duration>PT42M40S</meta:editing-duration>
    <meta:document-statistic meta:table-count="10" meta:cell-count="4088" meta:object-count="0"/>
  </office:meta>
</office:document-meta>
</file>